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1310000006C617D372BF560F942.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fo:padding="0.097cm" fo:border-left="0.05pt solid #000000" fo:border-right="none" fo:border-top="none" fo:border-bottom="0.05pt solid #000000"/>
    </style:style>
    <style:style style:name="Table1.Q2" style:family="table-cell" style:data-style-name="N0">
      <style:table-cell-properties fo:padding="0.097cm" fo:border-left="0.05pt solid #000000" fo:border-right="0.05pt solid #000000" fo:border-top="none" fo:border-bottom="0.05pt solid #000000"/>
    </style:style>
    <style:style style:name="Table1.P3" style:family="table-cell">
      <style:table-cell-properties fo:padding="0.097cm" fo:border-left="0.05pt solid #000000" fo:border-right="0.05pt solid #000000" fo:border-top="none" fo:border-bottom="0.05pt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E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data-style-name="N0">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data-style-name="N0">
      <style:table-cell-properties fo:padding="0.097cm" fo:border-left="0.05pt solid #000000" fo:border-right="none" fo:border-top="none" fo:border-bottom="0.05pt solid #000000"/>
    </style:style>
    <style:style style:name="Table2.C4" style:family="table-cell" style:data-style-name="N0">
      <style:table-cell-properties fo:padding="0.097cm" fo:border-left="0.05pt solid #000000" fo:border-right="none" fo:border-top="none" fo:border-bottom="0.05pt solid #000000"/>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0.05pt solid #000000" fo:border-top="none" fo:border-bottom="0.05pt solid #000000"/>
    </style:style>
    <style:style style:name="Table2.B5" style:family="table-cell" style:data-style-name="N0">
      <style:table-cell-properties fo:padding="0.097cm" fo:border-left="0.05pt solid #000000" fo:border-right="none" fo:border-top="none" fo:border-bottom="0.05pt solid #000000"/>
    </style:style>
    <style:style style:name="Table2.C5" style:family="table-cell" style:data-style-name="N0">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data-style-name="N0">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data-style-name="N0">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data-style-name="N0">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data-style-name="N0">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1" style:family="table-cell">
      <style:table-cell-properties fo:padding="0.097cm" fo:border-left="0.05pt solid #000000" fo:border-right="none" fo:border-top="none" fo:border-bottom="0.05pt solid #000000"/>
    </style:style>
    <style:style style:name="Table2.B11" style:family="table-cell">
      <style:table-cell-properties fo:padding="0.097cm" fo:border-left="0.05pt solid #000000" fo:border-right="none" fo:border-top="none" fo:border-bottom="0.05pt solid #000000"/>
    </style:style>
    <style:style style:name="Table2.C11" style:family="table-cell" style:data-style-name="N0">
      <style:table-cell-properties fo:padding="0.097cm" fo:border-left="0.05pt solid #000000" fo:border-right="none" fo:border-top="none" fo:border-bottom="0.05pt solid #000000"/>
    </style:style>
    <style:style style:name="Table2.D11" style:family="table-cell">
      <style:table-cell-properties fo:padding="0.097cm" fo:border-left="0.05pt solid #000000" fo:border-right="none" fo:border-top="none" fo:border-bottom="0.05pt solid #000000"/>
    </style:style>
    <style:style style:name="Table2.E11" style:family="table-cell">
      <style:table-cell-properties fo:padding="0.097cm" fo:border-left="0.05pt solid #000000" fo:border-right="0.05pt solid #000000" fo:border-top="none" fo:border-bottom="0.05pt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845cm" style:rel-column-width="10600*"/>
    </style:style>
    <style:style style:name="Table3.B" style:family="table-column">
      <style:table-column-properties style:column-width="4.519cm" style:rel-column-width="16837*"/>
    </style:style>
    <style:style style:name="Table3.C" style:family="table-column">
      <style:table-column-properties style:column-width="1.806cm" style:rel-column-width="6729*"/>
    </style:style>
    <style:style style:name="Table3.D" style:family="table-column">
      <style:table-column-properties style:column-width="1.33cm" style:rel-column-width="4955*"/>
    </style:style>
    <style:style style:name="Table3.E" style:family="table-column">
      <style:table-column-properties style:column-width="1.302cm" style:rel-column-width="4850*"/>
    </style:style>
    <style:style style:name="Table3.F" style:family="table-column">
      <style:table-column-properties style:column-width="1.995cm" style:rel-column-width="7432*"/>
    </style:style>
    <style:style style:name="Table3.G" style:family="table-column">
      <style:table-column-properties style:column-width="3.792cm" style:rel-column-width="14132*"/>
    </style:style>
    <style:style style:name="Table3.A1" style:family="table-cell">
      <style:table-cell-properties style:vertical-align="middle" fo:padding="0.097cm" fo:border-left="0.05pt solid #000000" fo:border-right="none" fo:border-top="0.05pt solid #000000" fo:border-bottom="0.05pt solid #000000"/>
    </style:style>
    <style:style style:name="Table3.G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G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845cm" style:rel-column-width="10600*"/>
    </style:style>
    <style:style style:name="Table4.B" style:family="table-column">
      <style:table-column-properties style:column-width="4.519cm" style:rel-column-width="16837*"/>
    </style:style>
    <style:style style:name="Table4.C" style:family="table-column">
      <style:table-column-properties style:column-width="1.806cm" style:rel-column-width="6729*"/>
    </style:style>
    <style:style style:name="Table4.D" style:family="table-column">
      <style:table-column-properties style:column-width="1.33cm" style:rel-column-width="4955*"/>
    </style:style>
    <style:style style:name="Table4.E" style:family="table-column">
      <style:table-column-properties style:column-width="1.302cm" style:rel-column-width="4850*"/>
    </style:style>
    <style:style style:name="Table4.F" style:family="table-column">
      <style:table-column-properties style:column-width="1.995cm" style:rel-column-width="7432*"/>
    </style:style>
    <style:style style:name="Table4.G" style:family="table-column">
      <style:table-column-properties style:column-width="3.792cm" style:rel-column-width="14132*"/>
    </style:style>
    <style:style style:name="Table4.A1" style:family="table-cell">
      <style:table-cell-properties style:vertical-align="middle" fo:padding="0.097cm" fo:border-left="0.05pt solid #000000" fo:border-right="none" fo:border-top="0.05pt solid #000000" fo:border-bottom="0.05pt solid #000000"/>
    </style:style>
    <style:style style:name="Table4.G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G2" style:family="table-cell">
      <style:table-cell-properties style:vertical-align="middle" fo:padding="0.097cm" fo:border-left="0.05pt solid #000000" fo:border-right="0.05pt solid #000000" fo:border-top="none" fo:border-bottom="0.05pt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872cm" style:rel-column-width="10699*"/>
    </style:style>
    <style:style style:name="Table5.B" style:family="table-column">
      <style:table-column-properties style:column-width="4.519cm" style:rel-column-width="16837*"/>
    </style:style>
    <style:style style:name="Table5.C" style:family="table-column">
      <style:table-column-properties style:column-width="1.78cm" style:rel-column-width="6631*"/>
    </style:style>
    <style:style style:name="Table5.D" style:family="table-column">
      <style:table-column-properties style:column-width="1.33cm" style:rel-column-width="4955*"/>
    </style:style>
    <style:style style:name="Table5.E" style:family="table-column">
      <style:table-column-properties style:column-width="1.302cm" style:rel-column-width="4850*"/>
    </style:style>
    <style:style style:name="Table5.F" style:family="table-column">
      <style:table-column-properties style:column-width="1.995cm" style:rel-column-width="7432*"/>
    </style:style>
    <style:style style:name="Table5.G" style:family="table-column">
      <style:table-column-properties style:column-width="3.792cm" style:rel-column-width="14131*"/>
    </style:style>
    <style:style style:name="Table5.A1" style:family="table-cell">
      <style:table-cell-properties style:vertical-align="middle" fo:padding="0.097cm" fo:border-left="0.05pt solid #000000" fo:border-right="none" fo:border-top="0.05pt solid #000000" fo:border-bottom="0.05pt solid #000000"/>
    </style:style>
    <style:style style:name="Table5.G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G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6cm" style:rel-column-width="19692*"/>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455cm" style:rel-column-width="5420*"/>
    </style:style>
    <style:style style:name="Table6.E" style:family="table-column">
      <style:table-column-properties style:column-width="1.887cm" style:rel-column-width="7030*"/>
    </style:style>
    <style:style style:name="Table6.F" style:family="table-column">
      <style:table-column-properties style:column-width="5.577cm" style:rel-column-width="20778*"/>
    </style:style>
    <style:style style:name="Table6.1" style:family="table-row">
      <style:table-row-properties fo:keep-together="always"/>
    </style:style>
    <style:style style:name="Table6.A1" style:family="table-cell">
      <style:table-cell-properties style:vertical-align="middle" fo:padding="0.097cm" fo:border-left="0.05pt solid #000000" fo:border-right="none" fo:border-top="0.05pt solid #000000" fo:border-bottom="0.05pt solid #000000"/>
    </style:style>
    <style:style style:name="Table6.F1" style:family="table-cell">
      <style:table-cell-properties style:vertical-align="middle" fo:padding="0.097cm" fo:border="0.05pt solid #000000"/>
    </style:style>
    <style:style style:name="Table6.A2" style:family="table-cell">
      <style:table-cell-properties style:vertical-align="middle" fo:padding="0.097cm" fo:border-left="0.05pt solid #000000" fo:border-right="none" fo:border-top="none" fo:border-bottom="0.05pt solid #000000"/>
    </style:style>
    <style:style style:name="Table6.F2"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1cm" style:rel-column-width="19560*"/>
    </style:style>
    <style:style style:name="Table7.B" style:family="table-column">
      <style:table-column-properties style:column-width="1.886cm" style:rel-column-width="7023*"/>
    </style:style>
    <style:style style:name="Table7.C" style:family="table-column">
      <style:table-column-properties style:column-width="1.423cm" style:rel-column-width="5302*"/>
    </style:style>
    <style:style style:name="Table7.D" style:family="table-column">
      <style:table-column-properties style:column-width="1.355cm" style:rel-column-width="5046*"/>
    </style:style>
    <style:style style:name="Table7.E" style:family="table-column">
      <style:table-column-properties style:column-width="2.127cm" style:rel-column-width="7924*"/>
    </style:style>
    <style:style style:name="Table7.F" style:family="table-column">
      <style:table-column-properties style:column-width="5.551cm" style:rel-column-width="20680*"/>
    </style:style>
    <style:style style:name="Table7.A1" style:family="table-cell">
      <style:table-cell-properties style:vertical-align="middle" fo:padding="0.097cm" fo:border-left="0.05pt solid #000000" fo:border-right="none" fo:border-top="0.05pt solid #000000" fo:border-bottom="0.05pt solid #000000"/>
    </style:style>
    <style:style style:name="Table7.F1" style:family="table-cell">
      <style:table-cell-properties style:vertical-align="middle" fo:padding="0.097cm" fo:border="0.05pt solid #000000"/>
    </style:style>
    <style:style style:name="Table7.A2" style:family="table-cell">
      <style:table-cell-properties style:vertical-align="middle" fo:padding="0.097cm" fo:border-left="0.05pt solid #000000" fo:border-right="none" fo:border-top="none" fo:border-bottom="0.05pt solid #000000"/>
    </style:style>
    <style:style style:name="Table7.F2" style:family="table-cell">
      <style:table-cell-properties style:vertical-align="middle" fo:padding="0.097cm" fo:border-left="0.05pt solid #000000" fo:border-right="0.05pt solid #000000" fo:border-top="none" fo:border-bottom="0.05pt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5.263cm" style:rel-column-width="19606*"/>
    </style:style>
    <style:style style:name="Table9.B" style:family="table-column">
      <style:table-column-properties style:column-width="1.887cm" style:rel-column-width="7030*"/>
    </style:style>
    <style:style style:name="Table9.C" style:family="table-column">
      <style:table-column-properties style:column-width="1.409cm" style:rel-column-width="5249*"/>
    </style:style>
    <style:style style:name="Table9.D" style:family="table-column">
      <style:table-column-properties style:column-width="1.355cm" style:rel-column-width="5046*"/>
    </style:style>
    <style:style style:name="Table9.E" style:family="table-column">
      <style:table-column-properties style:column-width="2.154cm" style:rel-column-width="8022*"/>
    </style:style>
    <style:style style:name="Table9.F" style:family="table-column">
      <style:table-column-properties style:column-width="5.525cm" style:rel-column-width="20582*"/>
    </style:style>
    <style:style style:name="Table9.A1" style:family="table-cell">
      <style:table-cell-properties style:vertical-align="middle" fo:padding="0.097cm" fo:border-left="0.05pt solid #000000" fo:border-right="none" fo:border-top="0.05pt solid #000000" fo:border-bottom="0.05pt solid #000000"/>
    </style:style>
    <style:style style:name="Table9.F1" style:family="table-cell">
      <style:table-cell-properties style:vertical-align="middle"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none" fo:border-top="none" fo:border-bottom="0.05pt solid #000000"/>
    </style:style>
    <style:style style:name="Table9.E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5pt solid #000000" fo:border-right="none" fo:border-top="0.05pt solid #000000" fo:border-bottom="0.05pt solid #000000"/>
    </style:style>
    <style:style style:name="Table12.F1" style:family="table-cell">
      <style:table-cell-properties style:vertical-align="middle" fo:padding="0.097cm" fo:border="0.05pt solid #000000"/>
    </style:style>
    <style:style style:name="Table12.A2" style:family="table-cell">
      <style:table-cell-properties style:vertical-align="middle" fo:padding="0.097cm" fo:border-left="0.05pt solid #000000" fo:border-right="none" fo:border-top="none" fo:border-bottom="0.05pt solid #000000"/>
    </style:style>
    <style:style style:name="Table12.F2"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fo:keep-together="always"/>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background-color="transparent" fo:padding="0.097cm" fo:border-left="0.05pt solid #000000" fo:border-right="none" fo:border-top="none" fo:border-bottom="0.05pt solid #000000">
        <style:background-image/>
      </style:table-cell-properties>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none" fo:border-top="none" fo:border-bottom="0.05pt solid #000000"/>
    </style:style>
    <style:style style:name="Table13.B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none" fo:border-top="none" fo:border-bottom="0.05pt solid #000000"/>
    </style:style>
    <style:style style:name="Table13.B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3.A8" style:family="table-cell">
      <style:table-cell-properties fo:padding="0.097cm" fo:border-left="0.05pt solid #000000" fo:border-right="none" fo:border-top="none" fo:border-bottom="0.05pt solid #000000"/>
    </style:style>
    <style:style style:name="Table13.B8" style:family="table-cell">
      <style:table-cell-properties fo:padding="0.097cm" fo:border-left="0.05pt solid #000000" fo:border-right="0.05pt solid #000000" fo:border-top="none" fo:border-bottom="0.05pt solid #000000"/>
    </style:style>
    <style:style style:name="Table13.A9" style:family="table-cell">
      <style:table-cell-properties fo:padding="0.097cm" fo:border-left="0.05pt solid #000000" fo:border-right="none" fo:border-top="none" fo:border-bottom="0.05pt solid #000000"/>
    </style:style>
    <style:style style:name="Table13.B9" style:family="table-cell">
      <style:table-cell-properties fo:padding="0.097cm" fo:border-left="0.05pt solid #000000" fo:border-right="0.05pt solid #000000" fo:border-top="none" fo:border-bottom="0.05pt solid #000000"/>
    </style:style>
    <style:style style:name="Table13.A10" style:family="table-cell">
      <style:table-cell-properties fo:padding="0.097cm" fo:border-left="0.05pt solid #000000" fo:border-right="none" fo:border-top="none" fo:border-bottom="0.05pt solid #000000"/>
    </style:style>
    <style:style style:name="Table13.B10" style:family="table-cell">
      <style:table-cell-properties fo:padding="0.097cm" fo:border-left="0.05pt solid #000000" fo:border-right="0.05pt solid #000000" fo:border-top="none" fo:border-bottom="0.05pt solid #000000"/>
    </style:style>
    <style:style style:name="Table13.A11" style:family="table-cell">
      <style:table-cell-properties fo:padding="0.097cm" fo:border-left="0.05pt solid #000000" fo:border-right="none" fo:border-top="none" fo:border-bottom="0.05pt solid #000000"/>
    </style:style>
    <style:style style:name="Table13.B11" style:family="table-cell">
      <style:table-cell-properties fo:padding="0.097cm" fo:border-left="0.05pt solid #000000" fo:border-right="0.05pt solid #000000" fo:border-top="none" fo:border-bottom="0.05pt solid #000000"/>
    </style:style>
    <style:style style:name="Table13.A12" style:family="table-cell">
      <style:table-cell-properties fo:padding="0.097cm" fo:border-left="0.05pt solid #000000" fo:border-right="none" fo:border-top="none" fo:border-bottom="0.05pt solid #000000"/>
    </style:style>
    <style:style style:name="Table13.B12" style:family="table-cell">
      <style:table-cell-properties fo:padding="0.097cm" fo:border-left="0.05pt solid #000000" fo:border-right="0.05pt solid #000000" fo:border-top="none" fo:border-bottom="0.05pt solid #000000"/>
    </style:style>
    <style:style style:name="Table13.A13" style:family="table-cell">
      <style:table-cell-properties fo:padding="0.097cm" fo:border-left="0.05pt solid #000000" fo:border-right="none" fo:border-top="none" fo:border-bottom="0.05pt solid #000000"/>
    </style:style>
    <style:style style:name="Table13.B13" style:family="table-cell">
      <style:table-cell-properties fo:padding="0.097cm" fo:border-left="0.05pt solid #000000" fo:border-right="0.05pt solid #000000" fo:border-top="none" fo:border-bottom="0.05pt solid #000000"/>
    </style:style>
    <style:style style:name="Table13.A14" style:family="table-cell">
      <style:table-cell-properties fo:padding="0.097cm" fo:border-left="0.05pt solid #000000" fo:border-right="none" fo:border-top="none" fo:border-bottom="0.05pt solid #000000"/>
    </style:style>
    <style:style style:name="Table13.B14" style:family="table-cell">
      <style:table-cell-properties fo:padding="0.097cm" fo:border-left="0.05pt solid #000000" fo:border-right="0.05pt solid #000000" fo:border-top="none" fo:border-bottom="0.05pt solid #000000"/>
    </style:style>
    <style:style style:name="Table13.A15" style:family="table-cell">
      <style:table-cell-properties fo:padding="0.097cm" fo:border-left="0.05pt solid #000000" fo:border-right="none" fo:border-top="none" fo:border-bottom="0.05pt solid #000000"/>
    </style:style>
    <style:style style:name="Table13.B15" style:family="table-cell">
      <style:table-cell-properties fo:padding="0.097cm" fo:border-left="0.05pt solid #000000" fo:border-right="0.05pt solid #000000" fo:border-top="none" fo:border-bottom="0.05pt solid #000000"/>
    </style:style>
    <style:style style:name="Table13.A16" style:family="table-cell">
      <style:table-cell-properties fo:padding="0.097cm" fo:border-left="0.05pt solid #000000" fo:border-right="none" fo:border-top="none" fo:border-bottom="0.05pt solid #000000"/>
    </style:style>
    <style:style style:name="Table13.B16" style:family="table-cell">
      <style:table-cell-properties fo:padding="0.097cm" fo:border-left="0.05pt solid #000000" fo:border-right="0.05pt solid #000000" fo:border-top="none" fo:border-bottom="0.05pt solid #000000"/>
    </style:style>
    <style:style style:name="Table13.A17" style:family="table-cell">
      <style:table-cell-properties fo:padding="0.097cm" fo:border-left="0.05pt solid #000000" fo:border-right="none" fo:border-top="none" fo:border-bottom="0.05pt solid #000000"/>
    </style:style>
    <style:style style:name="Table13.B17" style:family="table-cell">
      <style:table-cell-properties fo:padding="0.097cm" fo:border-left="0.05pt solid #000000" fo:border-right="0.05pt solid #000000" fo:border-top="none" fo:border-bottom="0.05pt solid #000000"/>
    </style:style>
    <style:style style:name="Table13.A18" style:family="table-cell">
      <style:table-cell-properties fo:padding="0.097cm" fo:border-left="0.05pt solid #000000" fo:border-right="none" fo:border-top="none" fo:border-bottom="0.05pt solid #000000"/>
    </style:style>
    <style:style style:name="Table13.B18" style:family="table-cell">
      <style:table-cell-properties fo:padding="0.097cm" fo:border-left="0.05pt solid #000000" fo:border-right="0.05pt solid #000000" fo:border-top="none" fo:border-bottom="0.05pt solid #000000"/>
    </style:style>
    <style:style style:name="Table13.A19" style:family="table-cell">
      <style:table-cell-properties fo:padding="0.097cm" fo:border-left="0.05pt solid #000000" fo:border-right="none" fo:border-top="none" fo:border-bottom="0.05pt solid #000000"/>
    </style:style>
    <style:style style:name="Table13.B19" style:family="table-cell">
      <style:table-cell-properties fo:padding="0.097cm" fo:border-left="0.05pt solid #000000" fo:border-right="0.05pt solid #000000" fo:border-top="none" fo:border-bottom="0.05pt solid #000000"/>
    </style:style>
    <style:style style:name="Table13.A20" style:family="table-cell">
      <style:table-cell-properties fo:padding="0.097cm" fo:border-left="0.05pt solid #000000" fo:border-right="none" fo:border-top="none" fo:border-bottom="0.05pt solid #000000"/>
    </style:style>
    <style:style style:name="Table13.B20" style:family="table-cell">
      <style:table-cell-properties fo:padding="0.097cm" fo:border-left="0.05pt solid #000000" fo:border-right="0.05pt solid #000000" fo:border-top="none" fo:border-bottom="0.05pt solid #000000"/>
    </style:style>
    <style:style style:name="Table13.A21" style:family="table-cell">
      <style:table-cell-properties fo:padding="0.097cm" fo:border-left="0.05pt solid #000000" fo:border-right="none" fo:border-top="none" fo:border-bottom="0.05pt solid #000000"/>
    </style:style>
    <style:style style:name="Table13.B21" style:family="table-cell">
      <style:table-cell-properties fo:padding="0.097cm" fo:border-left="0.05pt solid #000000" fo:border-right="0.05pt solid #000000" fo:border-top="none" fo:border-bottom="0.05pt solid #000000"/>
    </style:style>
    <style:style style:name="Table13.A22" style:family="table-cell">
      <style:table-cell-properties fo:padding="0.097cm" fo:border-left="0.05pt solid #000000" fo:border-right="none" fo:border-top="none" fo:border-bottom="0.05pt solid #000000"/>
    </style:style>
    <style:style style:name="Table13.B22" style:family="table-cell">
      <style:table-cell-properties fo:padding="0.097cm" fo:border-left="0.05pt solid #000000" fo:border-right="0.05pt solid #000000" fo:border-top="none" fo:border-bottom="0.05pt solid #000000"/>
    </style:style>
    <style:style style:name="Table23" style:family="table">
      <style:table-properties style:width="17.593cm" fo:margin-left="0cm" table:align="left" style:writing-mode="lr-tb"/>
    </style:style>
    <style:style style:name="Table23.A" style:family="table-column">
      <style:table-column-properties style:column-width="3.171cm"/>
    </style:style>
    <style:style style:name="Table23.B" style:family="table-column">
      <style:table-column-properties style:column-width="14.422cm"/>
    </style:style>
    <style:style style:name="Table23.A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4" style:family="table">
      <style:table-properties style:width="17.593cm" fo:margin-left="0cm" table:align="left" style:writing-mode="lr-tb"/>
    </style:style>
    <style:style style:name="Table24.A" style:family="table-column">
      <style:table-column-properties style:column-width="3.171cm"/>
    </style:style>
    <style:style style:name="Table24.B" style:family="table-column">
      <style:table-column-properties style:column-width="14.422cm"/>
    </style:style>
    <style:style style:name="Table24.A1" style:family="table-cell">
      <style:table-cell-properties fo:padding="0.097cm" fo:border="0.05pt solid #000000"/>
    </style:style>
    <style:style style:name="Table24.A2" style:family="table-cell">
      <style:table-cell-properties fo:padding="0.097cm" fo:border-left="0.05pt solid #000000" fo:border-right="none" fo:border-top="0.05pt solid #000000" fo:border-bottom="0.05pt solid #000000"/>
    </style:style>
    <style:style style:name="Table24.A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7" style:family="table">
      <style:table-properties style:width="17.59cm" table:align="margins" style:writing-mode="lr-tb"/>
    </style:style>
    <style:style style:name="Table27.A" style:family="table-column">
      <style:table-column-properties style:column-width="3.184cm" style:rel-column-width="11862*"/>
    </style:style>
    <style:style style:name="Table27.B" style:family="table-column">
      <style:table-column-properties style:column-width="14.406cm" style:rel-column-width="53673*"/>
    </style:style>
    <style:style style:name="Table27.A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8.B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style:vertical-align="middle" fo:padding="0.097cm" fo:border-left="0.05pt solid #000000" fo:border-right="none" fo:border-top="none" fo:border-bottom="0.05pt solid #000000"/>
    </style:style>
    <style:style style:name="Table8.C2" style:family="table-cell">
      <style:table-cell-properties style:vertical-align="middle" fo:padding="0.097cm" fo:border-left="0.05pt solid #000000" fo:border-right="0.05pt solid #000000" fo:border-top="none" fo:border-bottom="0.05pt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1pt solid #000000" fo:border-right="1pt solid #000000" fo:border-top="1pt solid #000000" fo:border-bottom="0.05pt solid #000000"/>
    </style:style>
    <style:style style:name="Table22.A2" style:family="table-cell">
      <style:table-cell-properties style:vertical-align="middle" fo:padding="0.097cm" fo:border-left="1pt solid #000000" fo:border-right="none" fo:border-top="none" fo:border-bottom="0.05pt solid #000000"/>
    </style:style>
    <style:style style:name="Table22.C2" style:family="table-cell">
      <style:table-cell-properties style:vertical-align="middle" fo:padding="0.097cm" fo:border-left="0.05pt solid #000000" fo:border-right="none" fo:border-top="none" fo:border-bottom="0.05pt solid #000000"/>
    </style:style>
    <style:style style:name="Table22.L2" style:family="table-cell">
      <style:table-cell-properties style:vertical-align="middle" fo:padding="0.097cm" fo:border-left="0.05pt solid #000000" fo:border-right="1pt solid #000000" fo:border-top="none" fo:border-bottom="0.05pt solid #000000"/>
    </style:style>
    <style:style style:name="Table22.A4" style:family="table-cell">
      <style:table-cell-properties style:vertical-align="middle" fo:padding="0.097cm" fo:border-left="1pt solid #000000" fo:border-right="none" fo:border-top="none" fo:border-bottom="1pt solid #000000"/>
    </style:style>
    <style:style style:name="Table22.C4" style:family="table-cell" style:data-style-name="N0">
      <style:table-cell-properties style:vertical-align="middle" fo:padding="0.097cm" fo:border-left="0.05pt solid #000000" fo:border-right="none" fo:border-top="none" fo:border-bottom="1pt solid #000000"/>
    </style:style>
    <style:style style:name="Table22.E4" style:family="table-cell">
      <style:table-cell-properties style:vertical-align="middle" fo:padding="0.097cm" fo:border-left="0.05pt solid #000000" fo:border-right="none" fo:border-top="none" fo:border-bottom="1pt solid #000000"/>
    </style:style>
    <style:style style:name="Table22.G4" style:family="table-cell">
      <style:table-cell-properties style:vertical-align="middle" fo:padding="0.097cm" fo:border-left="0.05pt solid #000000" fo:border-right="none" fo:border-top="none" fo:border-bottom="1pt solid #000000"/>
    </style:style>
    <style:style style:name="Table22.L4" style:family="table-cell">
      <style:table-cell-properties style:vertical-align="middle" fo:padding="0.097cm" fo:border-left="0.05pt solid #000000" fo:border-right="1pt solid #000000" fo:border-top="none" fo:border-bottom="1pt solid #000000"/>
    </style:style>
    <style:style style:name="Table22.B7" style:family="table-cell">
      <style:table-cell-properties style:vertical-align="middle" fo:padding="0.097cm" fo:border-left="0.05pt solid #000000" fo:border-right="none" fo:border-top="none" fo:border-bottom="1pt solid #000000"/>
    </style:style>
    <style:style style:name="Table22.D7" style:family="table-cell">
      <style:table-cell-properties style:vertical-align="middle" fo:padding="0.097cm" fo:border-left="0.05pt solid #000000" fo:border-right="none" fo:border-top="none" fo:border-bottom="1pt solid #000000"/>
    </style:style>
    <style:style style:name="Table22.F7" style:family="table-cell">
      <style:table-cell-properties style:vertical-align="middle" fo:padding="0.097cm" fo:border-left="0.05pt solid #000000" fo:border-right="none" fo:border-top="none" fo:border-bottom="1pt solid #000000"/>
    </style:style>
    <style:style style:name="Table22.H7" style:family="table-cell">
      <style:table-cell-properties style:vertical-align="middle" fo:padding="0.097cm" fo:border-left="0.05pt solid #000000" fo:border-right="none" fo:border-top="none" fo:border-bottom="1pt solid #000000"/>
    </style:style>
    <style:style style:name="Table22.I7" style:family="table-cell">
      <style:table-cell-properties style:vertical-align="middle" fo:padding="0.097cm" fo:border-left="0.05pt solid #000000" fo:border-right="none" fo:border-top="none" fo:border-bottom="1pt solid #000000"/>
    </style:style>
    <style:style style:name="Table22.J7" style:family="table-cell">
      <style:table-cell-properties style:vertical-align="middle" fo:padding="0.097cm" fo:border-left="0.05pt solid #000000" fo:border-right="none" fo:border-top="none" fo:border-bottom="1pt solid #000000"/>
    </style:style>
    <style:style style:name="Table22.K7" style:family="table-cell">
      <style:table-cell-properties style:vertical-align="middle" fo:padding="0.097cm" fo:border-left="0.05pt solid #000000" fo:border-right="none" fo:border-top="none" fo:border-bottom="1pt solid #000000"/>
    </style:style>
    <style:style style:name="Table22.M7" style:family="table-cell">
      <style:table-cell-properties style:vertical-align="middle" fo:padding="0.097cm" fo:border-left="0.05pt solid #000000" fo:border-right="1pt solid #000000" fo:border-top="none" fo:border-bottom="1pt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data-style-name="N0">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Table21.B7" style:family="table-cell">
      <style:table-cell-properties fo:padding="0.097cm" fo:border-left="0.05pt solid #000000" fo:border-right="0.05pt solid #000000"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1.B9" style:family="table-cell">
      <style:table-cell-properties fo:padding="0.097cm" fo:border-left="0.05pt solid #000000" fo:border-right="0.05pt solid #000000" fo:border-top="none" fo:border-bottom="0.05pt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1pt solid #000000" fo:border-right="1pt solid #000000" fo:border-top="1pt solid #000000" fo:border-bottom="0.05pt solid #000000"/>
    </style:style>
    <style:style style:name="Table11.A2" style:family="table-cell">
      <style:table-cell-properties style:vertical-align="middle" fo:padding="0.097cm" fo:border-left="1pt solid #000000" fo:border-right="none" fo:border-top="none" fo:border-bottom="0.05pt solid #000000"/>
    </style:style>
    <style:style style:name="Table11.C2" style:family="table-cell">
      <style:table-cell-properties style:vertical-align="middle" fo:padding="0.097cm" fo:border-left="0.05pt solid #000000" fo:border-right="none" fo:border-top="none" fo:border-bottom="0.05pt solid #000000"/>
    </style:style>
    <style:style style:name="Table11.P2" style:family="table-cell">
      <style:table-cell-properties style:vertical-align="middle" fo:padding="0.097cm" fo:border-left="0.05pt solid #000000" fo:border-right="1pt solid #000000" fo:border-top="none" fo:border-bottom="0.05pt solid #000000"/>
    </style:style>
    <style:style style:name="Table11.A4" style:family="table-cell">
      <style:table-cell-properties style:vertical-align="middle" fo:padding="0.097cm" fo:border-left="1pt solid #000000" fo:border-right="none" fo:border-top="none" fo:border-bottom="1pt solid #000000"/>
    </style:style>
    <style:style style:name="Table11.C4" style:family="table-cell" style:data-style-name="N0">
      <style:table-cell-properties style:vertical-align="middle" fo:padding="0.097cm" fo:border-left="0.05pt solid #000000" fo:border-right="none" fo:border-top="none" fo:border-bottom="1pt solid #000000"/>
    </style:style>
    <style:style style:name="Table11.E4" style:family="table-cell">
      <style:table-cell-properties style:vertical-align="middle" fo:padding="0.097cm" fo:border-left="0.05pt solid #000000" fo:border-right="none" fo:border-top="none" fo:border-bottom="1pt solid #000000"/>
    </style:style>
    <style:style style:name="Table11.P4" style:family="table-cell">
      <style:table-cell-properties style:vertical-align="middle" fo:padding="0.097cm" fo:border-left="0.05pt solid #000000" fo:border-right="1pt solid #000000" fo:border-top="none" fo:border-bottom="1pt solid #000000"/>
    </style:style>
    <style:style style:name="Table11.B7" style:family="table-cell">
      <style:table-cell-properties style:vertical-align="middle" fo:padding="0.097cm" fo:border-left="0.05pt solid #000000" fo:border-right="none" fo:border-top="none" fo:border-bottom="1pt solid #000000"/>
    </style:style>
    <style:style style:name="Table11.G7" style:family="table-cell">
      <style:table-cell-properties style:vertical-align="middle" fo:padding="0.097cm" fo:border-left="0.05pt solid #000000" fo:border-right="none" fo:border-top="none" fo:border-bottom="1pt solid #000000"/>
    </style:style>
    <style:style style:name="Table11.I7" style:family="table-cell">
      <style:table-cell-properties style:vertical-align="middle" fo:padding="0.097cm" fo:border-left="0.05pt solid #000000" fo:border-right="none" fo:border-top="none" fo:border-bottom="1pt solid #000000"/>
    </style:style>
    <style:style style:name="Table11.K7" style:family="table-cell">
      <style:table-cell-properties style:vertical-align="middle" fo:padding="0.097cm" fo:border-left="0.05pt solid #000000" fo:border-right="none" fo:border-top="none" fo:border-bottom="1pt solid #000000"/>
    </style:style>
    <style:style style:name="Table11.M7" style:family="table-cell">
      <style:table-cell-properties style:vertical-align="middle" fo:padding="0.097cm" fo:border-left="0.05pt solid #000000" fo:border-right="none" fo:border-top="none" fo:border-bottom="1pt solid #000000"/>
    </style:style>
    <style:style style:name="Table11.O7" style:family="table-cell">
      <style:table-cell-properties style:vertical-align="middle" fo:padding="0.097cm" fo:border-left="0.05pt solid #000000" fo:border-right="none" fo:border-top="none" fo:border-bottom="1pt solid #000000"/>
    </style:style>
    <style:style style:name="Table11.Q7" style:family="table-cell">
      <style:table-cell-properties style:vertical-align="middle" fo:padding="0.097cm" fo:border-left="0.05pt solid #000000" fo:border-right="1pt solid #000000" fo:border-top="none" fo:border-bottom="1pt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217cm" style:rel-column-width="11987*"/>
    </style:style>
    <style:style style:name="Table14.B" style:family="table-column">
      <style:table-column-properties style:column-width="3.748cm" style:rel-column-width="13965*"/>
    </style:style>
    <style:style style:name="Table14.C" style:family="table-column">
      <style:table-column-properties style:column-width="2.152cm" style:rel-column-width="8017*"/>
    </style:style>
    <style:style style:name="Table14.D" style:family="table-column">
      <style:table-column-properties style:column-width="3.297cm" style:rel-column-width="12282*"/>
    </style:style>
    <style:style style:name="Table14.E" style:family="table-column">
      <style:table-column-properties style:column-width="5.175cm" style:rel-column-width="19284*"/>
    </style:style>
    <style:style style:name="Table14.A1" style:family="table-cell">
      <style:table-cell-properties style:vertical-align="middle" fo:padding="0.097cm" fo:border-left="0.05pt solid #000000" fo:border-right="none" fo:border-top="0.05pt solid #000000" fo:border-bottom="0.05pt solid #000000"/>
    </style:style>
    <style:style style:name="Table14.E1" style:family="table-cell">
      <style:table-cell-properties style:vertical-align="middle" fo:padding="0.097cm" fo:border="0.05pt solid #000000"/>
    </style:style>
    <style:style style:name="Table14.A2" style:family="table-cell">
      <style:table-cell-properties style:vertical-align="middle" fo:padding="0.097cm" fo:border-left="0.05pt solid #000000" fo:border-right="none" fo:border-top="none" fo:border-bottom="0.05pt solid #000000"/>
    </style:style>
    <style:style style:name="Table14.E2" style:family="table-cell">
      <style:table-cell-properties style:vertical-align="middle" fo:padding="0.097cm" fo:border-left="0.05pt solid #000000" fo:border-right="0.05pt solid #000000" fo:border-top="none" fo:border-bottom="0.05pt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189cm" style:rel-column-width="11881*"/>
    </style:style>
    <style:style style:name="Table15.B" style:family="table-column">
      <style:table-column-properties style:column-width="3.748cm" style:rel-column-width="13965*"/>
    </style:style>
    <style:style style:name="Table15.C" style:family="table-column">
      <style:table-column-properties style:column-width="2.154cm" style:rel-column-width="8024*"/>
    </style:style>
    <style:style style:name="Table15.D" style:family="table-column">
      <style:table-column-properties style:column-width="3.327cm" style:rel-column-width="12394*"/>
    </style:style>
    <style:style style:name="Table15.E" style:family="table-column">
      <style:table-column-properties style:column-width="5.172cm" style:rel-column-width="19271*"/>
    </style:style>
    <style:style style:name="Table15.A1" style:family="table-cell">
      <style:table-cell-properties style:vertical-align="middle" fo:padding="0.097cm" fo:border-left="0.05pt solid #000000" fo:border-right="none" fo:border-top="0.05pt solid #000000" fo:border-bottom="0.05pt solid #000000"/>
    </style:style>
    <style:style style:name="Table15.E1" style:family="table-cell">
      <style:table-cell-properties style:vertical-align="middle" fo:padding="0.097cm" fo:border="0.05pt solid #000000"/>
    </style:style>
    <style:style style:name="Table15.A2" style:family="table-cell">
      <style:table-cell-properties style:vertical-align="middle" fo:padding="0.097cm" fo:border-left="0.05pt solid #000000" fo:border-right="none" fo:border-top="none" fo:border-bottom="0.05pt solid #000000"/>
    </style:style>
    <style:style style:name="Table15.E2" style:family="table-cell">
      <style:table-cell-properties style:vertical-align="middle" fo:padding="0.097cm" fo:border-left="0.05pt solid #000000" fo:border-right="0.05pt solid #000000" fo:border-top="none" fo:border-bottom="0.05pt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189cm" style:rel-column-width="11881*"/>
    </style:style>
    <style:style style:name="Table16.B" style:family="table-column">
      <style:table-column-properties style:column-width="3.748cm" style:rel-column-width="13965*"/>
    </style:style>
    <style:style style:name="Table16.C" style:family="table-column">
      <style:table-column-properties style:column-width="2.154cm" style:rel-column-width="8024*"/>
    </style:style>
    <style:style style:name="Table16.D" style:family="table-column">
      <style:table-column-properties style:column-width="3.327cm" style:rel-column-width="12394*"/>
    </style:style>
    <style:style style:name="Table16.E" style:family="table-column">
      <style:table-column-properties style:column-width="5.172cm" style:rel-column-width="19271*"/>
    </style:style>
    <style:style style:name="Table16.A1" style:family="table-cell">
      <style:table-cell-properties style:vertical-align="middle" fo:padding="0.097cm" fo:border-left="0.05pt solid #000000" fo:border-right="none" fo:border-top="0.05pt solid #000000" fo:border-bottom="0.05pt solid #000000"/>
    </style:style>
    <style:style style:name="Table16.E1" style:family="table-cell">
      <style:table-cell-properties style:vertical-align="middle" fo:padding="0.097cm" fo:border="0.05pt solid #000000"/>
    </style:style>
    <style:style style:name="Table16.A2" style:family="table-cell">
      <style:table-cell-properties style:vertical-align="middle" fo:padding="0.097cm" fo:border-left="0.05pt solid #000000" fo:border-right="none" fo:border-top="none" fo:border-bottom="0.05pt solid #000000"/>
    </style:style>
    <style:style style:name="Table16.B2" style:family="table-cell">
      <style:table-cell-properties fo:padding="0.097cm" fo:border-left="0.05pt solid #000000" fo:border-right="none" fo:border-top="none" fo:border-bottom="0.05pt solid #000000"/>
    </style:style>
    <style:style style:name="Table16.E2" style:family="table-cell">
      <style:table-cell-properties style:vertical-align="middle" fo:padding="0.097cm" fo:border-left="0.05pt solid #000000" fo:border-right="0.05pt solid #000000" fo:border-top="none" fo:border-bottom="0.05pt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937cm" style:rel-column-width="25847*"/>
    </style:style>
    <style:style style:name="Table17.B" style:family="table-column">
      <style:table-column-properties style:column-width="2.18cm" style:rel-column-width="8122*"/>
    </style:style>
    <style:style style:name="Table17.C" style:family="table-column">
      <style:table-column-properties style:column-width="3.3cm" style:rel-column-width="12296*"/>
    </style:style>
    <style:style style:name="Table17.D" style:family="table-column">
      <style:table-column-properties style:column-width="5.172cm" style:rel-column-width="19270*"/>
    </style:style>
    <style:style style:name="Table17.1" style:family="table-row">
      <style:table-row-properties fo:keep-together="always"/>
    </style:style>
    <style:style style:name="Table17.A1" style:family="table-cell">
      <style:table-cell-properties style:vertical-align="middle" fo:padding="0.097cm" fo:border-left="0.05pt solid #000000" fo:border-right="none" fo:border-top="0.05pt solid #000000" fo:border-bottom="0.05pt solid #000000"/>
    </style:style>
    <style:style style:name="Table17.D1" style:family="table-cell">
      <style:table-cell-properties style:vertical-align="middle" fo:padding="0.097cm" fo:border="0.05pt solid #000000"/>
    </style:style>
    <style:style style:name="Table17.A2" style:family="table-cell">
      <style:table-cell-properties style:vertical-align="middle" fo:padding="0.097cm" fo:border-left="0.05pt solid #000000" fo:border-right="none" fo:border-top="none" fo:border-bottom="0.05pt solid #000000"/>
    </style:style>
    <style:style style:name="Table17.D2" style:family="table-cell">
      <style:table-cell-properties style:vertical-align="middle" fo:padding="0.097cm" fo:border-left="0.05pt solid #000000" fo:border-right="0.05pt solid #000000" fo:border-top="none" fo:border-bottom="0.05pt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937cm" style:rel-column-width="25847*"/>
    </style:style>
    <style:style style:name="Table18.B" style:family="table-column">
      <style:table-column-properties style:column-width="2.18cm" style:rel-column-width="8122*"/>
    </style:style>
    <style:style style:name="Table18.C" style:family="table-column">
      <style:table-column-properties style:column-width="3.3cm" style:rel-column-width="12296*"/>
    </style:style>
    <style:style style:name="Table18.D" style:family="table-column">
      <style:table-column-properties style:column-width="5.172cm" style:rel-column-width="19270*"/>
    </style:style>
    <style:style style:name="Table18.A1" style:family="table-cell">
      <style:table-cell-properties style:vertical-align="middle" fo:padding="0.097cm" fo:border-left="0.05pt solid #000000" fo:border-right="none" fo:border-top="0.05pt solid #000000" fo:border-bottom="0.05pt solid #000000"/>
    </style:style>
    <style:style style:name="Table18.D1" style:family="table-cell">
      <style:table-cell-properties style:vertical-align="middle" fo:padding="0.097cm" fo:border="0.05pt solid #000000"/>
    </style:style>
    <style:style style:name="Table18.A2" style:family="table-cell">
      <style:table-cell-properties style:vertical-align="middle" fo:padding="0.097cm" fo:border-left="0.05pt solid #000000" fo:border-right="none" fo:border-top="none" fo:border-bottom="0.05pt solid #000000"/>
    </style:style>
    <style:style style:name="Table18.D2" style:family="table-cell">
      <style:table-cell-properties style:vertical-align="middle" fo:padding="0.097cm" fo:border-left="0.05pt solid #000000" fo:border-right="0.05pt solid #000000" fo:border-top="none" fo:border-bottom="0.05pt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937cm" style:rel-column-width="25847*"/>
    </style:style>
    <style:style style:name="Table19.B" style:family="table-column">
      <style:table-column-properties style:column-width="2.18cm" style:rel-column-width="8122*"/>
    </style:style>
    <style:style style:name="Table19.C" style:family="table-column">
      <style:table-column-properties style:column-width="3.3cm" style:rel-column-width="12296*"/>
    </style:style>
    <style:style style:name="Table19.D" style:family="table-column">
      <style:table-column-properties style:column-width="5.172cm" style:rel-column-width="19270*"/>
    </style:style>
    <style:style style:name="Table19.A1" style:family="table-cell">
      <style:table-cell-properties style:vertical-align="middle" fo:padding="0.097cm" fo:border-left="0.05pt solid #000000" fo:border-right="none" fo:border-top="0.05pt solid #000000" fo:border-bottom="0.05pt solid #000000"/>
    </style:style>
    <style:style style:name="Table19.D1" style:family="table-cell">
      <style:table-cell-properties style:vertical-align="middle"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none" fo:border-top="none" fo:border-bottom="0.05pt solid #000000"/>
    </style:style>
    <style:style style:name="Table19.C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937cm" style:rel-column-width="25847*"/>
    </style:style>
    <style:style style:name="Table20.B" style:family="table-column">
      <style:table-column-properties style:column-width="2.18cm" style:rel-column-width="8122*"/>
    </style:style>
    <style:style style:name="Table20.C" style:family="table-column">
      <style:table-column-properties style:column-width="3.274cm" style:rel-column-width="12197*"/>
    </style:style>
    <style:style style:name="Table20.D" style:family="table-column">
      <style:table-column-properties style:column-width="5.198cm" style:rel-column-width="19369*"/>
    </style:style>
    <style:style style:name="Table20.A1" style:family="table-cell">
      <style:table-cell-properties style:vertical-align="middle" fo:padding="0.097cm" fo:border-left="0.05pt solid #000000" fo:border-right="none" fo:border-top="0.05pt solid #000000" fo:border-bottom="0.05pt solid #000000"/>
    </style:style>
    <style:style style:name="Table20.D1" style:family="table-cell">
      <style:table-cell-properties style:vertical-align="middle" fo:padding="0.097cm" fo:border="0.05pt solid #000000"/>
    </style:style>
    <style:style style:name="Table20.A2" style:family="table-cell">
      <style:table-cell-properties style:vertical-align="middle" fo:padding="0.097cm" fo:border-left="0.05pt solid #000000" fo:border-right="none" fo:border-top="none" fo:border-bottom="0.05pt solid #000000"/>
    </style:style>
    <style:style style:name="Table20.D2"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paragraph-properties fo:text-align="center" style:justify-single-word="false" style:snap-to-layout-grid="false"/>
    </style:style>
    <style:style style:name="P3"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64d61"/>
    </style:style>
    <style:style style:name="P4" style:family="paragraph" style:parent-style-name="Footer">
      <style:paragraph-properties>
        <style:tab-stops>
          <style:tab-stop style:position="7.62cm" style:type="center"/>
          <style:tab-stop style:position="16.51cm" style:type="right"/>
        </style:tab-stops>
      </style:paragraph-properties>
    </style:style>
    <style:style style:name="P5"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P7"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P8" style:family="paragraph" style:parent-style-name="Standard">
      <style:paragraph-properties fo:margin-top="0cm" fo:margin-bottom="0cm" loext:contextual-spacing="false"/>
    </style:style>
    <style:style style:name="P9" style:family="paragraph" style:parent-style-name="Standard">
      <style:paragraph-properties fo:margin-top="0cm" fo:margin-bottom="0cm" loext:contextual-spacing="false" fo:text-align="center" style:justify-single-word="false"/>
    </style:style>
    <style:style style:name="P10" style:family="paragraph" style:parent-style-name="Standard">
      <style:paragraph-properties fo:margin-top="0cm" fo:margin-bottom="0cm" loext:contextual-spacing="false" fo:text-align="start" style:justify-single-word="false"/>
    </style:style>
    <style:style style:name="P11" style:family="paragraph" style:parent-style-name="Table_20_Contents">
      <style:paragraph-properties fo:margin-top="0cm" fo:margin-bottom="0cm" loext:contextual-spacing="false"/>
    </style:style>
    <style:style style:name="P12" style:family="paragraph" style:parent-style-name="Table_20_Contents">
      <style:paragraph-properties fo:margin-top="0cm" fo:margin-bottom="0cm" loext:contextual-spacing="false" fo:text-align="center" style:justify-single-word="false"/>
      <style:text-properties fo:font-style="normal" style:font-style-asian="normal" style:font-style-complex="normal"/>
    </style:style>
    <style:style style:name="P13" style:family="paragraph" style:parent-style-name="Table_20_Contents">
      <style:paragraph-properties fo:margin-top="0cm" fo:margin-bottom="0cm" loext:contextual-spacing="false" fo:text-align="start" style:justify-single-word="false"/>
      <style:text-properties fo:font-style="normal" style:font-style-asian="normal" style:font-style-complex="normal"/>
    </style:style>
    <style:style style:name="P14" style:family="paragraph" style:parent-style-name="Table_20_Contents">
      <style:paragraph-properties fo:margin-top="0cm" fo:margin-bottom="0cm" loext:contextual-spacing="false" fo:text-align="center" style:justify-single-word="false"/>
    </style:style>
    <style:style style:name="P15" style:family="paragraph" style:parent-style-name="Table_20_Contents">
      <style:paragraph-properties fo:margin-top="0cm" fo:margin-bottom="0cm" loext:contextual-spacing="false"/>
      <style:text-properties style:font-name="Times New Roman" fo:font-size="12pt" style:font-size-asian="12pt" style:font-size-complex="12pt"/>
    </style:style>
    <style:style style:name="P16" style:family="paragraph" style:parent-style-name="Table_20_Contents">
      <style:paragraph-properties fo:margin-top="0cm" fo:margin-bottom="0cm" loext:contextual-spacing="false" fo:text-align="center" style:justify-single-word="false"/>
      <style:text-properties style:font-name="Times New Roman" fo:font-size="12pt" style:font-size-asian="12pt" style:font-size-complex="12pt"/>
    </style:style>
    <style:style style:name="P17" style:family="paragraph" style:parent-style-name="Table_20_Contents">
      <style:paragraph-properties fo:margin-top="0cm" fo:margin-bottom="0cm" loext:contextual-spacing="false" fo:text-align="center" style:justify-single-word="false"/>
      <style:text-properties style:font-name="Times New Roman" fo:font-size="12pt" officeooo:rsid="0023cc53" officeooo:paragraph-rsid="0023cc53" style:font-size-asian="12pt" style:font-size-complex="12pt"/>
    </style:style>
    <style:style style:name="P18" style:family="paragraph" style:parent-style-name="Table_20_Contents">
      <style:paragraph-properties fo:margin-top="0cm" fo:margin-bottom="0cm" loext:contextual-spacing="false"/>
      <style:text-properties style:font-name="Times New Roman" fo:font-size="12pt" officeooo:paragraph-rsid="0023cc53" style:font-size-asian="12pt" style:font-size-complex="12pt"/>
    </style:style>
    <style:style style:name="P19"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0" style:family="paragraph" style:parent-style-name="Table_20_Contents">
      <style:paragraph-properties fo:margin-top="0cm" fo:margin-bottom="0cm" loext:contextual-spacing="false" fo:text-align="start" style:justify-single-word="false"/>
    </style:style>
    <style:style style:name="P21" style:family="paragraph" style:parent-style-name="Table_20_Contents">
      <style:paragraph-properties fo:margin-top="0cm" fo:margin-bottom="0cm" loext:contextual-spacing="false" fo:text-align="start" style:justify-single-word="false"/>
      <style:text-properties officeooo:rsid="001c3924" officeooo:paragraph-rsid="001c3924"/>
    </style:style>
    <style:style style:name="P22" style:family="paragraph" style:parent-style-name="Table_20_Contents">
      <style:paragraph-properties fo:margin-top="0cm" fo:margin-bottom="0cm" loext:contextual-spacing="false" fo:text-align="center" style:justify-single-word="false"/>
      <style:text-properties officeooo:rsid="001c3924" officeooo:paragraph-rsid="001c3924"/>
    </style:style>
    <style:style style:name="P23" style:family="paragraph" style:parent-style-name="Table_20_Heading">
      <style:paragraph-properties fo:margin-top="0cm" fo:margin-bottom="0cm" loext:contextual-spacing="false"/>
    </style:style>
    <style:style style:name="P24" style:family="paragraph" style:parent-style-name="Table_20_Heading">
      <style:paragraph-properties fo:margin-top="0cm" fo:margin-bottom="0cm" loext:contextual-spacing="false" fo:text-align="center" style:justify-single-word="false"/>
    </style:style>
    <style:style style:name="P25" style:family="paragraph" style:parent-style-name="Table_20_Heading">
      <style:paragraph-properties fo:margin-top="0cm" fo:margin-bottom="0cm" loext:contextual-spacing="false" fo:text-align="start" style:justify-single-word="false"/>
    </style:style>
    <style:style style:name="P26" style:family="paragraph" style:parent-style-name="Standard">
      <style:paragraph-properties fo:break-before="page"/>
    </style:style>
    <style:style style:name="P2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9"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30" style:family="paragraph" style:parent-style-name="Standard">
      <style:text-properties fo:font-size="12pt" style:font-size-asian="12pt" style:font-size-complex="12pt"/>
    </style:style>
    <style:style style:name="P31" style:family="paragraph" style:parent-style-name="Standard">
      <style:text-properties officeooo:paragraph-rsid="0020e411"/>
    </style:style>
    <style:style style:name="P32" style:family="paragraph" style:parent-style-name="Standard">
      <style:text-properties style:font-name="Times New Roman"/>
    </style:style>
    <style:style style:name="P33" style:family="paragraph" style:parent-style-name="Standard">
      <style:text-properties style:font-name="Times New Roman" fo:font-size="12pt" style:font-size-asian="12pt" style:font-size-complex="12pt"/>
    </style:style>
    <style:style style:name="P34" style:family="paragraph" style:parent-style-name="Standard">
      <style:text-properties fo:color="#1a1a1a" style:font-name="Times New Roman" fo:font-size="12pt" style:font-name-asian="ArialMT" style:font-size-asian="12pt" style:font-name-complex="ArialMT" style:font-size-complex="12pt"/>
    </style:style>
    <style:style style:name="P35" style:family="paragraph" style:parent-style-name="Standard">
      <style:text-properties fo:font-style="normal" style:font-style-asian="normal" style:font-style-complex="normal"/>
    </style:style>
    <style:style style:name="P36" style:family="paragraph" style:parent-style-name="Standard">
      <style:text-properties style:text-line-through-style="solid" style:text-line-through-type="single"/>
    </style:style>
    <style:style style:name="P37" style:family="paragraph" style:parent-style-name="Standard">
      <style:text-properties officeooo:paragraph-rsid="001a313b"/>
    </style:style>
    <style:style style:name="P38" style:family="paragraph" style:parent-style-name="List_20_Contents">
      <style:paragraph-properties fo:margin-left="0cm" fo:margin-right="0cm" fo:text-align="start" style:justify-single-word="false" fo:text-indent="0cm" style:auto-text-indent="false"/>
    </style:style>
    <style:style style:name="P39" style:family="paragraph" style:parent-style-name="Standard">
      <style:paragraph-properties fo:margin-left="0cm" fo:margin-right="0cm" fo:margin-top="0cm" fo:margin-bottom="0cm" loext:contextual-spacing="false" fo:text-indent="0cm" style:auto-text-indent="false"/>
    </style:style>
    <style:style style:name="P40" style:family="paragraph" style:parent-style-name="Standard">
      <style:paragraph-properties fo:margin-left="0cm" fo:margin-right="0cm" fo:margin-top="0cm" fo:margin-bottom="0cm" loext:contextual-spacing="false" fo:text-indent="0cm" style:auto-text-indent="false"/>
      <style:text-properties fo:color="#1a1a1a" style:text-outline="false" style:font-name="Times New Roman" fo:font-size="12pt" fo:letter-spacing="normal" style:letter-kerning="false" style:font-size-asian="12pt" style:font-size-complex="12pt"/>
    </style:style>
    <style:style style:name="P41" style:family="paragraph" style:parent-style-name="Standard">
      <style:paragraph-properties fo:margin-left="0cm" fo:margin-right="0cm" fo:text-indent="0cm" style:auto-text-indent="false"/>
    </style:style>
    <style:style style:name="P42"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3"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44" style:family="paragraph" style:parent-style-name="Standard">
      <style:paragraph-properties fo:margin-left="0cm" fo:margin-right="0cm" fo:text-indent="0cm" style:auto-text-indent="false"/>
      <style:text-properties fo:font-style="normal" style:font-style-asian="normal" style:font-style-complex="normal"/>
    </style:style>
    <style:style style:name="P45" style:family="paragraph" style:parent-style-name="Contents_20_3">
      <style:paragraph-properties fo:margin-left="0cm" fo:margin-right="0cm" fo:text-indent="0cm" style:auto-text-indent="false"/>
      <style:text-properties fo:font-style="italic" style:font-style-asian="italic" style:font-style-complex="italic"/>
    </style:style>
    <style:style style:name="P46" style:family="paragraph" style:parent-style-name="Table_20_Contents">
      <style:paragraph-properties fo:text-align="center" style:justify-single-word="false"/>
    </style:style>
    <style:style style:name="P47" style:family="paragraph" style:parent-style-name="Table_20_Contents">
      <style:text-properties style:font-name="Times New Roman" fo:font-size="12pt" style:font-size-asian="12pt" style:font-size-complex="12pt"/>
    </style:style>
    <style:style style:name="P48" style:family="paragraph" style:parent-style-name="Table_20_Contents">
      <style:paragraph-properties fo:text-align="center" style:justify-single-word="false"/>
      <style:text-properties style:font-name="Times New Roman" fo:font-size="12pt" style:font-size-asian="12pt" style:font-size-complex="12pt"/>
    </style:style>
    <style:style style:name="P49" style:family="paragraph" style:parent-style-name="Table_20_Contents">
      <style:text-properties style:font-name="Times New Roman" fo:font-size="12pt" fo:font-weight="bold" style:font-size-asian="12pt" style:font-weight-asian="bold" style:font-size-complex="12pt" style:font-weight-complex="bold"/>
    </style:style>
    <style:style style:name="P50" style:family="paragraph" style:parent-style-name="Table_20_Contents">
      <style:paragraph-properties fo:text-align="start" style:justify-single-word="false"/>
      <style:text-properties style:font-name="Times New Roman" fo:font-size="12pt" fo:font-weight="bold" style:font-size-asian="12pt" style:font-weight-asian="bold" style:font-size-complex="12pt" style:font-weight-complex="bold"/>
    </style:style>
    <style:style style:name="P51" style:family="paragraph" style:parent-style-name="Table_20_Contents">
      <style:paragraph-properties fo:text-align="start" style:justify-single-word="false"/>
      <style:text-properties style:font-name="Times New Roman" fo:font-size="12pt" fo:font-weight="bold" officeooo:paragraph-rsid="001a313b"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3" style:family="paragraph" style:parent-style-name="Table_20_Contents">
      <style:text-properties fo:font-style="italic" style:font-style-asian="italic" style:font-style-complex="italic"/>
    </style:style>
    <style:style style:name="P54" style:family="paragraph" style:parent-style-name="Table_20_Contents">
      <style:text-properties fo:font-style="italic" fo:font-weight="bold" style:font-style-asian="italic" style:font-weight-asian="bold" style:font-style-complex="italic" style:font-weight-complex="bold"/>
    </style:style>
    <style:style style:name="P55" style:family="paragraph" style:parent-style-name="Table_20_Contents">
      <style:text-properties fo:font-weight="bold" style:font-weight-asian="bold" style:font-weight-complex="bold"/>
    </style:style>
    <style:style style:name="P56" style:family="paragraph" style:parent-style-name="Table_20_Contents">
      <style:paragraph-properties fo:text-align="center" style:justify-single-word="false"/>
      <style:text-properties fo:font-weight="bold" style:font-weight-asian="bold" style:font-weight-complex="bold"/>
    </style:style>
    <style:style style:name="P57" style:family="paragraph" style:parent-style-name="Table_20_Contents">
      <style:paragraph-properties fo:text-align="start" style:justify-single-word="false"/>
    </style:style>
    <style:style style:name="P58"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9" style:family="paragraph" style:parent-style-name="Table_20_Heading">
      <style:paragraph-properties fo:text-align="center" style:justify-single-word="false"/>
      <style:text-properties fo:font-weight="bold" style:font-weight-asian="bold" style:font-weight-complex="bold"/>
    </style:style>
    <style:style style:name="P60" style:family="paragraph" style:parent-style-name="Standard">
      <style:paragraph-properties fo:margin-top="0cm" fo:margin-bottom="0.3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61" style:family="paragraph" style:parent-style-name="Standard">
      <style:paragraph-properties fo:margin-top="0.3cm" fo:margin-bottom="0cm" loext:contextual-spacing="false"/>
    </style:style>
    <style:style style:name="P62" style:family="paragraph" style:parent-style-name="Text_20_body">
      <style:text-properties fo:font-size="12pt" style:font-size-asian="12pt" style:font-size-complex="12pt"/>
    </style:style>
    <style:style style:name="P63" style:family="paragraph" style:parent-style-name="Contents_20_4">
      <style:paragraph-properties>
        <style:tab-stops>
          <style:tab-stop style:position="17.59cm" style:type="right" style:leader-style="dotted" style:leader-text="."/>
        </style:tab-stops>
      </style:paragraph-properties>
    </style:style>
    <style:style style:name="P64" style:family="paragraph" style:parent-style-name="Contents_20_1">
      <style:paragraph-properties>
        <style:tab-stops>
          <style:tab-stop style:position="17.59cm" style:type="right" style:leader-style="dotted" style:leader-text="."/>
        </style:tab-stops>
      </style:paragraph-properties>
    </style:style>
    <style:style style:name="P65" style:family="paragraph" style:parent-style-name="Contents_20_2">
      <style:paragraph-properties>
        <style:tab-stops>
          <style:tab-stop style:position="17.59cm" style:type="right" style:leader-style="dotted" style:leader-text="."/>
        </style:tab-stops>
      </style:paragraph-properties>
    </style:style>
    <style:style style:name="P66" style:family="paragraph" style:parent-style-name="Contents_20_3">
      <style:paragraph-properties>
        <style:tab-stops>
          <style:tab-stop style:position="17.59cm" style:type="right" style:leader-style="dotted" style:leader-text="."/>
        </style:tab-stops>
      </style:paragraph-properties>
    </style:style>
    <style:style style:name="P67" style:family="paragraph" style:parent-style-name="Standard" style:list-style-name="L1">
      <style:text-properties style:font-name="Arial1" fo:font-style="normal" style:font-style-asian="normal" style:font-style-complex="normal"/>
    </style:style>
    <style:style style:name="P68" style:family="paragraph" style:parent-style-name="Standard" style:list-style-name="L2"/>
    <style:style style:name="P69"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0" style:family="paragraph" style:parent-style-name="Standard" style:list-style-name="L3">
      <style:paragraph-properties fo:margin-top="0cm" fo:margin-bottom="0cm" loext:contextual-spacing="false" fo:line-height="100%"/>
    </style:style>
    <style:style style:name="P71" style:family="paragraph" style:parent-style-name="Standard" style:list-style-name="L4">
      <style:paragraph-properties fo:margin-top="0cm" fo:margin-bottom="0cm" loext:contextual-spacing="false"/>
    </style:style>
    <style:style style:name="P72" style:family="paragraph" style:parent-style-name="Standard" style:list-style-name="L5">
      <style:paragraph-properties fo:margin-top="0cm" fo:margin-bottom="0cm" loext:contextual-spacing="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3" style:family="paragraph" style:parent-style-name="Standard" style:list-style-name="L5">
      <style:paragraph-properties fo:margin-top="0cm" fo:margin-bottom="0cm" loext:contextual-spacing="false"/>
    </style:style>
    <style:style style:name="P74" style:family="paragraph" style:parent-style-name="Standard" style:list-style-name="L6">
      <style:paragraph-properties fo:margin-top="0cm" fo:margin-bottom="0cm" loext:contextual-spacing="false"/>
    </style:style>
    <style:style style:name="P75" style:family="paragraph" style:parent-style-name="Standard" style:list-style-name="L7">
      <style:paragraph-properties fo:margin-top="0cm" fo:margin-bottom="0cm" loext:contextual-spacing="false"/>
    </style:style>
    <style:style style:name="P76" style:family="paragraph" style:parent-style-name="Standard" style:list-style-name="L8">
      <style:paragraph-properties fo:margin-top="0cm" fo:margin-bottom="0cm" loext:contextual-spacing="false"/>
    </style:style>
    <style:style style:name="P77" style:family="paragraph" style:parent-style-name="Standard" style:list-style-name="L9">
      <style:paragraph-properties fo:margin-top="0cm" fo:margin-bottom="0cm" loext:contextual-spacing="false"/>
    </style:style>
    <style:style style:name="P78" style:family="paragraph" style:parent-style-name="Standard" style:list-style-name="L5">
      <style:paragraph-properties fo:margin-top="0cm" fo:margin-bottom="0.3cm" loext:contextual-spacing="false"/>
      <style:text-properties style:use-window-font-color="true" style:font-name="Times New Roman" fo:font-size="12pt" fo:language="en" fo:country="US" officeooo:paragraph-rsid="001d6401" style:font-name-asian="Times New Roman" style:font-size-asian="12pt" style:font-name-complex="Times New Roman" style:font-size-complex="12pt" style:language-complex="ar" style:country-complex="SA"/>
    </style:style>
    <style:style style:name="P79" style:family="paragraph" style:parent-style-name="Standard" style:list-style-name="L9">
      <style:paragraph-properties fo:margin-left="2.54cm" fo:margin-right="0cm" fo:margin-top="0cm" fo:margin-bottom="0cm" loext:contextual-spacing="false" fo:line-height="100%" fo:text-indent="-0.635cm" style:auto-text-indent="false"/>
    </style:style>
    <style:style style:name="P80" style:family="paragraph" style:parent-style-name="Heading_20_1">
      <style:paragraph-properties>
        <style:tab-stops>
          <style:tab-stop style:position="11.068cm"/>
        </style:tab-stops>
      </style:paragraph-properties>
    </style:style>
    <style:style style:name="P81" style:family="paragraph" style:parent-style-name="Heading_20_1" style:master-page-name="First_20_Page">
      <style:paragraph-properties style:page-number="auto"/>
    </style:style>
    <style:style style:name="P82" style:family="paragraph" style:parent-style-name="Heading_20_3">
      <style:paragraph-properties>
        <style:tab-stops>
          <style:tab-stop style:position="1.512cm"/>
        </style:tab-stops>
      </style:paragraph-properties>
    </style:style>
    <style:style style:name="P83" style:family="paragraph" style:parent-style-name="Heading_20_3">
      <style:paragraph-properties fo:margin-top="0.3cm" fo:margin-bottom="0cm" loext:contextual-spacing="false"/>
    </style:style>
    <style:style style:name="P84" style:family="paragraph" style:parent-style-name="Heading_20_4">
      <style:paragraph-properties fo:margin-top="0.3cm" fo:margin-bottom="0cm" loext:contextual-spacing="false"/>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fo:font-weight="normal" officeooo:rsid="0014ad5e" style:font-size-asian="8pt" style:font-weight-asian="normal" style:font-size-complex="8pt" style:font-weight-complex="normal"/>
    </style:style>
    <style:style style:name="T3" style:family="text">
      <style:text-properties fo:font-size="8pt" fo:font-weight="normal" officeooo:rsid="0016888d"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14ad5e" style:font-size-asian="8pt"/>
    </style:style>
    <style:style style:name="T8" style:family="text">
      <style:text-properties fo:font-size="9pt" style:font-size-asian="9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1"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2"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3"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4" style:family="text">
      <style:text-properties style:use-window-font-color="true" style:text-outline="false" fo:letter-spacing="normal" style:letter-kerning="false" style:font-name-asian="HelveticaNeue" style:font-name-complex="HelveticaNeue"/>
    </style:style>
    <style:style style:name="T15" style:family="text">
      <style:text-properties officeooo:rsid="002b2f09"/>
    </style:style>
    <style:style style:name="T16"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17" style:family="text">
      <style:text-properties officeooo:rsid="001c4b68"/>
    </style:style>
    <style:style style:name="T18" style:family="text">
      <style:text-properties officeooo:rsid="001f0ef5"/>
    </style:style>
    <style:style style:name="T19" style:family="text">
      <style:text-properties officeooo:rsid="0023cc53"/>
    </style:style>
    <style:style style:name="T20" style:family="text">
      <style:text-properties officeooo:rsid="00256cd2"/>
    </style:style>
    <style:style style:name="T21" style:family="text">
      <style:text-properties style:font-name="Arial1"/>
    </style:style>
    <style:style style:name="T22" style:family="text">
      <style:text-properties style:font-name="Arial1" fo:font-size="12pt" fo:font-style="normal" style:font-size-asian="12pt" style:font-style-asian="normal" style:font-size-complex="12pt" style:font-style-complex="normal"/>
    </style:style>
    <style:style style:name="T23" style:family="text">
      <style:text-properties style:font-name="Arial1" fo:font-style="normal" style:font-style-asian="normal" style:font-style-complex="normal"/>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style:text-underline-style="none"/>
    </style:style>
    <style:style style:name="T27" style:family="text">
      <style:text-properties style:text-position="super 58%"/>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0169935"/>
    </style:style>
    <style:style style:name="T33" style:family="text">
      <style:text-properties officeooo:rsid="00183106"/>
    </style:style>
    <style:style style:name="T34" style:family="text">
      <style:text-properties officeooo:rsid="001a313b"/>
    </style:style>
    <style:style style:name="T35" style:family="text">
      <style:text-properties officeooo:rsid="001d6401"/>
    </style:style>
    <style:style style:name="T36" style:family="text">
      <style:text-properties officeooo:rsid="0020e411"/>
    </style:style>
    <style:style style:name="T37" style:family="text">
      <style:text-properties officeooo:rsid="00247bb6"/>
    </style:style>
    <style:style style:name="T38" style:family="text">
      <style:text-properties officeooo:rsid="002eaaef"/>
    </style:style>
    <style:style style:name="T39" style:family="text">
      <style:text-properties officeooo:rsid="0034888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1" text:outline-level="1"><text:bookmark-start text:name="__RefHeading___Toc46488_1849205306"/>Introduction<text:bookmark-end text:name="__RefHeading___Toc46488_1849205306"/></text:h>
      <text:p text:style-name="Standard">This Standard contains normative information about the OpenLCB Message Network. Corresponding discussion and background can be found in the corresponding <text:span text:style-name="T21">OpenLCB Message Network Technical Note</text:span>.</text:p>
      <text:p text:style-name="Standard">The protocol is described via three components: <text:span text:style-name="T9">the</text:span> state machine within the node(s); the messages; and the basic interactions in <text:span text:style-name="T9">which</text:span> the nodes take part. These are separately described below in terms of the general format as well as specific message definitions.</text:p>
      <text:p text:style-name="Standard">Messages are transported across a specific data-link level implementation, for example using CAN frames, TCP/IP sockets, or other transports. <text:s/>The messages are described first in general terms, then mapped to specific implementations (see Sections 8 and beyond). <text:s/>The states and interactions are the same across all data-link implementations.</text:p>
      <text:h text:style-name="Heading_20_1" text:outline-level="1"><text:bookmark-start text:name="__RefHeading___Toc46490_1849205306"/>Intended Use<text:bookmark-end text:name="__RefHeading___Toc46490_1849205306"/></text:h>
      <text:p text:style-name="Standard">The messages and interactions described here are used by all OpenLCB nodes to connect to the OpenLCB network. <text:s text:c="2"/><text:span text:style-name="T29">They are mandatory</text:span><text:span text:style-name="T30">.</text:span></text:p>
      <text:h text:style-name="Heading_20_2" text:outline-level="2"><text:bookmark-start text:name="__RefHeading___Toc46492_1849205306"/>References and Context<text:bookmark-end text:name="__RefHeading___Toc46492_1849205306"/></text:h>
      <text:p text:style-name="Standard">For background information on format and presentation, see:</text:p>
      <text:list xml:id="list5876098976788161767" text:style-name="L1">
        <text:list-item>
          <text:p text:style-name="P67">OpenLCB Common Information Technical Note</text:p>
        </text:list-item>
      </text:list>
      <text:p text:style-name="Standard">This Standard is in the context of the following OpenLCB Standard:</text:p>
      <text:list xml:id="list4986301236365947616" text:style-name="L2">
        <text:list-item>
          <text:p text:style-name="P68">The <text:span text:style-name="T22">OpenLCB Unique Identifiers Standard</text:span>, which specifies Unique Identifiers <text:span text:style-name="T9">and</text:span> how they are defined.</text:p>
        </text:list-item>
      </text:list>
      <text:p text:style-name="Standard">This Standard is in the context of the following OpenLCB CAN Standards:</text:p>
      <text:list xml:id="list210527421219913" text:continue-numbering="true" text:style-name="L2">
        <text:list-item>
          <text:p text:style-name="P68">The <text:span text:style-name="T23">OpenLCB CAN Frame Transfer Standard</text:span>, which specifies transfer of OpenLCB messages over CAN segments. “CAN” refers to the electrical and protocol specifications as defined in <text:span text:style-name="T21">ISO 11898-1:2003</text:span> and <text:span text:style-name="T21">ISO 11898-2:2003</text:span> and their successors.</text:p>
        </text:list-item>
      </text:list>
      <text:p text:style-name="Standard">This Standard is in the context of the following OpenLCB-TCP/IP Standards:</text:p>
      <text:list xml:id="list210527814983313" text:continue-numbering="true" text:style-name="L2">
        <text:list-item>
          <text:p text:style-name="P68">The <text:span text:style-name="T21">OpenLCB-TCP/IP Segment Transfer Standard</text:span>, which specifies transfer of OpenLCB messages over TCP/IP links.</text:p>
        </text:list-item>
      </text:list>
      <text:p text:style-name="Standard"><text:soft-page-break/>Conformance with a later version of a referenced standard shall be accepted as conformance with the referenced versions.</text:p>
      <text:h text:style-name="Heading_20_1" text:outline-level="1"><text:bookmark-start text:name="__RefHeading___Toc46494_1849205306"/>Messages<text:bookmark-end text:name="__RefHeading___Toc46494_1849205306"/></text:h>
      <text:h text:style-name="Heading_20_2" text:outline-level="2"><text:bookmark-start text:name="__RefHeading___Toc46496_1849205306"/>Message Format<text:bookmark-end text:name="__RefHeading___Toc46496_1849205306"/></text:h>
      <text:p text:style-name="Standard">OpenLCB messages are sent using the transfer mechanism and format described in the Standard for a specific wire protocol. </text:p>
      <text:p text:style-name="Standard">All messages shall contain a source Node ID and a Message Type Indicator (MTI). <text:s/>The MTI defines both the general format of the message and its specific type. <text:s/>All messages with the <text:span text:style-name="T9">same</text:span> MTI are of the same type. </text:p>
      <text:h text:style-name="P82" text:outline-level="3"><text:bookmark-start text:name="__RefHeading___Toc46498_1849205306"/>Message Type Indicators<text:bookmark-end text:name="__RefHeading___Toc46498_1849205306"/></text:h>
      <text:p text:style-name="Standard">The general Message Type Indicator (MTI) is a 16-bit quantity. The MTI values are remapped for specific wire protocols<text:span text:style-name="T9">, see the appropriate sections of this document for adaptation to </text:span><text:span text:style-name="T10">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3">understand</text:span> the material in this document.</text:p></text:note-body></text:note>. We keep them in just that one place to avoid conflicting updates. Those allocations are normative. <text:s/></text:p>
      <text:p text:style-name="P3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6">15</text:p>
          </table:table-cell>
          <table:table-cell table:style-name="Table1.B2" office:value-type="float" office:value="14">
            <text:p text:style-name="P46">14</text:p>
          </table:table-cell>
          <table:table-cell table:style-name="Table1.B2" office:value-type="float" office:value="13">
            <text:p text:style-name="P46">13</text:p>
          </table:table-cell>
          <table:table-cell table:style-name="Table1.B2" office:value-type="float" office:value="12">
            <text:p text:style-name="P46">12</text:p>
          </table:table-cell>
          <table:table-cell table:style-name="Table1.B2" office:value-type="float" office:value="11">
            <text:p text:style-name="P46">11</text:p>
          </table:table-cell>
          <table:table-cell table:style-name="Table1.B2" office:value-type="float" office:value="10">
            <text:p text:style-name="P46">10</text:p>
          </table:table-cell>
          <table:table-cell table:style-name="Table1.B2" office:value-type="float" office:value="9">
            <text:p text:style-name="P46">9</text:p>
          </table:table-cell>
          <table:table-cell table:style-name="Table1.B2" office:value-type="float" office:value="8">
            <text:p text:style-name="P46">8</text:p>
          </table:table-cell>
          <table:table-cell table:style-name="Table1.B2" office:value-type="float" office:value="7">
            <text:p text:style-name="P46">7</text:p>
          </table:table-cell>
          <table:table-cell table:style-name="Table1.B2" office:value-type="float" office:value="6">
            <text:p text:style-name="P46">6</text:p>
          </table:table-cell>
          <table:table-cell table:style-name="Table1.B2" office:value-type="float" office:value="5">
            <text:p text:style-name="P46">5</text:p>
          </table:table-cell>
          <table:table-cell table:style-name="Table1.B2" office:value-type="float" office:value="4">
            <text:p text:style-name="P46">4</text:p>
          </table:table-cell>
          <table:table-cell table:style-name="Table1.B2" office:value-type="float" office:value="3">
            <text:p text:style-name="P46">3</text:p>
          </table:table-cell>
          <table:table-cell table:style-name="Table1.B2" office:value-type="float" office:value="2">
            <text:p text:style-name="P46">2</text:p>
          </table:table-cell>
          <table:table-cell table:style-name="Table1.B2" office:value-type="float" office:value="1">
            <text:p text:style-name="P46">1</text:p>
          </table:table-cell>
          <table:table-cell table:style-name="Table1.Q2" office:value-type="float" office:value="0">
            <text:p text:style-name="P46">0</text:p>
          </table:table-cell>
        </table:table-row>
        <table:table-row>
          <table:table-cell table:style-name="Table1.A2" office:value-type="string">
            <text:p text:style-name="Table_20_Heading">Field</text:p>
          </table:table-cell>
          <table:table-cell table:style-name="Table1.A2" table:number-columns-spanned="2" office:value-type="string">
            <text:p text:style-name="P46">Reserved</text:p>
          </table:table-cell>
          <table:covered-table-cell/>
          <table:table-cell table:style-name="Table1.A2" office:value-type="string">
            <text:p text:style-name="P46">Special</text:p>
          </table:table-cell>
          <table:table-cell table:style-name="Table1.A2" office:value-type="string">
            <text:p text:style-name="P46">Stream or <text:span text:style-name="T32">D</text:span>atagram</text:p>
          </table:table-cell>
          <table:table-cell table:style-name="Table1.A2" table:number-columns-spanned="2" office:value-type="string">
            <text:p text:style-name="P46">Priority</text:p>
          </table:table-cell>
          <table:covered-table-cell/>
          <table:table-cell table:style-name="Table1.A2" table:number-columns-spanned="5" office:value-type="string">
            <text:p text:style-name="P46">Type within Priority</text:p>
          </table:table-cell>
          <table:covered-table-cell/>
          <table:covered-table-cell/>
          <table:covered-table-cell/>
          <table:covered-table-cell/>
          <table:table-cell table:style-name="Table1.A2" office:value-type="string">
            <text:p text:style-name="P46">Simple</text:p>
            <text:p text:style-name="P46">Protocol</text:p>
          </table:table-cell>
          <table:table-cell table:style-name="Table1.A2" office:value-type="string">
            <text:p text:style-name="P46">Address Present</text:p>
          </table:table-cell>
          <table:table-cell table:style-name="Table1.A2" office:value-type="string">
            <text:p text:style-name="P46">Event Present</text:p>
          </table:table-cell>
          <table:table-cell table:style-name="Table1.P3" table:number-columns-spanned="2" office:value-type="string">
            <text:p text:style-name="P46">Modifier</text:p>
          </table:table-cell>
          <table:covered-table-cell/>
        </table:table-row>
      </table:table>
      <text:p text:style-name="P30"/>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6">MTI Bit-field Descriptions</text:p>
            </table:table-cell>
            <table:covered-table-cell/>
            <table:covered-table-cell/>
            <table:covered-table-cell/>
            <table:covered-table-cell/>
          </table:table-row>
        </table:table-header-rows>
        <table:table-row>
          <table:table-cell table:style-name="Table2.A2" office:value-type="string">
            <text:p text:style-name="P55">Field Name</text:p>
          </table:table-cell>
          <table:table-cell table:style-name="Table2.A2" office:value-type="string">
            <text:p text:style-name="P56">Bit Position</text:p>
          </table:table-cell>
          <table:table-cell table:style-name="Table2.A2" office:value-type="string">
            <text:p text:style-name="P59">Size</text:p>
            <text:p text:style-name="P59">bits</text:p>
          </table:table-cell>
          <table:table-cell table:style-name="Table2.A2" office:value-type="string">
            <text:p text:style-name="P56">Mask</text:p>
            <text:p text:style-name="P56">hex</text:p>
          </table:table-cell>
          <table:table-cell table:style-name="Table2.E2" office:value-type="string">
            <text:p text:style-name="P55">Description</text:p>
          </table:table-cell>
        </table:table-row>
        <table:table-row>
          <table:table-cell table:style-name="Table2.A11" office:value-type="string">
            <text:p text:style-name="Table_20_Contents">Reserved</text:p>
          </table:table-cell>
          <table:table-cell table:style-name="Table2.B11" office:value-type="string">
            <text:p text:style-name="P46">14 - 15</text:p>
          </table:table-cell>
          <table:table-cell table:style-name="Table2.C3" office:value-type="float" office:value="2">
            <text:p text:style-name="P46">2</text:p>
          </table:table-cell>
          <table:table-cell table:style-name="Table2.D11" office:value-type="string">
            <text:p text:style-name="P46">0xC000</text:p>
          </table:table-cell>
          <table:table-cell table:style-name="Table2.E11" office:value-type="string">
            <text:p text:style-name="Table_20_Contents">Reserved for future use, send and check as zero.</text:p>
          </table:table-cell>
        </table:table-row>
        <table:table-row>
          <table:table-cell table:style-name="Table2.A11" office:value-type="string">
            <text:p text:style-name="Table_20_Contents">Special</text:p>
          </table:table-cell>
          <table:table-cell table:style-name="Table2.B4" office:value-type="float" office:value="13">
            <text:p text:style-name="P46">13</text:p>
          </table:table-cell>
          <table:table-cell table:style-name="Table2.C4" office:value-type="float" office:value="1">
            <text:p text:style-name="P46">1</text:p>
          </table:table-cell>
          <table:table-cell table:style-name="Table2.D11" office:value-type="string">
            <text:p text:style-name="P46">0x2000</text:p>
          </table:table-cell>
          <table:table-cell table:style-name="Table2.E11" office:value-type="string">
            <text:p text:style-name="Table_20_Contents">Operationally special, 1=<text:span text:style-name="T38">do not</text:span> forward through Gateways</text:p>
          </table:table-cell>
        </table:table-row>
        <table:table-row>
          <table:table-cell table:style-name="Table2.A2" office:value-type="string">
            <text:p text:style-name="Table_20_Contents">Stream or Datagram</text:p>
          </table:table-cell>
          <table:table-cell table:style-name="Table2.B5" office:value-type="float" office:value="12">
            <text:p text:style-name="P46">12</text:p>
          </table:table-cell>
          <table:table-cell table:style-name="Table2.C5" office:value-type="float" office:value="1">
            <text:p text:style-name="P46">1</text:p>
          </table:table-cell>
          <table:table-cell table:style-name="Table2.D11" office:value-type="string">
            <text:p text:style-name="P46">0x1000</text:p>
          </table:table-cell>
          <table:table-cell table:style-name="Table2.E11" office:value-type="string">
            <text:p text:style-name="Table_20_Contents">0=Regular message, 1=Stream or Datagram message</text:p>
          </table:table-cell>
        </table:table-row>
        <table:table-row>
          <table:table-cell table:style-name="Table2.A11" office:value-type="string">
            <text:p text:style-name="Table_20_Contents">Priority</text:p>
          </table:table-cell>
          <table:table-cell table:style-name="Table2.B11" office:value-type="string">
            <text:p text:style-name="P46">10 - 11</text:p>
          </table:table-cell>
          <table:table-cell table:style-name="Table2.C6" office:value-type="string">
            <text:p text:style-name="P46">2</text:p>
          </table:table-cell>
          <table:table-cell table:style-name="Table2.D11" office:value-type="string">
            <text:p text:style-name="P46">0x0C00</text:p>
          </table:table-cell>
          <table:table-cell table:style-name="Table2.E11" office:value-type="string">
            <text:p text:style-name="Table_20_Contents">Gross priority of message, 0 is highest priority</text:p>
          </table:table-cell>
        </table:table-row>
        <table:table-row>
          <table:table-cell table:style-name="Table2.A11" office:value-type="string">
            <text:p text:style-name="Table_20_Contents">Type within Priority</text:p>
          </table:table-cell>
          <table:table-cell table:style-name="Table2.B11" office:value-type="string">
            <text:p text:style-name="P46">5 - 9</text:p>
          </table:table-cell>
          <table:table-cell table:style-name="Table2.C7" office:value-type="float" office:value="5">
            <text:p text:style-name="P46">5</text:p>
          </table:table-cell>
          <table:table-cell table:style-name="Table2.D11" office:value-type="string">
            <text:p text:style-name="P46">0x03E0</text:p>
          </table:table-cell>
          <table:table-cell table:style-name="Table2.E11" office:value-type="string">
            <text:p text:style-name="Table_20_Contents">Minor priority determination</text:p>
          </table:table-cell>
        </table:table-row>
        <table:table-row>
          <table:table-cell table:style-name="Table2.A11" office:value-type="string">
            <text:p text:style-name="Table_20_Contents">Simple Protocol</text:p>
          </table:table-cell>
          <table:table-cell table:style-name="Table2.B11" office:value-type="string">
            <text:p text:style-name="P46">4</text:p>
          </table:table-cell>
          <table:table-cell table:style-name="Table2.C8" office:value-type="float" office:value="1">
            <text:p text:style-name="P46">1</text:p>
          </table:table-cell>
          <table:table-cell table:style-name="Table2.D11" office:value-type="string">
            <text:p text:style-name="P46">0x0010</text:p>
          </table:table-cell>
          <table:table-cell table:style-name="Table2.E11" office:value-type="string">
            <text:p text:style-name="Table_20_Contents">1=This message should be handled by simple nodes</text:p>
          </table:table-cell>
        </table:table-row>
        <table:table-row>
          <table:table-cell table:style-name="Table2.A11" office:value-type="string">
            <text:p text:style-name="Table_20_Contents">Address Present</text:p>
          </table:table-cell>
          <table:table-cell table:style-name="Table2.B11" office:value-type="string">
            <text:p text:style-name="P46">3</text:p>
          </table:table-cell>
          <table:table-cell table:style-name="Table2.C9" office:value-type="float" office:value="1">
            <text:p text:style-name="P46">1</text:p>
          </table:table-cell>
          <table:table-cell table:style-name="Table2.D11" office:value-type="string">
            <text:p text:style-name="P46">0x0008</text:p>
          </table:table-cell>
          <table:table-cell table:style-name="Table2.E11" office:value-type="string">
            <text:p text:style-name="Table_20_Contents">1=This message has a destination address-field</text:p>
          </table:table-cell>
        </table:table-row>
        <table:table-row>
          <table:table-cell table:style-name="Table2.A11" office:value-type="string">
            <text:p text:style-name="Table_20_Contents">Event Present</text:p>
          </table:table-cell>
          <table:table-cell table:style-name="Table2.B11" office:value-type="string">
            <text:p text:style-name="P46">2</text:p>
          </table:table-cell>
          <table:table-cell table:style-name="Table2.C10" office:value-type="float" office:value="1">
            <text:p text:style-name="P46">1</text:p>
          </table:table-cell>
          <table:table-cell table:style-name="Table2.D11" office:value-type="string">
            <text:p text:style-name="P46">0x0004</text:p>
          </table:table-cell>
          <table:table-cell table:style-name="Table2.E11" office:value-type="string">
            <text:p text:style-name="Table_20_Contents">1=This message has an event-field</text:p>
          </table:table-cell>
        </table:table-row>
        <table:table-row>
          <table:table-cell table:style-name="Table2.A11" office:value-type="string">
            <text:p text:style-name="Table_20_Contents">Modifier</text:p>
          </table:table-cell>
          <table:table-cell table:style-name="Table2.B11" office:value-type="string">
            <text:p text:style-name="P46">0 - 1</text:p>
          </table:table-cell>
          <table:table-cell table:style-name="Table2.C11" office:value-type="float" office:value="2">
            <text:p text:style-name="P46">2</text:p>
          </table:table-cell>
          <table:table-cell table:style-name="Table2.D11" office:value-type="string">
            <text:p text:style-name="P46">0x0003</text:p>
          </table:table-cell>
          <table:table-cell table:style-name="Table2.E11" office:value-type="string">
            <text:p text:style-name="Table_20_Contents">Message-specific extra information</text:p>
          </table:table-cell>
        </table:table-row>
      </table:table>
      <text:p text:style-name="P62">Note that these fields inform the intent of the message, but also the overall format of the rest of the message. <text:s/></text:p>
      <text:p text:style-name="P29"/>
      <text:h text:style-name="Heading_20_3" text:outline-level="3"><text:bookmark-start text:name="__RefHeading___Toc46500_1849205306"/>Message Content <text:bookmark-end text:name="__RefHeading___Toc46500_1849205306"/></text:h>
      <text:p text:style-name="Standard">The message content consists of:</text:p>
      <text:list xml:id="list6813756361507437163" text:style-name="L3">
        <text:list-item>
          <text:p text:style-name="P70">The MTI</text:p>
        </text:list-item>
        <text:list-item>
          <text:p text:style-name="P70">The source Node ID</text:p>
        </text:list-item>
        <text:list-item>
          <text:p text:style-name="P70">If the MTI flags it as being present, the destination Node ID</text:p>
        </text:list-item>
        <text:list-item>
          <text:p text:style-name="P70">If the MTI flags it as being present, an Event ID</text:p>
        </text:list-item>
        <text:list-item>
          <text:p text:style-name="P70">Any other content as defined for the specific message type. <text:s/><text:span text:style-name="T24"><text:s/></text:span></text:p>
        </text:list-item>
      </text:list>
      <text:p text:style-name="Standard">The exact format and order are defined by <text:span text:style-name="T9">the</text:span> specific wire protocols, but in all cases the message shall be fully decodable based on the flag-bit information in the MTI. <text:s/></text:p>
      <text:h text:style-name="Heading_20_2" text:outline-level="2"><text:bookmark-start text:name="__RefHeading___Toc46502_1849205306"/>States<text:bookmark-end text:name="__RefHeading___Toc46502_1849205306"/></text:h>
      <text:p text:style-name="Standard">The message network layer in an OpenLCB node has two states: </text:p>
      <text:list xml:id="list2553741760243563109" text:style-name="L4">
        <text:list-item>
          <text:p text:style-name="P71">Uninitialized</text:p>
        </text:list-item>
        <text:list-item>
          <text:p text:style-name="P71">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9">the</text:span> Initialized state may transmit any message type.</text:p>
      <text:p text:style-name="Standard"/>
      <text:h text:style-name="Heading_20_2" text:outline-level="2"><text:bookmark-start text:name="__RefHeading___Toc46504_1849205306"/><text:soft-page-break/>Definition of Specific Messages<text:bookmark-end text:name="__RefHeading___Toc46504_1849205306"/></text:h>
      <text:p text:style-name="Standard">This section defines the format of common core messages. Although there is a short description of the purpose of the message, and related interactions, this is <text:span text:style-name="T9">just</text:span> for identification and explanatory purposes. The meaning of <text:span text:style-name="T9">the</text:span> messages is defined by the interactions in which they take part. <text:s/><text:span text:style-name="T9">These</text:span> are described in later sections.</text:p>
      <text:p text:style-name="P33"><text:span text:style-name="T14">When a Node 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text:bookmark-start text:name="__RefHeading___Toc46506_1849205306"/>Initialization Complete<text:bookmark-end text:name="__RefHeading___Toc46506_1849205306"/></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19">Name</text:p>
          </table:table-cell>
          <table:table-cell table:style-name="Table3.A1" office:value-type="string">
            <text:p text:style-name="Table_20_Heading">Description</text:p>
          </table:table-cell>
          <table:table-cell table:style-name="Table3.A1" office:value-type="string">
            <text:p text:style-name="Table_20_Heading">Simple Protocol </text:p>
          </table:table-cell>
          <table:table-cell table:style-name="Table3.A1" office:value-type="string">
            <text:p text:style-name="P19">Dest ID</text:p>
          </table:table-cell>
          <table:table-cell table:style-name="Table3.A1" office:value-type="string">
            <text:p text:style-name="P19">Event ID</text:p>
          </table:table-cell>
          <table:table-cell table:style-name="Table3.A1" office:value-type="string">
            <text:p text:style-name="P19">CommonMTI</text:p>
          </table:table-cell>
          <table:table-cell table:style-name="Table3.G1" office:value-type="string">
            <text:p text:style-name="P19">Data Content</text:p>
          </table:table-cell>
        </table:table-row>
        <table:table-row>
          <table:table-cell table:style-name="Table3.A2" table:number-rows-spanned="2" office:value-type="string">
            <text:p text:style-name="P14">Initialization Complete</text:p>
          </table:table-cell>
          <table:table-cell table:style-name="Table3.A2" office:value-type="string">
            <text:p text:style-name="P20">Full Protocol Required</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0x0100</text:p>
          </table:table-cell>
          <table:table-cell table:style-name="Table3.G2" table:number-rows-spanned="2" office:value-type="string">
            <text:p text:style-name="P14">Source Node ID</text:p>
          </table:table-cell>
        </table:table-row>
        <table:table-row>
          <table:covered-table-cell/>
          <table:table-cell table:style-name="Table3.A2" office:value-type="string">
            <text:p text:style-name="P8">Simple-set Sufficient</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14">N</text:p>
          </table:table-cell>
          <table:table-cell table:style-name="Table3.A2" office:value-type="string">
            <text:p text:style-name="P9">0x0101</text:p>
          </table:table-cell>
          <table:covered-table-cell/>
        </table:table-row>
      </table:table>
      <text:p text:style-name="Standard">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46508_1849205306"/>Verify Node ID<text:bookmark-end text:name="__RefHeading___Toc46508_1849205306"/></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19">Name</text:p>
          </table:table-cell>
          <table:table-cell table:style-name="Table4.A1" office:value-type="string">
            <text:p text:style-name="Table_20_Heading">Description</text:p>
          </table:table-cell>
          <table:table-cell table:style-name="Table4.A1" office:value-type="string">
            <text:p text:style-name="Table_20_Heading">Simple Protocol </text:p>
          </table:table-cell>
          <table:table-cell table:style-name="Table4.A1" office:value-type="string">
            <text:p text:style-name="P19">Dest ID</text:p>
          </table:table-cell>
          <table:table-cell table:style-name="Table4.A1" office:value-type="string">
            <text:p text:style-name="P19">Event ID</text:p>
          </table:table-cell>
          <table:table-cell table:style-name="Table4.A1" office:value-type="string">
            <text:p text:style-name="P19">CommonMTI</text:p>
          </table:table-cell>
          <table:table-cell table:style-name="Table4.G1" office:value-type="string">
            <text:p text:style-name="P19">Data Content</text:p>
          </table:table-cell>
        </table:table-row>
        <table:table-row>
          <table:table-cell table:style-name="Table4.A2" table:number-rows-spanned="2" office:value-type="string">
            <text:p text:style-name="P14">Verify Node ID</text:p>
          </table:table-cell>
          <table:table-cell table:style-name="Table4.A2" office:value-type="string">
            <text:p text:style-name="P20">Addressed</text:p>
          </table:table-cell>
          <table:table-cell table:style-name="Table4.A2" office:value-type="string">
            <text:p text:style-name="P14">-<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2">0x04<text:span text:style-name="T15">8</text:span>8</text:p>
          </table:table-cell>
          <table:table-cell table:style-name="Table4.G2" table:number-rows-spanned="2" office:value-type="string">
            <text:p text:style-name="P12"><text:span text:style-name="T28">Optional</text:span> Full Node ID </text:p>
          </table:table-cell>
        </table:table-row>
        <table:table-row table:style-name="Table4.3">
          <table:covered-table-cell/>
          <table:table-cell table:style-name="Table4.A2" office:value-type="string">
            <text:p text:style-name="P20">Global</text:p>
          </table:table-cell>
          <table:table-cell table:style-name="Table4.A2" office:value-type="string">
            <text:p text:style-name="P14">Y</text:p>
          </table:table-cell>
          <table:table-cell table:style-name="Table4.A2" office:value-type="string">
            <text:p text:style-name="P14">N</text:p>
          </table:table-cell>
          <table:table-cell table:style-name="Table4.A2" office:value-type="string">
            <text:p text:style-name="P14">N</text:p>
          </table:table-cell>
          <table:table-cell table:style-name="Table4.A2" office:value-type="string">
            <text:p text:style-name="P9">0x0490</text:p>
          </table:table-cell>
          <table:covered-table-cell/>
        </table:table-row>
      </table:table>
      <text:p text:style-name="Standard"/>
      <text:h text:style-name="Heading_20_3" text:outline-level="3"><text:bookmark-start text:name="__RefHeading___Toc46510_1849205306"/>Verified Node ID<text:bookmark-end text:name="__RefHeading___Toc46510_1849205306"/></text:h>
      <text:p text:style-name="P4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19">Name</text:p>
          </table:table-cell>
          <table:table-cell table:style-name="Table5.A1" office:value-type="string">
            <text:p text:style-name="Table_20_Heading">Description</text:p>
          </table:table-cell>
          <table:table-cell table:style-name="Table5.A1" office:value-type="string">
            <text:p text:style-name="Table_20_Heading">Simple </text:p>
            <text:p text:style-name="Table_20_Heading">Protocol </text:p>
          </table:table-cell>
          <table:table-cell table:style-name="Table5.A1" office:value-type="string">
            <text:p text:style-name="P19">Dest ID</text:p>
          </table:table-cell>
          <table:table-cell table:style-name="Table5.A1" office:value-type="string">
            <text:p text:style-name="P19">Event ID</text:p>
          </table:table-cell>
          <table:table-cell table:style-name="Table5.A1" office:value-type="string">
            <text:p text:style-name="P19">CommonMTI</text:p>
          </table:table-cell>
          <table:table-cell table:style-name="Table5.G1" office:value-type="string">
            <text:p text:style-name="P19">Data Content</text:p>
          </table:table-cell>
        </table:table-row>
        <table:table-row>
          <table:table-cell table:style-name="Table5.A2" table:number-rows-spanned="2" office:value-type="string">
            <text:p text:style-name="P14">Verified Node ID Number</text:p>
          </table:table-cell>
          <table:table-cell table:style-name="Table5.A2" office:value-type="string">
            <text:p text:style-name="P20">Full Protocol Required</text:p>
          </table:table-cell>
          <table:table-cell table:style-name="Table5.C2" office:value-type="string">
            <text:p text:style-name="P14">Y</text:p>
          </table:table-cell>
          <table:table-cell table:style-name="Table5.D2" office:value-type="string">
            <text:p text:style-name="P14">N</text:p>
          </table:table-cell>
          <table:table-cell table:style-name="Table5.E2" office:value-type="string">
            <text:p text:style-name="P14">N</text:p>
          </table:table-cell>
          <table:table-cell table:style-name="Table5.A2" office:value-type="string">
            <text:p text:style-name="P14">0x0170</text:p>
          </table:table-cell>
          <table:table-cell table:style-name="Table5.G2" table:number-rows-spanned="2" office:value-type="string">
            <text:p text:style-name="P14"><text:s/>Source Node ID</text:p>
          </table:table-cell>
        </table:table-row>
        <table:table-row>
          <table:covered-table-cell/>
          <table:table-cell table:style-name="Table5.A2" office:value-type="string">
            <text:p text:style-name="P20">Simple Subset Sufficient</text:p>
          </table:table-cell>
          <table:table-cell table:style-name="Table5.A2" office:value-type="string">
            <text:p text:style-name="P14">Y</text:p>
          </table:table-cell>
          <table:table-cell table:style-name="Table5.A2" office:value-type="string">
            <text:p text:style-name="P14">N</text:p>
          </table:table-cell>
          <table:table-cell table:style-name="Table5.A2" office:value-type="string">
            <text:p text:style-name="P14">N</text:p>
          </table:table-cell>
          <table:table-cell table:style-name="Table5.A2" office:value-type="string">
            <text:p text:style-name="P9">0x0171</text:p>
          </table:table-cell>
          <table:covered-table-cell/>
        </table:table-row>
      </table:table>
      <text:p text:style-name="P34"><text:soft-page-break/>This message has two MTIs, distinguished by the modifier field, to indicate whether the node requires delivery of all the messages in the full protocol, or whether delivery of the Simple Protocol subset is sufficient.</text:p>
      <text:h text:style-name="Heading_20_3" text:outline-level="3"><text:bookmark-start text:name="__RefHeading___Toc46512_1849205306"/>Optional Interaction Rejected (OIR)<text:bookmark-end text:name="__RefHeading___Toc46512_1849205306"/></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6">Name</text:p>
          </table:table-cell>
          <table:table-cell table:style-name="Table6.A1" office:value-type="string">
            <text:p text:style-name="Table_20_Heading">Simple Protocol </text:p>
          </table:table-cell>
          <table:table-cell table:style-name="Table6.A1" office:value-type="string">
            <text:p text:style-name="P56">Dest ID</text:p>
          </table:table-cell>
          <table:table-cell table:style-name="Table6.A1" office:value-type="string">
            <text:p text:style-name="P56">Event ID</text:p>
          </table:table-cell>
          <table:table-cell table:style-name="Table6.A1" office:value-type="string">
            <text:p text:style-name="P56">CommonMTI</text:p>
          </table:table-cell>
          <table:table-cell table:style-name="Table6.F1" office:value-type="string">
            <text:p text:style-name="P56">Data Content</text:p>
          </table:table-cell>
        </table:table-row>
        <table:table-row table:style-name="Table6.1">
          <table:table-cell table:style-name="Table6.A2" office:value-type="string">
            <text:p text:style-name="P46">Optional Interaction Rejected</text:p>
          </table:table-cell>
          <table:table-cell table:style-name="Table6.A2" office:value-type="string">
            <text:p text:style-name="P46">N</text:p>
          </table:table-cell>
          <table:table-cell table:style-name="Table6.A2" office:value-type="string">
            <text:p text:style-name="P46">Y</text:p>
          </table:table-cell>
          <table:table-cell table:style-name="Table6.A2" office:value-type="string">
            <text:p text:style-name="P46">N</text:p>
          </table:table-cell>
          <table:table-cell table:style-name="Table6.A2" office:value-type="string">
            <text:p text:style-name="P46">0x0068</text:p>
          </table:table-cell>
          <table:table-cell table:style-name="Table6.F2" office:value-type="string">
            <text:p text:style-name="P46">Error code, MTI, optional info</text:p>
          </table:table-cell>
        </table:table-row>
      </table:table>
      <text:p text:style-name="P28">The data contents are, in order:</text:p>
      <text:list xml:id="list6098939225102220547" text:style-name="L5">
        <text:list-item>
          <text:p text:style-name="P72">Two bytes of error code. <text:s/></text:p>
        </text:list-item>
        <text:list-item>
          <text:p text:style-name="P73"><text:span text:style-name="T9">Two bytes of MTI. <text:s/>If the frame transport only delivered part of the MTI</text:span><text:span text:style-name="T9"><text:note text:id="ftn3" text:note-class="footnote"><text:note-citation>3</text:note-citation><text:note-body><text:p text:style-name="Footnote">For example, in this case, CAN delivers 12+1 bits of the MTI via each frame (the special bit is known to be zero).</text:p></text:note-body></text:note></text:span><text:span text:style-name="T9">, that content is returned with the rest of the MTI bits set to zero. <text:s/></text:span></text:p>
        </text:list-item>
        <text:list-item>
          <text:p text:style-name="P78">Any extra bytes that the node wishes to include. There can be zero or more of these, <text:span text:style-name="T35">to a maximum of 64 bytes</text:span>. These shall be described in the node documentation. <text:s/></text:p>
        </text:list-item>
      </text:list>
      <text:p text:style-name="P60">Nodes shall process this message even if not all of the contents are provided. <text:s/></text:p>
      <text:p text:style-name="P39"><text:span text:style-name="T9">For Error Codes see section </text:span><text:a xlink:type="simple" xlink:href="#3.5.5.Error codes|outline" text:style-name="Internet_20_link" text:visited-style-name="Visited_20_Internet_20_Link">3.5.6 Error Codes</text:a><text:span text:style-name="T9">, and section </text:span><text:a xlink:type="simple" xlink:href="#3.5.Error Handling|outline" text:style-name="Internet_20_link" text:visited-style-name="Visited_20_Internet_20_Link">3.5 Error Handling</text:a><text:span text:style-name="T9">.</text:span></text:p>
      <text:h text:style-name="Heading_20_3" text:outline-level="3"><text:bookmark-start text:name="__RefHeading___Toc46514_1849205306"/>Terminate Due to Error<text:bookmark-end text:name="__RefHeading___Toc46514_1849205306"/></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6">Name</text:p>
          </table:table-cell>
          <table:table-cell table:style-name="Table7.A1" office:value-type="string">
            <text:p text:style-name="P56">Simple <text:s/>Protocol</text:p>
          </table:table-cell>
          <table:table-cell table:style-name="Table7.A1" office:value-type="string">
            <text:p text:style-name="P56">Dest ID</text:p>
          </table:table-cell>
          <table:table-cell table:style-name="Table7.A1" office:value-type="string">
            <text:p text:style-name="P56">Event ID</text:p>
          </table:table-cell>
          <table:table-cell table:style-name="Table7.A1" office:value-type="string">
            <text:p text:style-name="P56">Common</text:p>
            <text:p text:style-name="P56">MTI</text:p>
          </table:table-cell>
          <table:table-cell table:style-name="Table7.F1" office:value-type="string">
            <text:p text:style-name="P56">Data Content</text:p>
          </table:table-cell>
        </table:table-row>
        <table:table-row>
          <table:table-cell table:style-name="Table7.A2" office:value-type="string">
            <text:p text:style-name="P46">Terminate Due to Error</text:p>
          </table:table-cell>
          <table:table-cell table:style-name="Table7.A2" office:value-type="string">
            <text:p text:style-name="P46">N</text:p>
          </table:table-cell>
          <table:table-cell table:style-name="Table7.A2" office:value-type="string">
            <text:p text:style-name="P46">Y</text:p>
          </table:table-cell>
          <table:table-cell table:style-name="Table7.A2" office:value-type="string">
            <text:p text:style-name="P46">N</text:p>
          </table:table-cell>
          <table:table-cell table:style-name="Table7.A2" office:value-type="string">
            <text:p text:style-name="P46">0x00A8</text:p>
          </table:table-cell>
          <table:table-cell table:style-name="Table7.F2" office:value-type="string">
            <text:p text:style-name="P46">Error code, MTI, optional info</text:p>
          </table:table-cell>
        </table:table-row>
      </table:table>
      <text:p text:style-name="P42">The contents are, in order:</text:p>
      <text:list xml:id="list210527558839790" text:continue-numbering="true" text:style-name="L5">
        <text:list-item>
          <text:p text:style-name="P72">Two bytes of error code.</text:p>
        </text:list-item>
        <text:list-item>
          <text:p text:style-name="P73"><text:span text:style-name="T9">Two bytes of MTI. <text:s/>If the frame transport only delivered part of the MTI</text:span><text:span text:style-name="T9"><text:note text:id="ftn4" text:note-class="footnote"><text:note-citation>4</text:note-citation><text:note-body><text:p text:style-name="Footnote">For example, in this case, CAN delivers 12+2 bits of the MTI via each frame (the special bit is known to be zero and <text:span text:style-name="T13">the</text:span> stream/datagram bit can be inferred).</text:p></text:note-body></text:note></text:span><text:span text:style-name="T9">, that content is returned with the rest of the MTI bits set to zero.</text:span></text:p>
        </text:list-item>
        <text:list-item>
          <text:p text:style-name="P72">Any extra bytes that the node wishes to include. There can be zero or more of these, <text:span text:style-name="T35">to a maximum of 64 bytes</text:span>. These shall be described in the node documentation.</text:p>
        </text:list-item>
      </text:list>
      <text:p text:style-name="P42">Nodes shall process this message even if not all of the contents are provided.</text:p>
      <text:p text:style-name="P41"><text:span text:style-name="T9">For error codes see section </text:span><text:a xlink:type="simple" xlink:href="#3.5.5.Error codes|outline" text:style-name="Internet_20_link" text:visited-style-name="Visited_20_Internet_20_Link"><text:span text:style-name="T16">3.5.5 </text:span></text:a><text:a xlink:type="simple" xlink:href="#3.5.5.Error codes|outline" text:style-name="Internet_20_link" text:visited-style-name="Visited_20_Internet_20_Link"><text:span text:style-name="T16">Error Codes</text:span></text:a><text:span text:style-name="T12"> </text:span><text:span text:style-name="T11">and section </text:span><text:a xlink:type="simple" xlink:href="#3.4.3.Error Handling|outline" text:style-name="Internet_20_link" text:visited-style-name="Visited_20_Internet_20_Link">3.4.3.Error Handling</text:a><text:span text:style-name="T11">. <text:s/></text:span></text:p>
      <text:h text:style-name="Heading_20_3" text:outline-level="3"><text:bookmark-start text:name="__RefHeading___Toc46516_1849205306"/>Protocol Support Inquiry<text:bookmark-end text:name="__RefHeading___Toc46516_1849205306"/></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6">Name</text:p>
          </table:table-cell>
          <table:table-cell table:style-name="Table9.A1" office:value-type="string">
            <text:p text:style-name="Table_20_Heading">Simple Protocol </text:p>
          </table:table-cell>
          <table:table-cell table:style-name="Table9.A1" office:value-type="string">
            <text:p text:style-name="P56">Dest ID</text:p>
          </table:table-cell>
          <table:table-cell table:style-name="Table9.A1" office:value-type="string">
            <text:p text:style-name="P56">Event ID</text:p>
          </table:table-cell>
          <table:table-cell table:style-name="Table9.A1" office:value-type="string">
            <text:p text:style-name="P56">Common</text:p>
            <text:p text:style-name="P56">MTI</text:p>
          </table:table-cell>
          <table:table-cell table:style-name="Table9.F1" office:value-type="string">
            <text:p text:style-name="P56">Data Content</text:p>
          </table:table-cell>
        </table:table-row>
        <table:table-row>
          <table:table-cell table:style-name="Table9.A2" office:value-type="string">
            <text:p text:style-name="P46">Protocol Support Inquiry</text:p>
          </table:table-cell>
          <table:table-cell table:style-name="Table9.B2" office:value-type="string">
            <text:p text:style-name="P46">-</text:p>
          </table:table-cell>
          <table:table-cell table:style-name="Table9.C2" office:value-type="string">
            <text:p text:style-name="P46">Y</text:p>
          </table:table-cell>
          <table:table-cell table:style-name="Table9.D2" office:value-type="string">
            <text:p text:style-name="P46">N</text:p>
          </table:table-cell>
          <table:table-cell table:style-name="Table9.E2" office:value-type="string">
            <text:p text:style-name="P46">0x0828</text:p>
          </table:table-cell>
          <table:table-cell table:style-name="Table9.F2" office:value-type="string">
            <text:p text:style-name="P46">(none)</text:p>
          </table:table-cell>
        </table:table-row>
      </table:table>
      <text:p text:style-name="Standard"/>
      <text:h text:style-name="Heading_20_3" text:outline-level="3"><text:bookmark-start text:name="__RefHeading___Toc46518_1849205306"/><text:bookmark text:name="psr"/>Protocol Support Reply<text:bookmark-end text:name="__RefHeading___Toc46518_1849205306"/></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19">Name</text:p>
          </table:table-cell>
          <table:table-cell table:style-name="Table12.A1" office:value-type="string">
            <text:p text:style-name="Table_20_Heading">Simple Protocol </text:p>
          </table:table-cell>
          <table:table-cell table:style-name="Table12.A1" office:value-type="string">
            <text:p text:style-name="P19">Dest ID</text:p>
          </table:table-cell>
          <table:table-cell table:style-name="Table12.A1" office:value-type="string">
            <text:p text:style-name="P19">Event ID</text:p>
          </table:table-cell>
          <table:table-cell table:style-name="Table12.A1" office:value-type="string">
            <text:p text:style-name="P19">CommonMTI</text:p>
          </table:table-cell>
          <table:table-cell table:style-name="Table12.F1" office:value-type="string">
            <text:p text:style-name="P19">Data Content</text:p>
          </table:table-cell>
        </table:table-row>
        <table:table-row>
          <table:table-cell table:style-name="Table12.A2" office:value-type="string">
            <text:p text:style-name="P14">Protocol Support Reply</text:p>
          </table:table-cell>
          <table:table-cell table:style-name="Table12.A2" office:value-type="string">
            <text:p text:style-name="P14">-</text:p>
          </table:table-cell>
          <table:table-cell table:style-name="Table12.A2" office:value-type="string">
            <text:p text:style-name="P14">Y</text:p>
          </table:table-cell>
          <table:table-cell table:style-name="Table12.A2" office:value-type="string">
            <text:p text:style-name="P14">N</text:p>
          </table:table-cell>
          <table:table-cell table:style-name="Table12.A2" office:value-type="string">
            <text:p text:style-name="P9">0x0668</text:p>
          </table:table-cell>
          <table:table-cell table:style-name="Table12.F2" office:value-type="string">
            <text:p text:style-name="P10">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25">Protocol</text:p>
            </table:table-cell>
            <table:table-cell table:style-name="Table13.B1" office:value-type="string">
              <text:p text:style-name="P24"><text:s text:c="3"/>Protocol Flags</text:p>
            </table:table-cell>
          </table:table-row>
        </table:table-header-rows>
        <table:table-row table:style-name="Table13.1">
          <table:table-cell table:style-name="Table13.A2" office:value-type="string">
            <text:p text:style-name="P20">Simple Protocol subset</text:p>
          </table:table-cell>
          <table:table-cell table:style-name="Table13.B21" office:value-type="string">
            <text:p text:style-name="P9">0x80 00 00</text:p>
          </table:table-cell>
        </table:table-row>
        <table:table-row table:style-name="Table13.1">
          <table:table-cell table:style-name="Table13.A21" office:value-type="string">
            <text:p text:style-name="P20">Datagram Protocol</text:p>
          </table:table-cell>
          <table:table-cell table:style-name="Table13.B21" office:value-type="string">
            <text:p text:style-name="P9">0x40 00 00</text:p>
          </table:table-cell>
        </table:table-row>
        <table:table-row table:style-name="Table13.1">
          <table:table-cell table:style-name="Table13.A21" office:value-type="string">
            <text:p text:style-name="P20">Stream Protocol</text:p>
          </table:table-cell>
          <table:table-cell table:style-name="Table13.B21" office:value-type="string">
            <text:p text:style-name="P9">0x20 00 00</text:p>
          </table:table-cell>
        </table:table-row>
        <table:table-row table:style-name="Table13.1">
          <table:table-cell table:style-name="Table13.A21" office:value-type="string">
            <text:p text:style-name="P20">Memory Configuration Protocol</text:p>
          </table:table-cell>
          <table:table-cell table:style-name="Table13.B21" office:value-type="string">
            <text:p text:style-name="P9">0x10 00 00</text:p>
          </table:table-cell>
        </table:table-row>
        <table:table-row table:style-name="Table13.1">
          <table:table-cell table:style-name="Table13.A21" office:value-type="string">
            <text:p text:style-name="P20">Reservation Protocol</text:p>
          </table:table-cell>
          <table:table-cell table:style-name="Table13.B21" office:value-type="string">
            <text:p text:style-name="P9">0x08 00 00</text:p>
          </table:table-cell>
        </table:table-row>
        <table:table-row table:style-name="Table13.1">
          <table:table-cell table:style-name="Table13.A21" office:value-type="string">
            <text:p text:style-name="P20">Event Exchange (Producer/Consumer) Protocol</text:p>
          </table:table-cell>
          <table:table-cell table:style-name="Table13.B21" office:value-type="string">
            <text:p text:style-name="P9">0x04 00 00</text:p>
          </table:table-cell>
        </table:table-row>
        <table:table-row table:style-name="Table13.1">
          <table:table-cell table:style-name="Table13.A21" office:value-type="string">
            <text:p text:style-name="P20">Identification Protocol</text:p>
          </table:table-cell>
          <table:table-cell table:style-name="Table13.B21" office:value-type="string">
            <text:p text:style-name="P9">0x02 00 00</text:p>
          </table:table-cell>
        </table:table-row>
        <table:table-row table:style-name="Table13.1">
          <table:table-cell table:style-name="Table13.A21" office:value-type="string">
            <text:p text:style-name="P20">Teaching/Learning Configuration Protocol</text:p>
          </table:table-cell>
          <table:table-cell table:style-name="Table13.B21" office:value-type="string">
            <text:p text:style-name="P9">0x01 00 00</text:p>
          </table:table-cell>
        </table:table-row>
        <table:table-row table:style-name="Table13.1">
          <table:table-cell table:style-name="Table13.A21" office:value-type="string">
            <text:p text:style-name="P20">Remote Button Protocol</text:p>
          </table:table-cell>
          <table:table-cell table:style-name="Table13.B21" office:value-type="string">
            <text:p text:style-name="P9">0x00 80 00</text:p>
          </table:table-cell>
        </table:table-row>
        <table:table-row table:style-name="Table13.1">
          <table:table-cell table:style-name="Table13.A21" office:value-type="string">
            <text:p text:style-name="P20">Abbreviated Default CDI Protocol</text:p>
          </table:table-cell>
          <table:table-cell table:style-name="Table13.B21" office:value-type="string">
            <text:p text:style-name="P9">0x00 40 00</text:p>
          </table:table-cell>
        </table:table-row>
        <table:table-row table:style-name="Table13.1">
          <table:table-cell table:style-name="Table13.A21" office:value-type="string">
            <text:p text:style-name="P20">Display Protocol</text:p>
          </table:table-cell>
          <table:table-cell table:style-name="Table13.B21" office:value-type="string">
            <text:p text:style-name="P9">0x00 20 00</text:p>
          </table:table-cell>
        </table:table-row>
        <table:table-row table:style-name="Table13.1">
          <table:table-cell table:style-name="Table13.A21" office:value-type="string">
            <text:p text:style-name="P20">Simple Node Information Protocol</text:p>
          </table:table-cell>
          <table:table-cell table:style-name="Table13.B21" office:value-type="string">
            <text:p text:style-name="P9">0x00 10 00</text:p>
          </table:table-cell>
        </table:table-row>
        <table:table-row table:style-name="Table13.1">
          <table:table-cell table:style-name="Table13.A21" office:value-type="string">
            <text:p text:style-name="P20">Configuration Description Information (CDI)</text:p>
          </table:table-cell>
          <table:table-cell table:style-name="Table13.B21" office:value-type="string">
            <text:p text:style-name="P9">0x00 08 00</text:p>
          </table:table-cell>
        </table:table-row>
        <table:table-row table:style-name="Table13.1">
          <table:table-cell table:style-name="Table13.A21" office:value-type="string">
            <text:p text:style-name="P20">Traction Control Protocol (Train Protocol)</text:p>
          </table:table-cell>
          <table:table-cell table:style-name="Table13.B21" office:value-type="string">
            <text:p text:style-name="P9">0x00 04 00</text:p>
          </table:table-cell>
        </table:table-row>
        <table:table-row table:style-name="Table13.1">
          <table:table-cell table:style-name="Table13.A21" office:value-type="string">
            <text:p text:style-name="P20">Function Description Information (FDI)</text:p>
          </table:table-cell>
          <table:table-cell table:style-name="Table13.B21" office:value-type="string">
            <text:p text:style-name="P9">0x00 02 00</text:p>
          </table:table-cell>
        </table:table-row>
        <table:table-row table:style-name="Table13.1">
          <table:table-cell table:style-name="Table13.A21" office:value-type="string">
            <text:p text:style-name="P20">DCC Command Station Protocol</text:p>
          </table:table-cell>
          <table:table-cell table:style-name="Table13.B21" office:value-type="string">
            <text:p text:style-name="P9">0x00 01 00</text:p>
          </table:table-cell>
        </table:table-row>
        <table:table-row table:style-name="Table13.1">
          <table:table-cell table:style-name="Table13.A21" office:value-type="string">
            <text:p text:style-name="P20">Simple Train Node Information Protocol</text:p>
          </table:table-cell>
          <table:table-cell table:style-name="Table13.B21" office:value-type="string">
            <text:p text:style-name="P14">0x00 00 80</text:p>
          </table:table-cell>
        </table:table-row>
        <table:table-row table:style-name="Table13.1">
          <table:table-cell table:style-name="Table13.A21" office:value-type="string">
            <text:p text:style-name="P20">Function Configuration</text:p>
          </table:table-cell>
          <table:table-cell table:style-name="Table13.B21" office:value-type="string">
            <text:p text:style-name="P14">0x00 00 40</text:p>
          </table:table-cell>
        </table:table-row>
        <table:table-row table:style-name="Table13.1">
          <table:table-cell table:style-name="Table13.A21" office:value-type="string">
            <text:p text:style-name="P21">Firmware Upgrade Protocol</text:p>
          </table:table-cell>
          <table:table-cell table:style-name="Table13.B21" office:value-type="string">
            <text:p text:style-name="P22">0x00 00 20</text:p>
          </table:table-cell>
        </table:table-row>
        <table:table-row table:style-name="Table13.1">
          <table:table-cell table:style-name="Table13.A21" office:value-type="string">
            <text:p text:style-name="P21">Firmware Upgrade Active</text:p>
          </table:table-cell>
          <table:table-cell table:style-name="Table13.B21" office:value-type="string">
            <text:p text:style-name="P22">0x00 00 10</text:p>
          </table:table-cell>
        </table:table-row>
        <table:table-row table:style-name="Table13.1">
          <table:table-cell table:style-name="Table13.A22" office:value-type="string">
            <text:p text:style-name="P20">Reserved for future protocol bits. Shall be sent as 0 and ignored upon receipt.</text:p>
            <text:p text:style-name="P20">Trailing 0-bytes do not need to be sent. <text:s text:c="2"/></text:p>
          </table:table-cell>
          <table:table-cell table:style-name="Table13.B22" office:value-type="string">
            <text:p text:style-name="P14">All others</text:p>
          </table:table-cell>
        </table:table-row>
      </table:table>
      <text:p text:style-name="P45"><text:s/></text:p>
      <text:h text:style-name="Heading_20_2" text:outline-level="2"><text:bookmark-start text:name="__RefHeading___Toc46520_1849205306"/>Interactions<text:bookmark-end text:name="__RefHeading___Toc46520_1849205306"/></text:h>
      <text:p text:style-name="Standard"><text:span text:style-name="T28">All</text:span> nodes shall be able to take part in all standard interactions, as defined below.</text:p>
      <text:h text:style-name="Heading_20_3" text:outline-level="3"><text:bookmark-start text:name="__RefHeading___Toc46522_1849205306"/>Node Initialization<text:bookmark-end text:name="__RefHeading___Toc46522_1849205306"/></text:h>
      <text:p text:style-name="Standard">Newly functional nodes, once their start-up is complete and they are fully operational, shall send an Initialization Complete message and enter the Initialized state. <text:s/><text:span text:style-name="T25">Nodes shall not emit any other OpenLCB message before the Initialization Complete message.</text:span><text:span text:style-name="T24"> </text:span></text:p>
      <text:h text:style-name="Heading_20_3" text:outline-level="3"><text:bookmark-start text:name="__RefHeading___Toc46524_1849205306"/><text:soft-page-break/>Node ID Detection<text:bookmark-end text:name="__RefHeading___Toc46524_1849205306"/></text:h>
      <text:p text:style-name="Standard">Upon receipt of a directed (addressed) Verify Node ID message addressed to it, a node shall reply with an unaddressed Verified Node ID message. <text:s text:c="3"/></text:p>
      <text:p text:style-name="P44">Upon receipt of a global (unaddressed) Verify Node ID message that <text:span text:style-name="T28">does not contain</text:span> an (optional) Node ID, a node shall reply with an unaddressed Verified Node ID message. </text:p>
      <text:p text:style-name="P44">Upon receipt of a global (unaddressed) Verify Node ID message that <text:span text:style-name="T28">contains</text:span> an (optional) Node ID, a node will reply with an unaddressed Verified Node ID message, <text:span text:style-name="T28">if and only if </text:span>the receiving node's Node ID matches the one received.</text:p>
      <text:p text:style-name="Standard">If a node receives multiple Verify Node ID messages before it replies to one or more, it may, but is not required to, combine multiple responses into one. </text:p>
      <text:h text:style-name="P83" text:outline-level="3"><text:bookmark-start text:name="__RefHeading___Toc46526_1849205306"/>Protocol Support Inquiry and Response<text:bookmark-end text:name="__RefHeading___Toc46526_1849205306"/></text:h>
      <text:p text:style-name="P61">On receipt of a Protocol Support Inquiry message, a node will reply with a Protocol Support <text:s/>Response with bit values corresponding to <text:span text:style-name="T9">the</text:span> protocols that the node implements. <text:s/></text:p>
      <text:p text:style-name="P61"/>
      <text:h text:style-name="Heading_20_2" text:outline-level="2"><text:bookmark-start text:name="__RefHeading___Toc46528_1849205306"/>Error Handling<text:bookmark-end text:name="__RefHeading___Toc46528_1849205306"/></text:h>
      <text:p text:style-name="Standard">There are multiple error-handling scenarios defined. <text:s/></text:p>
      <text:h text:style-name="Heading_20_3" text:outline-level="3"><text:bookmark-start text:name="__RefHeading___Toc46530_1849205306"/>Reject Addressed Optional Interaction<text:bookmark-end text:name="__RefHeading___Toc46530_1849205306"/></text:h>
      <text:p text:style-name="Standard">If a Node receives an addressed message with an MTI that is not part of <text:span text:style-name="T9">the</text:span> mandatory set, and it does not want to take part in that interaction, it <text:span text:style-name="T26">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text:bookmark-start text:name="__RefHeading___Toc46532_1849205306"/>Reject Unaddressed Optional Interaction<text:bookmark-end text:name="__RefHeading___Toc46532_1849205306"/></text:h>
      <text:p text:style-name="Standard">If a Node receives an unaddressed message with an MTI that indicates the start of a non-mandatory / optional interaction, and the Node does not take part in that optional interaction, it <text:span text:style-name="T32">may </text:span>silently drop the message without reply. </text:p>
      <text:h text:style-name="Heading_20_3" text:outline-level="3"><text:bookmark-start text:name="__RefHeading___Toc46534_1849205306"/>Reject Addressed Standard Interaction Due to Error<text:bookmark-end text:name="__RefHeading___Toc46534_1849205306"/></text:h>
      <text:p text:style-name="Standard">If a Node is taking part in an addressed interaction with another node, where either node may be able to send the next message, and some error condition prevents this Node from continuing the interaction, to terminate the interaction, this Node <text:span text:style-name="T32">shall send</text:span> a Terminate Due to Error message to the other Node. It <text:span text:style-name="T33">shall</text:span> reset its state so as to no longer be taking part in the addressed interaction. <text:s/>The message content <text:span text:style-name="T33">shall </text:span>contain the most recent MTI received in this interaction, a mandatory reason code and an optional data value. </text:p>
      <text:p text:style-name="Standard">In addition, upon receipt of the Terminate Due to Error message, the other Node also <text:span text:style-name="T33">shall </text:span>reset its state so as to no longer be taking part in the addressed interaction.</text:p>
      <text:h text:style-name="P83" text:outline-level="3"><text:bookmark-start text:name="__RefHeading___Toc46536_1849205306"/><text:soft-page-break/>Duplicate Node ID Discovery<text:bookmark-end text:name="__RefHeading___Toc46536_1849205306"/></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36"/>
      <text:h text:style-name="Heading_20_3" text:outline-level="3"><text:bookmark-start text:name="__RefHeading___Toc46538_1849205306"/>Error codes<text:bookmark-end text:name="__RefHeading___Toc46538_1849205306"/></text:h>
      <text:p text:style-name="Standard">Numerous messages are defined to carry status information and error codes. An OpenLCB Error code is a 2-byte value of the following format:</text:p>
      <text:p text:style-name="Standard"/>
      <table:table table:name="Table23" table:style-name="Table23">
        <table:table-column table:style-name="Table23.A"/>
        <table:table-column table:style-name="Table23.B"/>
        <table:table-row>
          <table:table-cell table:style-name="Table23.A1" table:number-columns-spanned="2" office:value-type="string">
            <text:p text:style-name="P52">Error Code Format</text:p>
          </table:table-cell>
          <table:covered-table-cell/>
        </table:table-row>
        <table:table-row>
          <table:table-cell table:style-name="Table23.A2" office:value-type="string">
            <text:p text:style-name="P52">Bits</text:p>
          </table:table-cell>
          <table:table-cell table:style-name="Table23.B2" office:value-type="string">
            <text:p text:style-name="P49">Description</text:p>
          </table:table-cell>
        </table:table-row>
        <table:table-row>
          <table:table-cell table:style-name="Table23.A2" office:value-type="string">
            <text:p text:style-name="P48">12-15</text:p>
          </table:table-cell>
          <table:table-cell table:style-name="Table23.B2" office:value-type="string">
            <text:p text:style-name="P47">Error type flags. <text:s/>Zero or one bit shall be selected. <text:s/></text:p>
          </table:table-cell>
        </table:table-row>
        <table:table-row>
          <table:table-cell table:style-name="Table23.A2" office:value-type="string">
            <text:p text:style-name="P48">8-11</text:p>
          </table:table-cell>
          <table:table-cell table:style-name="Table23.B2" office:value-type="string">
            <text:p text:style-name="P47">Reserved. <text:s/>Send as zero, ignored on receipt. </text:p>
          </table:table-cell>
        </table:table-row>
        <table:table-row>
          <table:table-cell table:style-name="Table23.A2" office:value-type="string">
            <text:p text:style-name="P48">4-7</text:p>
          </table:table-cell>
          <table:table-cell table:style-name="Table23.B2" office:value-type="string">
            <text:p text:style-name="P47">General Error Enumeration 0-15. <text:s/>Default as zero, and ignored on receipt. <text:s/></text:p>
          </table:table-cell>
        </table:table-row>
        <table:table-row>
          <table:table-cell table:style-name="Table23.A2" office:value-type="string">
            <text:p text:style-name="P48">0-3</text:p>
          </table:table-cell>
          <table:table-cell table:style-name="Table23.B2" office:value-type="string">
            <text:p text:style-name="P38">Reserved for use of specific protocols for error reporting. <text:s/>Interpretation of these bits will be defined in <text:span text:style-name="T9">the</text:span> specific protocol documentation. <text:s/>A value of zero in this field means no further information is available. <text:s/>Default as 0, and ignored on receipt. <text:s/></text:p>
          </table:table-cell>
        </table:table-row>
      </table:table>
      <text:p text:style-name="Standard"/>
      <text:p text:style-name="Standard"/>
      <text:p text:style-name="P26">The following General Error Codes are defined. <text:span text:style-name="T17">All protocols shall use at least Error Codes 0x0000, 0x1000, and 0x2000, and may use the extended Error Codes. <text:s/></text:span></text:p>
      <table:table table:name="Table24" table:style-name="Table24">
        <table:table-column table:style-name="Table24.A"/>
        <table:table-column table:style-name="Table24.B"/>
        <table:table-row>
          <table:table-cell table:style-name="Table24.A1" table:number-columns-spanned="2" office:value-type="string">
            <text:p text:style-name="P52">General Error Codes</text:p>
          </table:table-cell>
          <table:covered-table-cell/>
        </table:table-row>
        <table:table-row>
          <table:table-cell table:style-name="Table24.A2" office:value-type="string">
            <text:p text:style-name="P52">Value</text:p>
          </table:table-cell>
          <table:table-cell table:style-name="Table24.A1" office:value-type="string">
            <text:p text:style-name="P50">Description</text:p>
          </table:table-cell>
        </table:table-row>
        <table:table-row>
          <table:table-cell table:style-name="Table24.A3" table:number-columns-spanned="2" office:value-type="string">
            <text:p text:style-name="P50">Permanent Error Enumeration. Re-trying the same interaction will result in the same error.</text:p>
          </table:table-cell>
          <table:covered-table-cell/>
        </table:table-row>
        <table:table-row>
          <table:table-cell table:style-name="Table24.A4" office:value-type="string">
            <text:p text:style-name="P16">0x100<text:span text:style-name="T18">x</text:span></text:p>
          </table:table-cell>
          <table:table-cell table:style-name="Table24.A3" office:value-type="string">
            <text:p text:style-name="P15">Permanent error. <text:s/></text:p>
          </table:table-cell>
        </table:table-row>
        <table:table-row>
          <table:table-cell table:style-name="Table24.A4" office:value-type="string">
            <text:p text:style-name="P16">0x101<text:span text:style-name="T18">x</text:span></text:p>
          </table:table-cell>
          <table:table-cell table:style-name="Table24.A3" office:value-type="string">
            <text:p text:style-name="P15">Reserved.</text:p>
          </table:table-cell>
        </table:table-row>
        <table:table-row>
          <table:table-cell table:style-name="Table24.A4" office:value-type="string">
            <text:p text:style-name="P16">0x102<text:span text:style-name="T18">x</text:span></text:p>
          </table:table-cell>
          <table:table-cell table:style-name="Table24.A3" office:value-type="string">
            <text:p text:style-name="P15">Source not permitted. </text:p>
          </table:table-cell>
        </table:table-row>
        <table:table-row>
          <table:table-cell table:style-name="Table24.A4" office:value-type="string">
            <text:p text:style-name="P16">0x103<text:span text:style-name="T18">x</text:span></text:p>
          </table:table-cell>
          <table:table-cell table:style-name="Table24.A3" office:value-type="string">
            <text:p text:style-name="P15">Reserved.</text:p>
          </table:table-cell>
        </table:table-row>
        <table:table-row>
          <table:table-cell table:style-name="Table24.A4" office:value-type="string">
            <text:p text:style-name="P16">0x104<text:span text:style-name="T18">x</text:span></text:p>
          </table:table-cell>
          <table:table-cell table:style-name="Table24.A3" office:value-type="string">
            <text:p text:style-name="P15">Not implemented. </text:p>
          </table:table-cell>
        </table:table-row>
        <table:table-row>
          <table:table-cell table:style-name="Table24.A4" office:value-type="string">
            <text:p text:style-name="P17">0x105x-0x107x</text:p>
          </table:table-cell>
          <table:table-cell table:style-name="Table24.A3" office:value-type="string">
            <text:p text:style-name="P18">Reserved</text:p>
          </table:table-cell>
        </table:table-row>
        <table:table-row>
          <table:table-cell table:style-name="Table24.A4" office:value-type="string">
            <text:p text:style-name="P16">0x108<text:span text:style-name="T18">x</text:span></text:p>
            <text:p text:style-name="P16"/>
          </table:table-cell>
          <table:table-cell table:style-name="Table24.A3" office:value-type="string">
            <text:p text:style-name="P15">Invalid arguments. Some of the values sent in the message fall outside of the expected range, or do not match the expectations of the receiving node.</text:p>
          </table:table-cell>
        </table:table-row>
        <table:table-row>
          <table:table-cell table:style-name="Table24.A4" office:value-type="string">
            <text:p text:style-name="P48">0x109<text:span text:style-name="T18">x</text:span>-0x1<text:span text:style-name="T19">0</text:span>F<text:span text:style-name="T18">x</text:span></text:p>
          </table:table-cell>
          <table:table-cell table:style-name="Table24.A3" office:value-type="string">
            <text:p text:style-name="P47">Reserved.</text:p>
          </table:table-cell>
        </table:table-row>
        <table:table-row>
          <table:table-cell table:style-name="Table24.A3" table:number-columns-spanned="2" office:value-type="string">
            <text:p text:style-name="P50">Temporary Error (resen<text:span text:style-name="T17">d </text:span>OK). <text:s/>Re-trying the same interaction later is likely to succeed.</text:p>
          </table:table-cell>
          <table:covered-table-cell/>
        </table:table-row>
        <table:table-row>
          <table:table-cell table:style-name="Table24.A4" office:value-type="string">
            <text:p text:style-name="P48">0x200<text:span text:style-name="T18">x</text:span></text:p>
          </table:table-cell>
          <table:table-cell table:style-name="Table24.A3" office:value-type="string">
            <text:p text:style-name="P47">Temporary error, not further not specified. <text:s/></text:p>
          </table:table-cell>
        </table:table-row>
        <table:table-row>
          <table:table-cell table:style-name="Table24.A4" office:value-type="string">
            <text:p text:style-name="P48">0x201<text:span text:style-name="T18">x</text:span></text:p>
          </table:table-cell>
          <table:table-cell table:style-name="Table24.A3" office:value-type="string">
            <text:p text:style-name="P47">Timeout, the expected message or message-part did not arrive in time. <text:s/></text:p>
          </table:table-cell>
        </table:table-row>
        <table:table-row>
          <table:table-cell table:style-name="Table24.A4" office:value-type="string">
            <text:p text:style-name="P48">0x202<text:span text:style-name="T18">x</text:span></text:p>
          </table:table-cell>
          <table:table-cell table:style-name="Table24.A3" office:value-type="string">
            <text:p text:style-name="P47">Buffer unavailable or destination node busy. </text:p>
          </table:table-cell>
        </table:table-row>
        <table:table-row>
          <table:table-cell table:style-name="Table24.A4" office:value-type="string">
            <text:p text:style-name="P48">0x203<text:span text:style-name="T18">x</text:span></text:p>
          </table:table-cell>
          <table:table-cell table:style-name="Table24.A3" office:value-type="string">
            <text:p text:style-name="P47">Reserved.</text:p>
          </table:table-cell>
        </table:table-row>
        <table:table-row>
          <table:table-cell table:style-name="Table24.A4" office:value-type="string">
            <text:p text:style-name="P48">0x204<text:span text:style-name="T18">x</text:span></text:p>
          </table:table-cell>
          <table:table-cell table:style-name="Table24.A3" office:value-type="string">
            <text:p text:style-name="P47">Not expected, Out of order. An inconsistency was found in the message or frame sequence received, the arrived message is unexpected or does not match the state of the receiving node.</text:p>
          </table:table-cell>
        </table:table-row>
        <table:table-row>
          <table:table-cell table:style-name="Table24.A4" office:value-type="string">
            <text:p text:style-name="P48">0x205<text:span text:style-name="T18">x</text:span>-0x2<text:span text:style-name="T20">07x</text:span></text:p>
          </table:table-cell>
          <table:table-cell table:style-name="Table24.A3" office:value-type="string">
            <text:p text:style-name="P47">Reserved.</text:p>
          </table:table-cell>
        </table:table-row>
        <table:table-row>
          <table:table-cell table:style-name="Table24.A4" office:value-type="string">
            <text:p text:style-name="P48">0x208<text:span text:style-name="T18">x</text:span></text:p>
          </table:table-cell>
          <table:table-cell table:style-name="Table24.A3" office:value-type="string">
            <text:p text:style-name="P47">Transfer error. <text:s/>The message or received message was ill-formed, failed checksum, or is otherwise uninterpretable. <text:s/>On CAN, this is handled by the hardware.</text:p>
          </table:table-cell>
        </table:table-row>
        <table:table-row>
          <table:table-cell table:style-name="Table24.A4" office:value-type="string">
            <text:p text:style-name="P48">0x209<text:span text:style-name="T18">x</text:span>-0x2<text:span text:style-name="T19">0</text:span>F<text:span text:style-name="T18">x</text:span></text:p>
          </table:table-cell>
          <table:table-cell table:style-name="Table24.A3" office:value-type="string">
            <text:p text:style-name="P47">Reserved. <text:s/></text:p>
          </table:table-cell>
        </table:table-row>
        <table:table-row>
          <table:table-cell table:style-name="Table24.A3" table:number-columns-spanned="2" office:value-type="string">
            <text:p text:style-name="P50">Reserved</text:p>
          </table:table-cell>
          <table:covered-table-cell/>
        </table:table-row>
        <table:table-row>
          <table:table-cell table:style-name="Table24.A4" office:value-type="string">
            <text:p text:style-name="P48">0x<text:span text:style-name="T19">3</text:span>00<text:span text:style-name="T18">x-0x70Fx</text:span></text:p>
          </table:table-cell>
          <table:table-cell table:style-name="Table24.A3" office:value-type="string">
            <text:p text:style-name="P47">Reserved. <text:s/>Write as zero, ignored on read. <text:s/></text:p>
          </table:table-cell>
        </table:table-row>
        <table:table-row>
          <table:table-cell table:style-name="Table24.A3" table:number-columns-spanned="2" office:value-type="string">
            <text:p text:style-name="P50">Accept Flag</text:p>
          </table:table-cell>
          <table:covered-table-cell/>
        </table:table-row>
        <table:table-row>
          <table:table-cell table:style-name="Table24.A4" office:value-type="string">
            <text:p text:style-name="P48">0x800<text:span text:style-name="T18">x</text:span></text:p>
          </table:table-cell>
          <table:table-cell table:style-name="Table24.A3" office:value-type="string">
            <text:p text:style-name="P47">Accept, no error. <text:s/>This value shall not be used in reject messages. <text:s/></text:p>
          </table:table-cell>
        </table:table-row>
      </table:table>
      <text:p text:style-name="P8">NB: Nodes may return 0x0000 as an error-code. <text:s/></text:p>
      <text:p text:style-name="P8"/>
      <text:p text:style-name="P37">The following Error Codes may be specifically used by the Message Network Protocol:</text:p>
      <table:table table:name="Table27" table:style-name="Table27">
        <table:table-column table:style-name="Table27.A"/>
        <table:table-column table:style-name="Table27.B"/>
        <text:soft-page-break/>
        <table:table-row>
          <table:table-cell table:style-name="Table27.A1" table:number-columns-spanned="2" office:value-type="string">
            <text:p text:style-name="P56">Message Network Specific Error Codes</text:p>
          </table:table-cell>
          <table:covered-table-cell/>
        </table:table-row>
        <table:table-row>
          <table:table-cell table:style-name="Table27.A2" office:value-type="string">
            <text:p text:style-name="P56">Value</text:p>
          </table:table-cell>
          <table:table-cell table:style-name="Table27.B2" office:value-type="string">
            <text:p text:style-name="P55">Description</text:p>
          </table:table-cell>
        </table:table-row>
        <table:table-row>
          <table:table-cell table:style-name="Table27.B2" table:number-columns-spanned="2" office:value-type="string">
            <text:p text:style-name="P51">Permanent Error Enumeration. Re-trying the same interaction will result in the same error.</text:p>
          </table:table-cell>
          <table:covered-table-cell/>
        </table:table-row>
        <table:table-row>
          <table:table-cell table:style-name="Table27.A2" office:value-type="string">
            <text:p text:style-name="P16">0x10<text:span text:style-name="T34">41</text:span></text:p>
          </table:table-cell>
          <table:table-cell table:style-name="Table27.B2" office:value-type="string">
            <text:p text:style-name="P40">Not implemented, subcommand is unknown.</text:p>
          </table:table-cell>
        </table:table-row>
        <table:table-row>
          <table:table-cell table:style-name="Table27.A2" office:value-type="string">
            <text:p text:style-name="P16">0x10<text:span text:style-name="T34">42</text:span></text:p>
          </table:table-cell>
          <table:table-cell table:style-name="Table27.B2" office:value-type="string">
            <text:p text:style-name="P40">Not implemented, Datagram-type, Stream-type, or command is unknown.</text:p>
          </table:table-cell>
        </table:table-row>
        <table:table-row>
          <table:table-cell table:style-name="Table27.A2" office:value-type="string">
            <text:p text:style-name="P16">0x10<text:span text:style-name="T34">43</text:span></text:p>
          </table:table-cell>
          <table:table-cell table:style-name="Table27.B2" office:value-type="string">
            <text:p text:style-name="P40">Not implemented, unknown MTI, or Transport protocol (datagrams/streams) is not supported. <text:s/></text:p>
          </table:table-cell>
        </table:table-row>
        <table:table-row>
          <table:table-cell table:style-name="Table27.B2" table:number-columns-spanned="2" office:value-type="string">
            <text:p text:style-name="P50">Temporary Error (resen<text:span text:style-name="T37">d</text:span> OK). <text:s/>Re-trying the same interaction later is likely to succeed.</text:p>
          </table:table-cell>
          <table:covered-table-cell/>
        </table:table-row>
        <table:table-row>
          <table:table-cell table:style-name="Table27.A2" office:value-type="string">
            <text:p text:style-name="P46">0x2011</text:p>
          </table:table-cell>
          <table:table-cell table:style-name="Table27.B2" office:value-type="string">
            <text:p text:style-name="Table_20_Contents">Time-out, waiting for End-frame. </text:p>
          </table:table-cell>
        </table:table-row>
        <table:table-row>
          <table:table-cell table:style-name="Table27.A2" office:value-type="string">
            <text:p text:style-name="P46">0x2041</text:p>
          </table:table-cell>
          <table:table-cell table:style-name="Table27.B2" office:value-type="string">
            <text:p text:style-name="Table_20_Contents">Out of Order, Middle- or End-frame without a Start-frame. </text:p>
          </table:table-cell>
        </table:table-row>
        <table:table-row>
          <table:table-cell table:style-name="Table27.A2" office:value-type="string">
            <text:p text:style-name="P46">0x2042</text:p>
          </table:table-cell>
          <table:table-cell table:style-name="Table27.B2" office:value-type="string">
            <text:p text:style-name="Table_20_Contents">Out of Order, Start-frame before finishing previous message. <text:s/></text:p>
          </table:table-cell>
        </table:table-row>
      </table:table>
      <text:h text:style-name="Heading_20_2" text:outline-level="2"><text:bookmark-start text:name="__RefHeading___Toc46540_1849205306"/>Routing<text:bookmark-end text:name="__RefHeading___Toc46540_1849205306"/></text:h>
      <text:p text:style-name="P32">All messages may be, but are not required to be, presented to every node for processing. <text:s/></text:p>
      <text:p text:style-name="P32">Addressed messages shall to be routed to the addressed node. The node transmitting an addressed message addressed to itself shall take part in any interactions required by the message. <text:s/></text:p>
      <text:p text:style-name="P32">Unless otherwise specified in a protocol document, global messages shall be forwarded to all nodes. <text:s/>The node transmitting a global message shall take part in any interactions required by the message. <text:s/></text:p>
      <text:h text:style-name="Heading_20_2" text:outline-level="2"><text:bookmark-start text:name="__RefHeading___Toc46542_1849205306"/>Delays and Timeouts<text:bookmark-end text:name="__RefHeading___Toc46542_1849205306"/></text:h>
      <text:p text:style-name="Standard">Nodes shall send messages required by OpenLCB protocols within 750 milliseconds, unless otherwise indicated in <text:span text:style-name="T9">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text:bookmark-start text:name="__RefHeading___Toc46544_1849205306"/>Simple Node Protocol Subset<text:bookmark-end text:name="__RefHeading___Toc46544_1849205306"/></text:h>
      <text:p text:style-name="Standard">OpenLCB uses the Simple Node Protocol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text:bookmark-start text:name="__RefHeading___Toc46546_1849205306"/>Protocol Description<text:bookmark-end text:name="__RefHeading___Toc46546_1849205306"/></text:h>
      <text:p text:style-name="Standard">Operationally, the simple node protocol is defined by the MTIs that carry a set Simple Node bit, plus all addressed messages. This section summarize received transmitted messages. <text:s/></text:p>
      <text:h text:style-name="Heading_20_3" text:outline-level="3"><text:bookmark-start text:name="__RefHeading___Toc46548_1849205306"/>Messages Transmitted<text:bookmark-end text:name="__RefHeading___Toc46548_1849205306"/></text:h>
      <text:p text:style-name="Standard">Simple nodes may transmit any message, which shall be propagated normally. <text:s text:c="2"/></text:p>
      <text:h text:style-name="Heading_20_3" text:outline-level="3"><text:bookmark-start text:name="__RefHeading___Toc46550_1849205306"/><text:soft-page-break/>Messages Received<text:bookmark-end text:name="__RefHeading___Toc46550_1849205306"/></text:h>
      <text:p text:style-name="Standard">Simple nodes shall receive any message specifically addressed to them, plus the following unaddressed global messages:</text:p>
      <text:list xml:id="list6909231556425004488" text:style-name="L6">
        <text:list-item>
          <text:p text:style-name="P74">Verify Node ID ; </text:p>
        </text:list-item>
        <text:list-item>
          <text:p text:style-name="P74">Verified Node ID;</text:p>
        </text:list-item>
        <text:list-item>
          <text:p text:style-name="P74">Protocol Support Inquiry;</text:p>
        </text:list-item>
        <text:list-item>
          <text:p text:style-name="P74">Identify Consumers;</text:p>
        </text:list-item>
        <text:list-item>
          <text:p text:style-name="P74">Identify Producers; </text:p>
        </text:list-item>
        <text:list-item>
          <text:p text:style-name="P74">Identify Events; </text:p>
        </text:list-item>
        <text:list-item>
          <text:p text:style-name="P74">Learn Event; </text:p>
        </text:list-item>
        <text:list-item>
          <text:p text:style-name="P74">P/C Event Report; </text:p>
        </text:list-item>
      </text:list>
      <text:p text:style-name="Standard">In the future, additional MTIs will be defined. If simple nodes need to received them, the MTI will indicate that via the Simple bit <text:span text:style-name="T9">–</text:span> see previous section.</text:p>
      <text:h text:style-name="P83" text:outline-level="3"><text:bookmark-start text:name="__RefHeading___Toc46552_1849205306"/>Messages Not Received<text:bookmark-end text:name="__RefHeading___Toc46552_1849205306"/></text:h>
      <text:p text:style-name="Standard">Messages <text:span text:style-name="T28">not</text:span> listed in the section above do <text:span text:style-name="T28">not</text:span> need to be received by simple nodes.</text:p>
      <text:h text:style-name="Heading_20_3" text:outline-level="3"><text:bookmark-start text:name="__RefHeading___Toc46554_1849205306"/>Messages Directed at Gateways<text:bookmark-end text:name="__RefHeading___Toc46554_1849205306"/></text:h>
      <text:p text:style-name="Standard">Gateways need to know which nodes consider themselves to be Simple. <text:s/>These nodes <text:span text:style-name="T39">shall</text:span> use the variants of the Initialization Complete and Verified Node ID messages that indicate Simple Set Sufficient (0x0101 and 0x0171, respectively) to indicate to Gateways that they are simple nodes. <text:s/></text:p>
      <text:h text:style-name="Heading_20_1" text:outline-level="1"><text:bookmark-start text:name="__RefHeading___Toc46556_1849205306"/>Gateway Processing <text:bookmark-end text:name="__RefHeading___Toc46556_1849205306"/></text:h>
      <text:p text:style-name="Standard">No Standard content, see TN for discussion. <text:s/></text:p>
      <text:h text:style-name="Heading_20_1" text:outline-level="1"><text:bookmark-start text:name="__RefHeading___Toc46558_1849205306"/>Expansion<text:bookmark-end text:name="__RefHeading___Toc46558_1849205306"/></text:h>
      <text:p text:style-name="P35">No Standard content, see TN for discussion. <text:s text:c="2"/></text:p>
      <text:h text:style-name="P80" text:outline-level="1"><text:bookmark-start text:name="__RefHeading___Toc46560_1849205306"/>CAN Adaptations<text:bookmark-end text:name="__RefHeading___Toc46560_1849205306"/></text:h>
      <text:h text:style-name="Heading_20_2" text:outline-level="2"><text:bookmark-start text:name="__RefHeading___Toc46562_1849205306"/>Introduction<text:bookmark-end text:name="__RefHeading___Toc46562_1849205306"/></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6344227521627694605" text:style-name="L7">
        <text:list-item>
          <text:p text:style-name="P75">The Common-MTI is shortened to 12 bits, and <text:span text:style-name="T9">carried in the</text:span> header. <text:s/></text:p>
        </text:list-item>
        <text:list-item>
          <text:p text:style-name="P75">Node IDs are shortened to 12 bit CAN-Aliases. <text:s/></text:p>
        </text:list-item>
        <text:list-item>
          <text:p text:style-name="P75">Longer messages are fragmented into one or more CAN-frames. <text:s/>Special frames formats are used to implement Datagrams and Streams. <text:s/></text:p>
        </text:list-item>
      </text:list>
      <text:p text:style-name="Standard"><text:soft-page-break/>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54">Common Message</text:p>
          </table:table-cell>
          <table:table-cell table:style-name="Table8.B1" office:value-type="string">
            <text:p text:style-name="P54">CAN Mapping</text:p>
          </table:table-cell>
          <table:table-cell table:style-name="Table8.C1" office:value-type="string">
            <text:p text:style-name="P54">Comment</text:p>
          </table:table-cell>
        </table:table-row>
        <table:table-row>
          <table:table-cell table:style-name="Table8.A2" office:value-type="string">
            <text:p text:style-name="P53">Most messages</text:p>
          </table:table-cell>
          <table:table-cell table:style-name="Table8.A2" office:value-type="string">
            <text:p text:style-name="P53">Usually single frame</text:p>
          </table:table-cell>
          <table:table-cell table:style-name="Table8.C2" office:value-type="string">
            <text:p text:style-name="P53">Multiple frames are used for longer messages. <text:s/></text:p>
          </table:table-cell>
        </table:table-row>
        <table:table-row>
          <table:table-cell table:style-name="Table8.A2" office:value-type="string">
            <text:p text:style-name="P53">Datagram</text:p>
          </table:table-cell>
          <table:table-cell table:style-name="Table8.A2" office:value-type="string">
            <text:p text:style-name="P53">First-, Middle-,<text:span text:style-name="T9">…</text:span>, Last- frames</text:p>
          </table:table-cell>
          <table:table-cell table:style-name="Table8.C2" office:value-type="string">
            <text:p text:style-name="P53">Small Datagrams may be carried by a single Only-frames. <text:s/></text:p>
          </table:table-cell>
        </table:table-row>
        <table:table-row>
          <table:table-cell table:style-name="Table8.A2" office:value-type="string">
            <text:p text:style-name="P53">Stream</text:p>
          </table:table-cell>
          <table:table-cell table:style-name="Table8.A2" office:value-type="string">
            <text:p text:style-name="P53">Stream-Data-frames</text:p>
          </table:table-cell>
          <table:table-cell table:style-name="Table8.C2" office:value-type="string">
            <text:p text:style-name="P53">A common Stream-message will be mapped to one or more Stream-Data-frames. <text:s/></text:p>
          </table:table-cell>
        </table:table-row>
      </table:table>
      <text:p text:style-name="Standard"/>
      <text:h text:style-name="Heading_20_2" text:outline-level="2"><text:bookmark-start text:name="__RefHeading___Toc46564_1849205306"/>Intended Use<text:bookmark-end text:name="__RefHeading___Toc46564_1849205306"/></text:h>
      <text:p text:style-name="Standard">CAN is intended <text:span text:style-name="T36">as </text:span>a local transport for smaller layouts, or for local segments <text:span text:style-name="T36">on</text:span>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83" text:outline-level="3"><text:bookmark-start text:name="__RefHeading___Toc46566_1849205306"/>References and Context<text:bookmark-end text:name="__RefHeading___Toc46566_1849205306"/></text:h>
      <text:p text:style-name="Standard">This Standard is in the context of the following OpenLCB CAN Standards:</text:p>
      <text:list xml:id="list210526967170574" text:continue-list="list210527814983313" text:style-name="L2">
        <text:list-item>
          <text:p text:style-name="P68">The OpenLCB CAN Frame Transfer Standard, which specifies transfer of OpenLCB messages over CAN segments. “CAN” refers to the electrical and protocol specifications as defined in ISO 11898-1:2003 and ISO 11898-2:2003 and their successors.</text:p>
        </text:list-item>
      </text:list>
      <text:h text:style-name="Heading_20_2" text:outline-level="2"><text:bookmark-start text:name="__RefHeading___Toc46568_1849205306"/>Messages<text:bookmark-end text:name="__RefHeading___Toc46568_1849205306"/></text:h>
      <text:h text:style-name="Heading_20_3" text:outline-level="3"><text:bookmark-start text:name="__RefHeading___Toc46570_1849205306"/>Message Format<text:bookmark-end text:name="__RefHeading___Toc46570_1849205306"/></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23">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23">Field</text:p>
          </table:table-cell>
          <table:covered-table-cell/>
          <table:table-cell table:style-name="Table22.C2" table:number-columns-spanned="2" office:value-type="string">
            <text:p text:style-name="P23">CAN prefix</text:p>
          </table:table-cell>
          <table:covered-table-cell/>
          <table:table-cell table:style-name="Table22.C2" table:number-columns-spanned="2" office:value-type="string">
            <text:p text:style-name="P23">Frame Type</text:p>
          </table:table-cell>
          <table:covered-table-cell/>
          <table:table-cell table:style-name="Table22.C2" table:number-columns-spanned="5" office:value-type="string">
            <text:p text:style-name="P23">Variable Field</text:p>
          </table:table-cell>
          <table:covered-table-cell/>
          <table:covered-table-cell/>
          <table:covered-table-cell/>
          <table:covered-table-cell/>
          <table:table-cell table:style-name="Table22.L2" table:number-columns-spanned="2" office:value-type="string">
            <text:p text:style-name="P23">Source ID</text:p>
          </table:table-cell>
          <table:covered-table-cell/>
        </table:table-row>
        <table:table-row>
          <table:table-cell table:style-name="Table22.A2" table:number-columns-spanned="2" office:value-type="string">
            <text:p text:style-name="P23">Size &amp; location </text:p>
          </table:table-cell>
          <table:covered-table-cell/>
          <table:table-cell table:style-name="Table22.C2" table:number-columns-spanned="2" office:value-type="string">
            <text:p text:style-name="P46">2 bits</text:p>
            <text:p text:style-name="P46">0x1800,0000</text:p>
          </table:table-cell>
          <table:covered-table-cell/>
          <table:table-cell table:style-name="Table22.C2" table:number-columns-spanned="2" office:value-type="string">
            <text:p text:style-name="P46">3 bits</text:p>
            <text:p text:style-name="P46">0x0700,0000</text:p>
          </table:table-cell>
          <table:covered-table-cell/>
          <table:table-cell table:style-name="Table22.C2" table:number-columns-spanned="5" office:value-type="string">
            <text:p text:style-name="P46">12 bits</text:p>
            <text:p text:style-name="P46">0x00FF,F000</text:p>
          </table:table-cell>
          <table:covered-table-cell/>
          <table:covered-table-cell/>
          <table:covered-table-cell/>
          <table:covered-table-cell/>
          <table:table-cell table:style-name="Table22.L2" table:number-columns-spanned="2" office:value-type="string">
            <text:p text:style-name="P46">12 bits</text:p>
            <text:p text:style-name="P46">0x0000,0FFF</text:p>
          </table:table-cell>
          <table:covered-table-cell/>
        </table:table-row>
        <table:table-row>
          <table:table-cell table:style-name="Table22.A4" table:number-columns-spanned="2" office:value-type="string">
            <text:p text:style-name="P23">Value(s)</text:p>
          </table:table-cell>
          <table:covered-table-cell/>
          <table:table-cell table:style-name="Table22.C4" table:number-columns-spanned="2" office:value-type="float" office:value="3">
            <text:p text:style-name="P46">3</text:p>
          </table:table-cell>
          <table:covered-table-cell/>
          <table:table-cell table:style-name="Table22.E4" table:number-columns-spanned="2" office:value-type="string">
            <text:p text:style-name="P46">1,2,3,4,5,or 7</text:p>
          </table:table-cell>
          <table:covered-table-cell/>
          <table:table-cell table:style-name="Table22.G4" table:number-columns-spanned="5" office:value-type="string">
            <text:p text:style-name="P46">CAN-MTI or Destination Node Alias</text:p>
          </table:table-cell>
          <table:covered-table-cell/>
          <table:covered-table-cell/>
          <table:covered-table-cell/>
          <table:covered-table-cell/>
          <table:table-cell table:style-name="Table22.L4" table:number-columns-spanned="2" office:value-type="string">
            <text:p text:style-name="P46">Source Node Alias</text:p>
          </table:table-cell>
          <table:covered-table-cell/>
        </table:table-row>
        <table:table-row>
          <table:table-cell table:style-name="Table22.A1" table:number-columns-spanned="13" office:value-type="string">
            <text:p text:style-name="P23">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23">Byte#</text:p>
          </table:table-cell>
          <table:table-cell table:style-name="Table22.C2" table:number-columns-spanned="2" office:value-type="string">
            <text:p text:style-name="P23">0</text:p>
          </table:table-cell>
          <table:covered-table-cell/>
          <table:table-cell table:style-name="Table22.C2" table:number-columns-spanned="2" office:value-type="string">
            <text:p text:style-name="P23">1</text:p>
          </table:table-cell>
          <table:covered-table-cell/>
          <table:table-cell table:style-name="Table22.C2" table:number-columns-spanned="2" office:value-type="string">
            <text:p text:style-name="P23">2</text:p>
          </table:table-cell>
          <table:covered-table-cell/>
          <table:table-cell table:style-name="Table22.C2" office:value-type="string">
            <text:p text:style-name="P23">3</text:p>
          </table:table-cell>
          <table:table-cell table:style-name="Table22.C2" office:value-type="string">
            <text:p text:style-name="P23">4</text:p>
          </table:table-cell>
          <table:table-cell table:style-name="Table22.C2" office:value-type="string">
            <text:p text:style-name="P23">5</text:p>
          </table:table-cell>
          <table:table-cell table:style-name="Table22.C2" table:number-columns-spanned="2" office:value-type="string">
            <text:p text:style-name="P23">6</text:p>
          </table:table-cell>
          <table:covered-table-cell/>
          <table:table-cell table:style-name="Table22.L2" office:value-type="string">
            <text:p text:style-name="P23">7</text:p>
          </table:table-cell>
        </table:table-row>
        <table:table-row>
          <table:table-cell table:style-name="Table22.A4" office:value-type="string">
            <text:p text:style-name="P23">Values</text:p>
          </table:table-cell>
          <table:table-cell table:style-name="Table22.J7" table:number-columns-spanned="2" office:value-type="string">
            <text:p text:style-name="P46">variable</text:p>
          </table:table-cell>
          <table:covered-table-cell/>
          <table:table-cell table:style-name="Table22.J7" table:number-columns-spanned="2" office:value-type="string">
            <text:p text:style-name="P46">variable</text:p>
          </table:table-cell>
          <table:covered-table-cell/>
          <table:table-cell table:style-name="Table22.J7" table:number-columns-spanned="2" office:value-type="string">
            <text:p text:style-name="P46">(Data)</text:p>
          </table:table-cell>
          <table:covered-table-cell/>
          <table:table-cell table:style-name="Table22.J7" office:value-type="string">
            <text:p text:style-name="P46">(Data)</text:p>
          </table:table-cell>
          <table:table-cell table:style-name="Table22.J7" office:value-type="string">
            <text:p text:style-name="P46">(Data)</text:p>
          </table:table-cell>
          <table:table-cell table:style-name="Table22.J7" office:value-type="string">
            <text:p text:style-name="P46">(Data)</text:p>
          </table:table-cell>
          <table:table-cell table:style-name="Table22.K7" table:number-columns-spanned="2" office:value-type="string">
            <text:p text:style-name="P46">(Data)</text:p>
          </table:table-cell>
          <table:covered-table-cell/>
          <table:table-cell table:style-name="Table22.M7" office:value-type="string">
            <text:p text:style-name="P46">(Data)</text:p>
          </table:table-cell>
        </table:table-row>
      </table:table>
      <text:p text:style-name="Table">Table <text:sequence text:ref-name="refTable0" text:name="Table" text:formula="ooow:Table+1" style:num-format="1">1</text:sequence>: CAN Frame Format</text:p>
      <text:p text:style-name="Standard"><text:soft-page-break/>CAN frames also contain other bit fields not detailed here, including a DLC or length field. <text:s/></text:p>
      <text:h text:style-name="Heading_20_4" text:outline-level="4"><text:bookmark-start text:name="__RefHeading___Toc46572_1849205306"/>CAN Prefix Field<text:bookmark-end text:name="__RefHeading___Toc46572_1849205306"/></text:h>
      <text:p text:style-name="Standard">The CAN Prefix Field contains control bits specific to CAN. <text:s/></text:p>
      <text:h text:style-name="Heading_20_4" text:outline-level="4"><text:bookmark-start text:name="__RefHeading___Toc46574_1849205306"/>CAN MTI Mapping<text:bookmark-end text:name="__RefHeading___Toc46574_1849205306"/></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24">Frame Type</text:p>
            </table:table-cell>
            <table:table-cell table:style-name="Table21.B1" office:value-type="string">
              <text:p text:style-name="P23">Meaning</text:p>
            </table:table-cell>
          </table:table-row>
        </table:table-header-rows>
        <table:table-row>
          <table:table-cell table:style-name="Table21.A2" office:value-type="float" office:value="0">
            <text:p text:style-name="P14">0</text:p>
          </table:table-cell>
          <table:table-cell table:style-name="Table21.B9" office:value-type="string">
            <text:p text:style-name="P11">(Reserved)</text:p>
          </table:table-cell>
        </table:table-row>
        <table:table-row>
          <table:table-cell table:style-name="Table21.A2" office:value-type="float" office:value="1">
            <text:p text:style-name="P14">1</text:p>
          </table:table-cell>
          <table:table-cell table:style-name="Table21.B9" office:value-type="string">
            <text:p text:style-name="P11">Global &amp; Addressed MTI</text:p>
          </table:table-cell>
        </table:table-row>
        <table:table-row>
          <table:table-cell table:style-name="Table21.A2" office:value-type="float" office:value="2">
            <text:p text:style-name="P14">2</text:p>
          </table:table-cell>
          <table:table-cell table:style-name="Table21.B9" office:value-type="string">
            <text:p text:style-name="P11">Datagram complete in frame</text:p>
          </table:table-cell>
        </table:table-row>
        <table:table-row>
          <table:table-cell table:style-name="Table21.A2" office:value-type="float" office:value="3">
            <text:p text:style-name="P14">3</text:p>
          </table:table-cell>
          <table:table-cell table:style-name="Table21.B9" office:value-type="string">
            <text:p text:style-name="P11">Datagram first frame</text:p>
          </table:table-cell>
        </table:table-row>
        <table:table-row>
          <table:table-cell table:style-name="Table21.A2" office:value-type="float" office:value="4">
            <text:p text:style-name="P14">4</text:p>
          </table:table-cell>
          <table:table-cell table:style-name="Table21.B9" office:value-type="string">
            <text:p text:style-name="P11">Datagram middle frame</text:p>
          </table:table-cell>
        </table:table-row>
        <table:table-row>
          <table:table-cell table:style-name="Table21.A2" office:value-type="float" office:value="5">
            <text:p text:style-name="P14">5</text:p>
          </table:table-cell>
          <table:table-cell table:style-name="Table21.B9" office:value-type="string">
            <text:p text:style-name="P11">Datagram final frame</text:p>
          </table:table-cell>
        </table:table-row>
        <table:table-row>
          <table:table-cell table:style-name="Table21.A2" office:value-type="float" office:value="6">
            <text:p text:style-name="P14">6</text:p>
          </table:table-cell>
          <table:table-cell table:style-name="Table21.B9" office:value-type="string">
            <text:p text:style-name="P11">(Reserved)</text:p>
          </table:table-cell>
        </table:table-row>
        <table:table-row>
          <table:table-cell table:style-name="Table21.A2" office:value-type="float" office:value="7">
            <text:p text:style-name="P14">7</text:p>
          </table:table-cell>
          <table:table-cell table:style-name="Table21.B9" office:value-type="string">
            <text:p text:style-name="P11">Stream Data</text:p>
          </table:table-cell>
        </table:table-row>
      </table:table>
      <text:p text:style-name="Table">Table <text:sequence text:ref-name="refTable1" text:name="Table" text:formula="ooow:Table+1" style:num-format="1">2</text:sequence>: CAN Frame Type Values</text:p>
      <text:h text:style-name="Heading_20_4" text:outline-level="4"><text:bookmark-start text:name="__RefHeading___Toc46576_1849205306"/>Global and Addressed Messages, CAN Frame Type 1 <text:bookmark-end text:name="__RefHeading___Toc46576_1849205306"/></text:h>
      <text:p text:style-name="Standard">Global and Addressed messages are those Common MTIs with the “stream and datagram” bits set <text:span text:style-name="T36">to 0</text:span>, and are mapped to and from CAN MTI type 1.</text:p>
      <text:p text:style-name="Standard">The CAN MTI is carried in the CAN header. <text:s/>It consists of the lowest-order 12 bits of the Common MTI, and, by implication has the “stream or datagram” and “special” bits as zeros.</text:p>
      <text:p text:style-name="P26"/>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23">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23">Field</text:p>
          </table:table-cell>
          <table:covered-table-cell/>
          <table:table-cell table:style-name="Table11.C2" office:value-type="string">
            <text:p text:style-name="P23">CAN prefix</text:p>
          </table:table-cell>
          <table:table-cell table:style-name="Table11.C2" office:value-type="string">
            <text:p text:style-name="P23">Frame Type</text:p>
          </table:table-cell>
          <table:table-cell table:style-name="Table11.C2" office:value-type="string">
            <text:p text:style-name="P23">Static Priority</text:p>
          </table:table-cell>
          <table:table-cell table:style-name="Table11.C2" table:number-columns-spanned="2" office:value-type="string">
            <text:p text:style-name="P23">Type within Priority</text:p>
          </table:table-cell>
          <table:covered-table-cell/>
          <table:table-cell table:style-name="Table11.C2" table:number-columns-spanned="2" office:value-type="string">
            <text:p text:style-name="P23">Simple Node flag</text:p>
          </table:table-cell>
          <table:covered-table-cell/>
          <table:table-cell table:style-name="Table11.C2" table:number-columns-spanned="2" office:value-type="string">
            <text:p text:style-name="P23">Address Present</text:p>
          </table:table-cell>
          <table:covered-table-cell/>
          <table:table-cell table:style-name="Table11.C2" table:number-columns-spanned="2" office:value-type="string">
            <text:p text:style-name="P23">Event ID present</text:p>
          </table:table-cell>
          <table:covered-table-cell/>
          <table:table-cell table:style-name="Table11.C2" table:number-columns-spanned="2" office:value-type="string">
            <text:p text:style-name="P23">Modifier Bits</text:p>
          </table:table-cell>
          <table:covered-table-cell/>
          <table:table-cell table:style-name="Table11.P2" table:number-columns-spanned="2" office:value-type="string">
            <text:p text:style-name="P23">Source ID</text:p>
          </table:table-cell>
          <table:covered-table-cell/>
        </table:table-row>
        <table:table-row>
          <table:table-cell table:style-name="Table11.A2" table:number-columns-spanned="2" office:value-type="string">
            <text:p text:style-name="P23">Size &amp; location </text:p>
          </table:table-cell>
          <table:covered-table-cell/>
          <table:table-cell table:style-name="Table11.C2" office:value-type="string">
            <text:p text:style-name="P46">2 bits</text:p>
            <text:p text:style-name="P46">0x1800,</text:p>
            <text:p text:style-name="P46">0000</text:p>
          </table:table-cell>
          <table:table-cell table:style-name="Table11.C2" office:value-type="string">
            <text:p text:style-name="P46">3 bits</text:p>
            <text:p text:style-name="P46">0x0700,</text:p>
            <text:p text:style-name="P46">0000</text:p>
          </table:table-cell>
          <table:table-cell table:style-name="Table11.C2" office:value-type="string">
            <text:p text:style-name="P46">2 bits</text:p>
            <text:p text:style-name="P46">0x00C0,</text:p>
            <text:p text:style-name="P46">0000</text:p>
          </table:table-cell>
          <table:table-cell table:style-name="Table11.C2" table:number-columns-spanned="2" office:value-type="string">
            <text:p text:style-name="P46">5 bits</text:p>
            <text:p text:style-name="P46">0x003E, 0000</text:p>
          </table:table-cell>
          <table:covered-table-cell/>
          <table:table-cell table:style-name="Table11.C2" table:number-columns-spanned="2" office:value-type="string">
            <text:p text:style-name="P46">1 bit</text:p>
            <text:p text:style-name="P46">0x0001,0000</text:p>
          </table:table-cell>
          <table:covered-table-cell/>
          <table:table-cell table:style-name="Table11.C2" table:number-columns-spanned="2" office:value-type="string">
            <text:p text:style-name="P46">1 bit</text:p>
            <text:p text:style-name="P46">0x0000,</text:p>
            <text:p text:style-name="P46">8000</text:p>
          </table:table-cell>
          <table:covered-table-cell/>
          <table:table-cell table:style-name="Table11.C2" table:number-columns-spanned="2" office:value-type="string">
            <text:p text:style-name="P46">1 bit</text:p>
            <text:p text:style-name="P46">0x0000,4000</text:p>
          </table:table-cell>
          <table:covered-table-cell/>
          <table:table-cell table:style-name="Table11.C2" table:number-columns-spanned="2" office:value-type="string">
            <text:p text:style-name="P46">2 bits</text:p>
            <text:p text:style-name="P46">0x0000,</text:p>
            <text:p text:style-name="P46">3000</text:p>
          </table:table-cell>
          <table:covered-table-cell/>
          <table:table-cell table:style-name="Table11.P2" table:number-columns-spanned="2" office:value-type="string">
            <text:p text:style-name="P46">12 bits</text:p>
            <text:p text:style-name="P46">0x0000,0FFF</text:p>
          </table:table-cell>
          <table:covered-table-cell/>
        </table:table-row>
        <table:table-row>
          <table:table-cell table:style-name="Table11.A4" table:number-columns-spanned="2" office:value-type="string">
            <text:p text:style-name="P23">Value(s)</text:p>
          </table:table-cell>
          <table:covered-table-cell/>
          <table:table-cell table:style-name="Table11.C4" office:value-type="float" office:value="3">
            <text:p text:style-name="P46">3</text:p>
          </table:table-cell>
          <table:table-cell table:style-name="Table11.C4" office:value-type="float" office:value="1">
            <text:p text:style-name="P58">1</text:p>
          </table:table-cell>
          <table:table-cell table:style-name="Table11.E4" table:number-columns-spanned="11" office:value-type="string">
            <text:p text:style-name="P58">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6">Source Node Alias</text:p>
          </table:table-cell>
          <table:covered-table-cell/>
        </table:table-row>
        <table:table-row>
          <table:table-cell table:style-name="Table11.A1" table:number-columns-spanned="17" office:value-type="string">
            <text:p text:style-name="P23">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23">Byte#</text:p>
          </table:table-cell>
          <table:table-cell table:style-name="Table11.C2" table:number-columns-spanned="3" office:value-type="string">
            <text:p text:style-name="P23">0</text:p>
          </table:table-cell>
          <table:covered-table-cell/>
          <table:covered-table-cell/>
          <table:table-cell table:style-name="Table11.C2" table:number-columns-spanned="2" office:value-type="string">
            <text:p text:style-name="P23">1</text:p>
          </table:table-cell>
          <table:covered-table-cell/>
          <table:table-cell table:style-name="Table11.C2" table:number-columns-spanned="2" office:value-type="string">
            <text:p text:style-name="P23">2</text:p>
          </table:table-cell>
          <table:covered-table-cell/>
          <table:table-cell table:style-name="Table11.C2" table:number-columns-spanned="2" office:value-type="string">
            <text:p text:style-name="P23">3</text:p>
          </table:table-cell>
          <table:covered-table-cell/>
          <table:table-cell table:style-name="Table11.C2" table:number-columns-spanned="2" office:value-type="string">
            <text:p text:style-name="P23">4</text:p>
          </table:table-cell>
          <table:covered-table-cell/>
          <table:table-cell table:style-name="Table11.C2" table:number-columns-spanned="2" office:value-type="string">
            <text:p text:style-name="P23">5</text:p>
          </table:table-cell>
          <table:covered-table-cell/>
          <table:table-cell table:style-name="Table11.C2" table:number-columns-spanned="2" office:value-type="string">
            <text:p text:style-name="P23">6</text:p>
          </table:table-cell>
          <table:covered-table-cell/>
          <table:table-cell table:style-name="Table11.P2" office:value-type="string">
            <text:p text:style-name="P23">7</text:p>
          </table:table-cell>
        </table:table-row>
        <table:table-row>
          <table:table-cell table:style-name="Table11.A4" office:value-type="string">
            <text:p text:style-name="P23">Value</text:p>
          </table:table-cell>
          <table:table-cell table:style-name="Table11.B7" table:number-columns-spanned="5" office:value-type="string">
            <text:p text:style-name="P46">Optional Flags/Destn Alias or (Data)</text:p>
          </table:table-cell>
          <table:covered-table-cell/>
          <table:covered-table-cell/>
          <table:covered-table-cell/>
          <table:covered-table-cell/>
          <table:table-cell table:style-name="Table11.G7" table:number-columns-spanned="2" office:value-type="string">
            <text:p text:style-name="P46">(Data)</text:p>
          </table:table-cell>
          <table:covered-table-cell/>
          <table:table-cell table:style-name="Table11.I7" table:number-columns-spanned="2" office:value-type="string">
            <text:p text:style-name="P46">(Data)</text:p>
          </table:table-cell>
          <table:covered-table-cell/>
          <table:table-cell table:style-name="Table11.K7" table:number-columns-spanned="2" office:value-type="string">
            <text:p text:style-name="P46">(Data)</text:p>
          </table:table-cell>
          <table:covered-table-cell/>
          <table:table-cell table:style-name="Table11.M7" table:number-columns-spanned="2" office:value-type="string">
            <text:p text:style-name="P46">(Data)</text:p>
          </table:table-cell>
          <table:covered-table-cell/>
          <table:table-cell table:style-name="Table11.O7" table:number-columns-spanned="2" office:value-type="string">
            <text:p text:style-name="P46">(Data)</text:p>
          </table:table-cell>
          <table:covered-table-cell/>
          <table:table-cell table:style-name="Table11.Q7" office:value-type="string">
            <text:p text:style-name="P46">(Data)</text:p>
          </table:table-cell>
        </table:table-row>
      </table:table>
      <text:p text:style-name="Table">Table <text:sequence text:ref-name="refTable2" text:name="Table" text:formula="ooow:Table+1" style:num-format="1">3</text:sequence>: CAN Frame Type 1 Format</text:p>
      <text:p text:style-name="Standard">If the <text:span text:style-name="T36">Address Present</text:span> bit is set to 1, then the destination address is placed in the 1<text:span text:style-name="T27">st</text:span> two bytes of the data part of the CAN frame: the top nibble of the 1<text:span text:style-name="T27">st</text:span> byte contains flags (see below); the lower nibble of the 1<text:span text:style-name="T27">st</text:span> byte and the entire 2<text:span text:style-name="T27">nd</text:span> byte contain the 12-bit destination alias. <text:s/></text:p>
      <text:p text:style-name="P8">The format of this in binary is: <text:span text:style-name="T30">0brrff dddd, dddd dddd </text:span><text:span text:style-name="T31">(or in hex: </text:span><text:span text:style-name="T30">0xfddd</text:span><text:span text:style-name="T31">)</text:span><text:span text:style-name="T30"><text:line-break/></text:span>where: </text:p>
      <text:list xml:id="list3199439352092260717" text:style-name="L8">
        <text:list-item>
          <text:p text:style-name="P76">The two rr bits are reserved, and read and send as zeros. <text:s/></text:p>
        </text:list-item>
        <text:list-item>
          <text:p text:style-name="P76">The two ff bits can be used for packing and unpacking large messages to a sequence of CAN frames, see below. <text:s/>The coding is: <text:s/></text:p>
        </text:list-item>
      </text:list>
      <text:list xml:id="list8247777555296984449" text:style-name="L9">
        <text:list-item>
          <text:p text:style-name="P79">00 Only frame</text:p>
        </text:list-item>
        <text:list-item>
          <text:p text:style-name="P79">01 First frame of more than one</text:p>
        </text:list-item>
        <text:list-item>
          <text:p text:style-name="P79">10 Last frame of more than one</text:p>
        </text:list-item>
        <text:list-item>
          <text:p text:style-name="P79">11 Middle frame of more than 2.</text:p>
        </text:list-item>
        <text:list-item>
          <text:p text:style-name="P77">You can think of these as active-zero start and end bits, respectively.</text:p>
        </text:list-item>
      </text:list>
      <text:p text:style-name="Standard">CAN frames marked as First or Middle frame shall carry eight total data bytes. CAN frames marked as Last or Only frame shall have from two through eight total data bytes. <text:s/><text:span text:style-name="T24"><text:s/></text:span></text:p>
      <text:h text:style-name="P84" text:outline-level="4"><text:bookmark-start text:name="__RefHeading___Toc46578_1849205306"/>Datagram and Stream Messages, CAN Frame Types 2-5 and 7<text:bookmark-end text:name="__RefHeading___Toc46578_1849205306"/></text:h>
      <text:p text:style-name="P28">Frame Types 2-5 and 7 are used specifically for Datagram and Stream messages. <text:s/></text:p>
      <text:p text:style-name="Table"/>
      <text:h text:style-name="Heading_20_3" text:outline-level="3"><text:bookmark-start text:name="__RefHeading___Toc46580_1849205306"/>States<text:bookmark-end text:name="__RefHeading___Toc46580_1849205306"/></text:h>
      <text:p text:style-name="Standard"><text:span text:style-name="T36">There are no</text:span> special provisions for CAN transport layer.</text:p>
      <text:h text:style-name="Heading_20_3" text:outline-level="3"><text:bookmark-start text:name="__RefHeading___Toc46582_1849205306"/><text:soft-page-break/>Definition of Specific Messages<text:bookmark-end text:name="__RefHeading___Toc46582_1849205306"/></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text:bookmark-start text:name="__RefHeading___Toc46584_1849205306"/>Initialization Complete<text:bookmark-end text:name="__RefHeading___Toc46584_1849205306"/></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14">Initialization Complete</text:p>
          </table:table-cell>
          <table:table-cell table:style-name="Table14.A2" office:value-type="string">
            <text:p text:style-name="P20">Full protocol</text:p>
          </table:table-cell>
          <table:table-cell table:style-name="Table14.A2" office:value-type="string">
            <text:p text:style-name="P14">0x100</text:p>
          </table:table-cell>
          <table:table-cell table:style-name="Table14.A2" office:value-type="string">
            <text:p text:style-name="P14">[0x1910,0sss]</text:p>
          </table:table-cell>
          <table:table-cell table:style-name="Table14.E2" table:number-rows-spanned="2" office:value-type="string">
            <text:p text:style-name="P20">Full Source Node ID</text:p>
          </table:table-cell>
        </table:table-row>
        <table:table-row>
          <table:covered-table-cell/>
          <table:table-cell table:style-name="Table14.A2" office:value-type="string">
            <text:p text:style-name="P20">Simple-set sufficient</text:p>
          </table:table-cell>
          <table:table-cell table:style-name="Table14.A2" office:value-type="string">
            <text:p text:style-name="P9">0x101</text:p>
          </table:table-cell>
          <table:table-cell table:style-name="Table14.A2" office:value-type="string">
            <text:p text:style-name="P9">[0x1910,1sss]</text:p>
          </table:table-cell>
          <table:covered-table-cell/>
        </table:table-row>
      </table:table>
      <text:h text:style-name="Heading_20_4" text:outline-level="4"><text:bookmark-start text:name="__RefHeading___Toc46586_1849205306"/>Verify Node ID<text:bookmark-end text:name="__RefHeading___Toc46586_1849205306"/></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14">Verify Node ID</text:p>
          </table:table-cell>
          <table:table-cell table:style-name="Table15.A2" office:value-type="string">
            <text:p text:style-name="P20">Addressed</text:p>
          </table:table-cell>
          <table:table-cell table:style-name="Table15.A2" office:value-type="string">
            <text:p text:style-name="P12">0x4<text:span text:style-name="T15">8</text:span>8</text:p>
          </table:table-cell>
          <table:table-cell table:style-name="Table15.A2" office:value-type="string">
            <text:p text:style-name="P12">[0x194<text:span text:style-name="T15">8</text:span>,8sss]</text:p>
          </table:table-cell>
          <table:table-cell table:style-name="Table15.E2" office:value-type="string">
            <text:p text:style-name="P13">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20">Global</text:p>
          </table:table-cell>
          <table:table-cell table:style-name="Table15.A2" office:value-type="string">
            <text:p text:style-name="P9">0x490</text:p>
          </table:table-cell>
          <table:table-cell table:style-name="Table15.A2" office:value-type="string">
            <text:p text:style-name="P9">[0x1949,0sss]</text:p>
          </table:table-cell>
          <table:table-cell table:style-name="Table15.E2" office:value-type="string">
            <text:p text:style-name="P13">Optional Full Node ID</text:p>
          </table:table-cell>
        </table:table-row>
      </table:table>
      <text:h text:style-name="Heading_20_4" text:outline-level="4"><text:bookmark-start text:name="__RefHeading___Toc46588_1849205306"/>Verified Node ID.<text:bookmark-end text:name="__RefHeading___Toc46588_1849205306"/></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14">Verified Node ID </text:p>
          </table:table-cell>
          <table:table-cell table:style-name="Table16.B2" office:value-type="string">
            <text:p text:style-name="P20">Full protocol</text:p>
          </table:table-cell>
          <table:table-cell table:style-name="Table16.A2" office:value-type="string">
            <text:p text:style-name="P14">0x170</text:p>
          </table:table-cell>
          <table:table-cell table:style-name="Table16.A2" office:value-type="string">
            <text:p text:style-name="P14">[0x1917,0sss]</text:p>
          </table:table-cell>
          <table:table-cell table:style-name="Table16.E2" table:number-rows-spanned="2" office:value-type="string">
            <text:p text:style-name="P20">Full Source Node ID</text:p>
          </table:table-cell>
        </table:table-row>
        <table:table-row>
          <table:covered-table-cell/>
          <table:table-cell table:style-name="Table16.A2" office:value-type="string">
            <text:p text:style-name="P20">Simple-set sufficient</text:p>
          </table:table-cell>
          <table:table-cell table:style-name="Table16.A2" office:value-type="string">
            <text:p text:style-name="P9">0x171</text:p>
          </table:table-cell>
          <table:table-cell table:style-name="Table16.A2" office:value-type="string">
            <text:p text:style-name="P9">[0x1917,1sss]</text:p>
          </table:table-cell>
          <table:covered-table-cell/>
        </table:table-row>
      </table:table>
      <text:h text:style-name="Heading_20_4" text:outline-level="4"><text:bookmark-start text:name="__RefHeading___Toc46590_1849205306"/><text:soft-page-break/>Optional Interaction Rejected<text:bookmark-end text:name="__RefHeading___Toc46590_1849205306"/></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6">Optional Interaction Rejected</text:p>
          </table:table-cell>
          <table:table-cell table:style-name="Table17.A2" office:value-type="string">
            <text:p text:style-name="P46">0x068</text:p>
          </table:table-cell>
          <table:table-cell table:style-name="Table17.A2" office:value-type="string">
            <text:p text:style-name="P46">[0x1906,8sss]</text:p>
          </table:table-cell>
          <table:table-cell table:style-name="Table17.D2" office:value-type="string">
            <text:p text:style-name="Table_20_Contents">fddd, error, optional info</text:p>
          </table:table-cell>
        </table:table-row>
      </table:table>
      <text:h text:style-name="Heading_20_4" text:outline-level="4"><text:bookmark-start text:name="__RefHeading___Toc46592_1849205306"/>Terminate Due to Error<text:bookmark-end text:name="__RefHeading___Toc46592_1849205306"/></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text:p>
          </table:table-cell>
          <table:table-cell table:style-name="Table18.D1" office:value-type="string">
            <text:p text:style-name="Table_20_Heading">Data Content</text:p>
          </table:table-cell>
        </table:table-row>
        <table:table-row>
          <table:table-cell table:style-name="Table18.A2" office:value-type="string">
            <text:p text:style-name="P46">Terminate Due to Error</text:p>
          </table:table-cell>
          <table:table-cell table:style-name="Table18.A2" office:value-type="string">
            <text:p text:style-name="P46">0x0A8</text:p>
          </table:table-cell>
          <table:table-cell table:style-name="Table18.A2" office:value-type="string">
            <text:p text:style-name="P46">[0x190A,8sss]</text:p>
          </table:table-cell>
          <table:table-cell table:style-name="Table18.D2" office:value-type="string">
            <text:p text:style-name="Table_20_Contents">fddd, error, optional info</text:p>
          </table:table-cell>
        </table:table-row>
      </table:table>
      <text:h text:style-name="Heading_20_4" text:outline-level="4"><text:bookmark-start text:name="__RefHeading___Toc46594_1849205306"/>Protocol Support Inquiry <text:s/><text:bookmark-end text:name="__RefHeading___Toc46594_1849205306"/></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text:p>
          </table:table-cell>
          <table:table-cell table:style-name="Table19.D1" office:value-type="string">
            <text:p text:style-name="Table_20_Heading">Data Content</text:p>
          </table:table-cell>
        </table:table-row>
        <table:table-row>
          <table:table-cell table:style-name="Table19.A2" office:value-type="string">
            <text:p text:style-name="P46">Protocol Support Inquiry</text:p>
          </table:table-cell>
          <table:table-cell table:style-name="Table19.B2" office:value-type="string">
            <text:p text:style-name="P46">0x828</text:p>
          </table:table-cell>
          <table:table-cell table:style-name="Table19.C2" office:value-type="string">
            <text:p text:style-name="P46">[0x1982,8sss]</text:p>
          </table:table-cell>
          <table:table-cell table:style-name="Table19.D2" office:value-type="string">
            <text:p text:style-name="P57">fddd</text:p>
          </table:table-cell>
        </table:table-row>
      </table:table>
      <text:h text:style-name="Heading_20_4" text:outline-level="4"><text:bookmark-start text:name="__RefHeading___Toc46596_1849205306"/><text:bookmark text:name="psr1"/>Protocol Support Reply<text:bookmark-end text:name="__RefHeading___Toc46596_1849205306"/></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text:p>
          </table:table-cell>
          <table:table-cell table:style-name="Table20.D1" office:value-type="string">
            <text:p text:style-name="Table_20_Heading">Data Content</text:p>
          </table:table-cell>
        </table:table-row>
        <table:table-row>
          <table:table-cell table:style-name="Table20.A2" office:value-type="string">
            <text:p text:style-name="P14">Protocol Support Reply</text:p>
          </table:table-cell>
          <table:table-cell table:style-name="Table20.A2" office:value-type="string">
            <text:p text:style-name="P9">0x668</text:p>
          </table:table-cell>
          <table:table-cell table:style-name="Table20.A2" office:value-type="string">
            <text:p text:style-name="P9">[0x1966,8sss]</text:p>
          </table:table-cell>
          <table:table-cell table:style-name="Table20.D2" office:value-type="string">
            <text:p text:style-name="P10">fddd, Protocol flags</text:p>
          </table:table-cell>
        </table:table-row>
      </table:table>
      <text:p text:style-name="P43">This shall be a multi-part message when there are more than 48 protocol-bits. <text:s/></text:p>
      <text:h text:style-name="Heading_20_3" text:outline-level="3"><text:bookmark-start text:name="__RefHeading___Toc46598_1849205306"/>Extensibility<text:bookmark-end text:name="__RefHeading___Toc46598_1849205306"/></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text:bookmark-start text:name="__RefHeading___Toc46600_1849205306"/>Interactions<text:bookmark-end text:name="__RefHeading___Toc46600_1849205306"/></text:h>
      <text:p text:style-name="Standard"><text:span text:style-name="T36">There are no</text:span> special provisions for CAN transport layer.</text:p>
      <text:h text:style-name="Heading_20_3" text:outline-level="3"><text:bookmark-start text:name="__RefHeading___Toc46602_1849205306"/>Error Handling<text:bookmark-end text:name="__RefHeading___Toc46602_1849205306"/></text:h>
      <text:p text:style-name="P31"><text:span text:style-name="T36">There are no</text:span> special provisions for CAN transport layer.</text:p>
      <text:h text:style-name="Heading_20_3" text:outline-level="3"><text:bookmark-start text:name="__RefHeading___Toc46604_1849205306"/>Routing<text:bookmark-end text:name="__RefHeading___Toc46604_1849205306"/></text:h>
      <text:p text:style-name="P27">CAN implementations shall send the frames of a message together to reduce buffering. <text:s text:c="2"/>Higher-priority messages may be sent in the middle of a lower-priority message.</text:p>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64"><text:a xlink:type="simple" xlink:href="#__RefHeading___Toc46488_1849205306" text:style-name="Index_20_Link" text:visited-style-name="Index_20_Link"><text:s/>1 Introduction<text:tab/>1</text:a></text:p>
          <text:p text:style-name="P64"><text:a xlink:type="simple" xlink:href="#__RefHeading___Toc46490_1849205306" text:style-name="Index_20_Link" text:visited-style-name="Index_20_Link"><text:s/>2 Intended Use<text:tab/>1</text:a></text:p>
          <text:p text:style-name="P65"><text:a xlink:type="simple" xlink:href="#__RefHeading___Toc46492_1849205306" text:style-name="Index_20_Link" text:visited-style-name="Index_20_Link"><text:s/>2.1 References and Context<text:tab/>1</text:a></text:p>
          <text:p text:style-name="P64"><text:a xlink:type="simple" xlink:href="#__RefHeading___Toc46494_1849205306" text:style-name="Index_20_Link" text:visited-style-name="Index_20_Link"><text:s/>3 Messages<text:tab/>2</text:a></text:p>
          <text:p text:style-name="P65"><text:a xlink:type="simple" xlink:href="#__RefHeading___Toc46496_1849205306" text:style-name="Index_20_Link" text:visited-style-name="Index_20_Link"><text:s/>3.1 Message Format<text:tab/>2</text:a></text:p>
          <text:p text:style-name="P66"><text:a xlink:type="simple" xlink:href="#__RefHeading___Toc46498_1849205306" text:style-name="Index_20_Link" text:visited-style-name="Index_20_Link"><text:s/>3.1.1 Message Type Indicators<text:tab/>2</text:a></text:p>
          <text:p text:style-name="P66"><text:a xlink:type="simple" xlink:href="#__RefHeading___Toc46500_1849205306" text:style-name="Index_20_Link" text:visited-style-name="Index_20_Link"><text:s/>3.1.2 Message Content<text:tab/>3</text:a></text:p>
          <text:p text:style-name="P65"><text:a xlink:type="simple" xlink:href="#__RefHeading___Toc46502_1849205306" text:style-name="Index_20_Link" text:visited-style-name="Index_20_Link"><text:s/>3.2 States<text:tab/>3</text:a></text:p>
          <text:p text:style-name="P65"><text:a xlink:type="simple" xlink:href="#__RefHeading___Toc46504_1849205306" text:style-name="Index_20_Link" text:visited-style-name="Index_20_Link"><text:s/>3.3 Definition of Specific Messages<text:tab/>4</text:a></text:p>
          <text:p text:style-name="P66"><text:a xlink:type="simple" xlink:href="#__RefHeading___Toc46506_1849205306" text:style-name="Index_20_Link" text:visited-style-name="Index_20_Link"><text:s/>3.3.1 Initialization Complete<text:tab/>4</text:a></text:p>
          <text:p text:style-name="P66"><text:a xlink:type="simple" xlink:href="#__RefHeading___Toc46508_1849205306" text:style-name="Index_20_Link" text:visited-style-name="Index_20_Link"><text:s/>3.3.2 Verify Node ID<text:tab/>4</text:a></text:p>
          <text:p text:style-name="P66"><text:a xlink:type="simple" xlink:href="#__RefHeading___Toc46510_1849205306" text:style-name="Index_20_Link" text:visited-style-name="Index_20_Link"><text:s/>3.3.3 Verified Node ID<text:tab/>4</text:a></text:p>
          <text:p text:style-name="P66"><text:a xlink:type="simple" xlink:href="#__RefHeading___Toc46512_1849205306" text:style-name="Index_20_Link" text:visited-style-name="Index_20_Link"><text:s/>3.3.4 Optional Interaction Rejected (OIR)<text:tab/>5</text:a></text:p>
          <text:p text:style-name="P66"><text:a xlink:type="simple" xlink:href="#__RefHeading___Toc46514_1849205306" text:style-name="Index_20_Link" text:visited-style-name="Index_20_Link"><text:s/>3.3.5 Terminate Due to Error<text:tab/>5</text:a></text:p>
          <text:p text:style-name="P66"><text:a xlink:type="simple" xlink:href="#__RefHeading___Toc46516_1849205306" text:style-name="Index_20_Link" text:visited-style-name="Index_20_Link"><text:s/>3.3.6 Protocol Support Inquiry<text:tab/>5</text:a></text:p>
          <text:p text:style-name="P66"><text:a xlink:type="simple" xlink:href="#__RefHeading___Toc46518_1849205306" text:style-name="Index_20_Link" text:visited-style-name="Index_20_Link"><text:s/>3.3.7 Protocol Support Reply<text:tab/>6</text:a></text:p>
          <text:p text:style-name="P65"><text:a xlink:type="simple" xlink:href="#__RefHeading___Toc46520_1849205306" text:style-name="Index_20_Link" text:visited-style-name="Index_20_Link"><text:s/>3.4 Interactions<text:tab/>7</text:a></text:p>
          <text:p text:style-name="P66"><text:a xlink:type="simple" xlink:href="#__RefHeading___Toc46522_1849205306" text:style-name="Index_20_Link" text:visited-style-name="Index_20_Link"><text:s/>3.4.1 Node Initialization<text:tab/>7</text:a></text:p>
          <text:p text:style-name="P66"><text:a xlink:type="simple" xlink:href="#__RefHeading___Toc46524_1849205306" text:style-name="Index_20_Link" text:visited-style-name="Index_20_Link"><text:s/>3.4.2 Node ID Detection<text:tab/>8</text:a></text:p>
          <text:p text:style-name="P66"><text:a xlink:type="simple" xlink:href="#__RefHeading___Toc46526_1849205306" text:style-name="Index_20_Link" text:visited-style-name="Index_20_Link"><text:s/>3.4.3 Protocol Support Inquiry and Response<text:tab/>8</text:a></text:p>
          <text:p text:style-name="P65"><text:a xlink:type="simple" xlink:href="#__RefHeading___Toc46528_1849205306" text:style-name="Index_20_Link" text:visited-style-name="Index_20_Link"><text:s/>3.5 Error Handling<text:tab/>8</text:a></text:p>
          <text:p text:style-name="P66"><text:a xlink:type="simple" xlink:href="#__RefHeading___Toc46530_1849205306" text:style-name="Index_20_Link" text:visited-style-name="Index_20_Link"><text:s/>3.5.1 Reject Addressed Optional Interaction<text:tab/>8</text:a></text:p>
          <text:p text:style-name="P66"><text:a xlink:type="simple" xlink:href="#__RefHeading___Toc46532_1849205306" text:style-name="Index_20_Link" text:visited-style-name="Index_20_Link"><text:s/>3.5.2 Reject Unaddressed Optional Interaction<text:tab/>8</text:a></text:p>
          <text:p text:style-name="P66"><text:a xlink:type="simple" xlink:href="#__RefHeading___Toc46534_1849205306" text:style-name="Index_20_Link" text:visited-style-name="Index_20_Link"><text:s/>3.5.3 Reject Addressed Standard Interaction Due to Error<text:tab/>8</text:a></text:p>
          <text:p text:style-name="P66"><text:a xlink:type="simple" xlink:href="#__RefHeading___Toc46536_1849205306" text:style-name="Index_20_Link" text:visited-style-name="Index_20_Link"><text:s/>3.5.4 Duplicate Node ID Discovery<text:tab/>9</text:a></text:p>
          <text:p text:style-name="P66"><text:a xlink:type="simple" xlink:href="#__RefHeading___Toc46538_1849205306" text:style-name="Index_20_Link" text:visited-style-name="Index_20_Link"><text:s/>3.5.5 Error codes<text:tab/>9</text:a></text:p>
          <text:p text:style-name="P65"><text:a xlink:type="simple" xlink:href="#__RefHeading___Toc46540_1849205306" text:style-name="Index_20_Link" text:visited-style-name="Index_20_Link"><text:s/>3.6 Routing<text:tab/>11</text:a></text:p>
          <text:p text:style-name="P65"><text:a xlink:type="simple" xlink:href="#__RefHeading___Toc46542_1849205306" text:style-name="Index_20_Link" text:visited-style-name="Index_20_Link"><text:s/>3.7 Delays and Timeouts<text:tab/>11</text:a></text:p>
          <text:p text:style-name="P64"><text:a xlink:type="simple" xlink:href="#__RefHeading___Toc46544_1849205306" text:style-name="Index_20_Link" text:visited-style-name="Index_20_Link"><text:s/>4 Simple Node Protocol Subset<text:tab/>11</text:a></text:p>
          <text:p text:style-name="P65"><text:a xlink:type="simple" xlink:href="#__RefHeading___Toc46546_1849205306" text:style-name="Index_20_Link" text:visited-style-name="Index_20_Link"><text:s/>4.1 Protocol Description<text:tab/>11</text:a></text:p>
          <text:p text:style-name="P66"><text:a xlink:type="simple" xlink:href="#__RefHeading___Toc46548_1849205306" text:style-name="Index_20_Link" text:visited-style-name="Index_20_Link"><text:s/>4.1.1 Messages Transmitted<text:tab/>11</text:a></text:p>
          <text:p text:style-name="P66"><text:a xlink:type="simple" xlink:href="#__RefHeading___Toc46550_1849205306" text:style-name="Index_20_Link" text:visited-style-name="Index_20_Link"><text:s/>4.1.2 Messages Received<text:tab/>12</text:a></text:p>
          <text:p text:style-name="P66"><text:a xlink:type="simple" xlink:href="#__RefHeading___Toc46552_1849205306" text:style-name="Index_20_Link" text:visited-style-name="Index_20_Link"><text:s/>4.1.3 Messages Not Received<text:tab/>12</text:a></text:p>
          <text:p text:style-name="P66"><text:a xlink:type="simple" xlink:href="#__RefHeading___Toc46554_1849205306" text:style-name="Index_20_Link" text:visited-style-name="Index_20_Link"><text:s/>4.1.4 Messages Directed at Gateways<text:tab/>12</text:a></text:p>
          <text:p text:style-name="P64"><text:a xlink:type="simple" xlink:href="#__RefHeading___Toc46556_1849205306" text:style-name="Index_20_Link" text:visited-style-name="Index_20_Link"><text:s/>5 Gateway Processing<text:tab/>12</text:a></text:p>
          <text:p text:style-name="P64"><text:a xlink:type="simple" xlink:href="#__RefHeading___Toc46558_1849205306" text:style-name="Index_20_Link" text:visited-style-name="Index_20_Link"><text:s/>6 Expansion<text:tab/>12</text:a></text:p>
          <text:p text:style-name="P64"><text:a xlink:type="simple" xlink:href="#__RefHeading___Toc46560_1849205306" text:style-name="Index_20_Link" text:visited-style-name="Index_20_Link"><text:s/>7 CAN Adaptations<text:tab/>12</text:a></text:p>
          <text:p text:style-name="P65"><text:a xlink:type="simple" xlink:href="#__RefHeading___Toc46562_1849205306" text:style-name="Index_20_Link" text:visited-style-name="Index_20_Link"><text:s/>7.1 Introduction<text:tab/>12</text:a></text:p>
          <text:p text:style-name="P65"><text:a xlink:type="simple" xlink:href="#__RefHeading___Toc46564_1849205306" text:style-name="Index_20_Link" text:visited-style-name="Index_20_Link"><text:s/>7.2 Intended Use<text:tab/>13</text:a></text:p>
          <text:p text:style-name="P66"><text:a xlink:type="simple" xlink:href="#__RefHeading___Toc46566_1849205306" text:style-name="Index_20_Link" text:visited-style-name="Index_20_Link"><text:s/>7.2.1 References and Context<text:tab/>13</text:a></text:p>
          <text:p text:style-name="P65"><text:a xlink:type="simple" xlink:href="#__RefHeading___Toc46568_1849205306" text:style-name="Index_20_Link" text:visited-style-name="Index_20_Link"><text:s/>7.3 Messages<text:tab/>13</text:a></text:p>
          <text:p text:style-name="P66"><text:a xlink:type="simple" xlink:href="#__RefHeading___Toc46570_1849205306" text:style-name="Index_20_Link" text:visited-style-name="Index_20_Link"><text:s/>7.3.1 Message Format<text:tab/>13</text:a></text:p>
          <text:p text:style-name="P63"><text:a xlink:type="simple" xlink:href="#__RefHeading___Toc46572_1849205306" text:style-name="Index_20_Link" text:visited-style-name="Index_20_Link"><text:s/>7.3.1.1 CAN Prefix Field<text:tab/>14</text:a></text:p>
          <text:p text:style-name="P63"><text:a xlink:type="simple" xlink:href="#__RefHeading___Toc46574_1849205306" text:style-name="Index_20_Link" text:visited-style-name="Index_20_Link"><text:s/>7.3.1.2 CAN MTI Mapping<text:tab/>14</text:a></text:p>
          <text:p text:style-name="P63"><text:a xlink:type="simple" xlink:href="#__RefHeading___Toc46576_1849205306" text:style-name="Index_20_Link" text:visited-style-name="Index_20_Link"><text:s/>7.3.1.3 Global and Addressed Messages, CAN Frame Type 1<text:tab/>14</text:a></text:p>
          <text:p text:style-name="P63"><text:soft-page-break/><text:a xlink:type="simple" xlink:href="#__RefHeading___Toc46578_1849205306" text:style-name="Index_20_Link" text:visited-style-name="Index_20_Link"><text:s/>7.3.1.4 Datagram and Stream Messages, CAN Frame Types 2-5 and 7<text:tab/>15</text:a></text:p>
          <text:p text:style-name="P66"><text:a xlink:type="simple" xlink:href="#__RefHeading___Toc46580_1849205306" text:style-name="Index_20_Link" text:visited-style-name="Index_20_Link"><text:s/>7.3.2 States<text:tab/>15</text:a></text:p>
          <text:p text:style-name="P66"><text:a xlink:type="simple" xlink:href="#__RefHeading___Toc46582_1849205306" text:style-name="Index_20_Link" text:visited-style-name="Index_20_Link"><text:s/>7.3.3 Definition of Specific Messages<text:tab/>16</text:a></text:p>
          <text:p text:style-name="P63"><text:a xlink:type="simple" xlink:href="#__RefHeading___Toc46584_1849205306" text:style-name="Index_20_Link" text:visited-style-name="Index_20_Link"><text:s/>7.3.3.1 Initialization Complete<text:tab/>16</text:a></text:p>
          <text:p text:style-name="P63"><text:a xlink:type="simple" xlink:href="#__RefHeading___Toc46586_1849205306" text:style-name="Index_20_Link" text:visited-style-name="Index_20_Link"><text:s/>7.3.3.2 Verify Node ID<text:tab/>16</text:a></text:p>
          <text:p text:style-name="P63"><text:a xlink:type="simple" xlink:href="#__RefHeading___Toc46588_1849205306" text:style-name="Index_20_Link" text:visited-style-name="Index_20_Link"><text:s/>7.3.3.3 Verified Node ID.<text:tab/>16</text:a></text:p>
          <text:p text:style-name="P63"><text:a xlink:type="simple" xlink:href="#__RefHeading___Toc46590_1849205306" text:style-name="Index_20_Link" text:visited-style-name="Index_20_Link"><text:s/>7.3.3.4 Optional Interaction Rejected<text:tab/>17</text:a></text:p>
          <text:p text:style-name="P63"><text:a xlink:type="simple" xlink:href="#__RefHeading___Toc46592_1849205306" text:style-name="Index_20_Link" text:visited-style-name="Index_20_Link"><text:s/>7.3.3.5 Terminate Due to Error<text:tab/>17</text:a></text:p>
          <text:p text:style-name="P63"><text:a xlink:type="simple" xlink:href="#__RefHeading___Toc46594_1849205306" text:style-name="Index_20_Link" text:visited-style-name="Index_20_Link"><text:s/>7.3.3.6 Protocol Support Inquiry<text:tab/>17</text:a></text:p>
          <text:p text:style-name="P63"><text:a xlink:type="simple" xlink:href="#__RefHeading___Toc46596_1849205306" text:style-name="Index_20_Link" text:visited-style-name="Index_20_Link"><text:s/>7.3.3.7 Protocol Support Reply<text:tab/>17</text:a></text:p>
          <text:p text:style-name="P66"><text:a xlink:type="simple" xlink:href="#__RefHeading___Toc46598_1849205306" text:style-name="Index_20_Link" text:visited-style-name="Index_20_Link"><text:s/>7.3.4 Extensibility<text:tab/>17</text:a></text:p>
          <text:p text:style-name="P66"><text:a xlink:type="simple" xlink:href="#__RefHeading___Toc46600_1849205306" text:style-name="Index_20_Link" text:visited-style-name="Index_20_Link"><text:s/>7.3.5 Interactions<text:tab/>17</text:a></text:p>
          <text:p text:style-name="P66"><text:a xlink:type="simple" xlink:href="#__RefHeading___Toc46602_1849205306" text:style-name="Index_20_Link" text:visited-style-name="Index_20_Link"><text:s/>7.3.6 Error Handling<text:tab/>17</text:a></text:p>
          <text:p text:style-name="P66"><text:a xlink:type="simple" xlink:href="#__RefHeading___Toc46604_1849205306" text:style-name="Index_20_Link" text:visited-style-name="Index_20_Link"><text:s/>7.3.7 Routing<text:tab/>17</text:a></text:p>
        </text:index-body>
      </text:table-of-content>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margin-left="0cm" fo:margin-right="0cm" fo:margin-top="0.3cm" fo:margin-bottom="0cm" loext:contextual-spacing="false" fo:orphans="2" fo:widows="2" fo:text-indent="0cm" style:auto-text-indent="false" style:page-number="auto" style:shadow="none" style:writing-mode="lr-tb">
        <style:tab-stops/>
      </style:paragraph-properties>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1" fo:font-family="Arial" style:font-family-generic="swiss" style:font-pitch="variable" fo:font-size="16pt" style:text-underline-style="none"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loext:contextual-spacing="false" fo:text-align="start" style:justify-single-word="false" fo:hyphenation-ladder-count="no-limit" fo:text-indent="0cm" style:auto-text-indent="false" style:page-number="auto" style:shadow="none" fo:keep-with-next="always">
        <style:tab-stops/>
      </style:paragraph-properties>
      <style:text-properties style:font-name="Arial" fo:font-family="Arial" style:font-style-name="Bold" style:font-family-generic="swiss" style:font-pitch="variable"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7.62cm" style:type="center"/>
          <style:tab-stop style:position="15.24cm" style:type="right"/>
        </style:tab-stops>
      </style:paragraph-properties>
    </style:style>
    <style:style style:name="Footnote" style:family="paragraph" style:parent-style-name="Standard" style:class="extra">
      <style:paragraph-properties text:number-lines="false" text:line-number="0" style:writing-mode="lr-tb"/>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loext:contextual-spacing="false"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writing-mode="lr-tb"/>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margin-top="0cm" fo:margin-bottom="0cm" loext:contextual-spacing="false" fo:text-indent="0cm" style:auto-text-indent="false" style:page-number="auto" style:shadow="none" style:writing-mode="lr-tb">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Contents_20_3" style:display-name="Contents 3" style:family="paragraph" style:parent-style-name="Index" style:class="index" style:master-page-name="">
      <loext:graphic-properties draw:fill-image-width="0cm" draw:fill-image-height="0cm"/>
      <style:paragraph-properties fo:margin-left="0.998cm" fo:margin-right="0cm" fo:margin-top="0cm" fo:margin-bottom="0cm" loext:contextual-spacing="false" fo:text-indent="0cm" style:auto-text-indent="false" style:page-number="auto" style:shadow="none" style:writing-mode="lr-tb">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master-page-name="">
      <loext:graphic-properties draw:fill-image-width="0cm" draw:fill-image-height="0cm"/>
      <style:paragraph-properties fo:margin-left="1.498cm" fo:margin-right="0cm" fo:margin-top="0cm" fo:margin-bottom="0cm" loext:contextual-spacing="false" fo:text-indent="0cm" style:auto-text-indent="false" style:page-number="auto" style:shadow="none" style:writing-mode="lr-tb">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376cm" fo:margin-left="0.106cm" fo:margin-right="0.028cm" style:page-number="auto" table:align="margins" style:writing-mode="lr-tb"/>
    </style:style>
    <style:style style:name="Table25.A" style:family="table-column">
      <style:table-column-properties style:column-width="8.438cm" style:rel-column-width="33769*"/>
    </style:style>
    <style:style style:name="Table25.B" style:family="table-column">
      <style:table-column-properties style:column-width="0.122cm" style:rel-column-width="487*"/>
    </style:style>
    <style:style style:name="Table25.C" style:family="table-column">
      <style:table-column-properties style:column-width="4.639cm" style:rel-column-width="18564*"/>
    </style:style>
    <style:style style:name="Table25.D" style:family="table-column">
      <style:table-column-properties style:column-width="3.177cm" style:rel-column-width="12715*"/>
    </style:style>
    <style:style style:name="Table25.1" style:family="table-row">
      <style:table-row-properties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5pt solid #000000" style:writing-mode="lr-tb"/>
    </style:style>
    <style:style style:name="Table25.3" style:family="table-row">
      <style:table-row-properties style:min-row-height="0.656cm" fo:keep-together="auto"/>
    </style:style>
    <style:style style:name="Table25.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7.595cm" style:type="right"/>
        </style:tab-stops>
      </style:paragraph-properties>
      <style:text-properties officeooo:paragraph-rsid="00364d61"/>
    </style:style>
    <style:style style:name="MP3" style:family="paragraph" style:parent-style-name="Header">
      <style:paragraph-properties fo:text-align="center" style:justify-single-word="false" style:snap-to-layout-grid="false"/>
    </style:style>
    <style:style style:name="MP4" style:family="paragraph" style:parent-style-name="Header">
      <style:paragraph-properties fo:margin-top="0cm" fo:margin-bottom="0cm" loext:contextual-spacing="false" fo:text-align="center" style:justify-single-word="false" style:snap-to-layout-grid="false"/>
      <style:text-properties style:font-name="Arial1" fo:font-size="16pt" fo:font-weight="bold" style:font-size-asian="16pt" style:font-weight-asian="bold" style:font-size-complex="16pt" style:font-weight-complex="bold"/>
    </style:style>
    <style:style style:name="MP5"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style:font-size-asian="14pt" style:font-weight-asian="bold" style:font-size-complex="14pt" style:font-weight-complex="bold"/>
    </style:style>
    <style:style style:name="MP6" style:family="paragraph" style:parent-style-name="Header">
      <style:paragraph-properties fo:margin-top="0cm" fo:margin-bottom="0cm" loext:contextual-spacing="false" fo:text-align="center" style:justify-single-word="false" style:snap-to-layout-grid="false"/>
      <style:text-properties style:font-name="Arial1" fo:font-size="14pt" fo:font-weight="bold" officeooo:rsid="0014ad5e" officeooo:paragraph-rsid="001c3924"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fo:font-size="8pt" fo:font-weight="normal" officeooo:rsid="0016888d" style:font-size-asian="8pt" style:font-weight-asian="normal" style:font-size-complex="8pt" style:font-weight-complex="normal"/>
    </style:style>
    <style:style style:name="MT2" style:family="text">
      <style:text-properties fo:font-size="8pt" fo:font-weight="normal" officeooo:rsid="0014ad5e" style:font-size-asian="8pt" style:font-weight-asian="normal" style:font-size-complex="8pt" style:font-weight-complex="normal"/>
    </style:style>
    <style:style style:name="MT3" style:family="text">
      <style:text-properties fo:font-size="8pt" officeooo:rsid="0016888d" style:font-size-asian="8pt" style:font-size-complex="8pt"/>
    </style:style>
    <style:style style:name="MT4" style:family="text">
      <style:text-properties fo:font-size="8pt" style:font-size-asian="8pt"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OpenLCB Message Network Standard</text:p>
      </style:header>
      <style:footer>
        <text:p text:style-name="MP2"><text:span text:style-name="Page_20_Number"><text:span text:style-name="MT1">Copyright 2011-</text:span></text:span><text:span text:style-name="Page_20_Number"><text:span text:style-name="MT1"><text:user-defined style:data-style-name="N0" text:name="OLCByear">2021</text:user-defined></text:span></text:span><text:span text:style-name="Page_20_Number"><text:span text:style-name="MT1">. All rights reserved. This OpenLCB document is licensed under the Creative Commons Attribution-ShareAlike 4.0 International License (CC BY-SA 4.0). See https://openlcb.org/licensing for more information.</text:span></text:span><text:span text:style-name="Page_20_Number"><text:span text:style-name="MT2"><text:tab/>Page </text:span></text:span><text:span text:style-name="Page_20_Number"><text:span text:style-name="MT2"><text:page-number text:select-page="current">19</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user-defined style:data-style-name="N0" text:name="OLCBdate">Apr 25, 2021</text:user-defined></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3"><draw:frame draw:style-name="Mfr1" draw:name="graphics2" text:anchor-type="paragraph" svg:x="0.342cm" svg:y="0.076cm" svg:width="7.107cm" svg:height="2.517cm" draw:z-index="0"><draw:image xlink:href="Pictures/10000000000001310000006C617D372BF560F942.png" xlink:type="simple" xlink:show="embed" xlink:actuate="onLoad"/></draw:frame></text:p>
            </table:table-cell>
            <table:table-cell table:style-name="Table25.B1" office:value-type="string">
              <text:p text:style-name="MP3"/>
            </table:table-cell>
            <table:table-cell table:style-name="Table25.C1" table:number-columns-spanned="2" office:value-type="string">
              <text:p text:style-name="MP4">OpenLCB Standard</text:p>
            </table:table-cell>
            <table:covered-table-cell/>
          </table:table-row>
          <table:table-row table:style-name="Table25.1">
            <table:covered-table-cell/>
            <table:table-cell table:style-name="Table25.A1" office:value-type="string">
              <text:p text:style-name="MP3"/>
            </table:table-cell>
            <table:table-cell table:style-name="Table25.C1" table:number-columns-spanned="2" office:value-type="string">
              <text:p text:style-name="MP4">Message Network</text:p>
            </table:table-cell>
            <table:covered-table-cell/>
          </table:table-row>
          <table:table-row table:style-name="Table25.3">
            <table:covered-table-cell/>
            <table:table-cell table:style-name="Table25.B1" office:value-type="string">
              <text:p text:style-name="MP3"/>
            </table:table-cell>
            <table:table-cell table:style-name="Table25.C3" office:value-type="string">
              <text:p text:style-name="MP5"><text:user-defined style:data-style-name="N0" text:name="OLCBdate">Apr 25, 2021</text:user-defined></text:p>
            </table:table-cell>
            <table:table-cell table:style-name="Table25.C1" office:value-type="string">
              <text:p text:style-name="MP6"><text:user-defined style:data-style-name="N0" text:name="OLCBstatus">Adopted</text:user-defined></text:p>
            </table:table-cell>
          </table:table-row>
        </table:table>
        <text:p text:style-name="Header"/>
      </style:header>
      <style:footer>
        <text:p text:style-name="MP7"><text:span text:style-name="Page_20_Number"><text:span text:style-name="MT3">Copyright 2011-</text:span></text:span><text:span text:style-name="Page_20_Number"><text:span text:style-name="MT3"><text:user-defined style:data-style-name="N0" text:name="OLCByear">2021</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span text:style-name="MT4"><text:tab/>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9</text:page-count></text:span></text:span><text:span text:style-name="Page_20_Number"><text:span text:style-name="MT4"> - </text:span></text:span><text:span text:style-name="Page_20_Number"><text:span text:style-name="MT4"><text:user-defined style:data-style-name="N0" text:name="OLCBdate">Apr 25, 2021</text:user-defined></text:span></text:span></text:p>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Message Network Standard</dc:title>
    <meta:initial-creator>Alex Shepherd</meta:initial-creator>
    <meta:creation-date>2009-01-22T07:11:27</meta:creation-date>
    <meta:editing-cycles>369</meta:editing-cycles>
    <meta:editing-duration>P40DT4H59M55S</meta:editing-duration>
    <meta:generator>LibreOffice/5.2.3.3$MacOSX_X86_64 LibreOffice_project/d54a8868f08a7b39642414cf2c8ef2f228f780cf</meta:generator>
    <dc:date>2021-04-30T21:05:25.748597265</dc:date>
    <meta:keyword>OpenLCB Message Network Standard</meta:keyword>
    <dc:subject>Message Network</dc:subject>
    <meta:document-statistic meta:table-count="25" meta:image-count="1" meta:object-count="0" meta:page-count="19" meta:paragraph-count="768" meta:word-count="4557" meta:character-count="27686" meta:non-whitespace-character-count="23577"/>
    <meta:user-defined meta:name="OLCBdate">Apr 25, 2021</meta:user-defined>
    <meta:user-defined meta:name="OLCBstatus">Adopted</meta:user-defined>
    <meta:user-defined meta:name="OLCByear">2021</meta:user-defined>
  </office:meta>
</office:document-meta>
</file>